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3mm"/>
    </style:style>
    <style:style style:name="co3" style:family="table-column">
      <style:table-column-properties fo:break-before="auto" style:column-width="50.04mm"/>
    </style:style>
    <style:style style:name="co4" style:family="table-column">
      <style:table-column-properties fo:break-before="auto" style:column-width="52.76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9.5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0.5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9.46mm"/>
    </style:style>
    <style:style style:name="co12" style:family="table-column">
      <style:table-column-properties fo:break-before="auto" style:column-width="37.43mm"/>
    </style:style>
    <style:style style:name="co13" style:family="table-column">
      <style:table-column-properties fo:break-before="auto" style:column-width="36.3mm"/>
    </style:style>
    <style:style style:name="co14" style:family="table-column">
      <style:table-column-properties fo:break-before="auto" style:column-width="46.64mm"/>
    </style:style>
    <style:style style:name="co15" style:family="table-column">
      <style:table-column-properties fo:break-before="auto" style:column-width="27.57mm"/>
    </style:style>
    <style:style style:name="co16" style:family="table-column">
      <style:table-column-properties fo:break-before="auto" style:column-width="31.31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64mm"/>
    </style:style>
    <style:style style:name="co20" style:family="table-column">
      <style:table-column-properties fo:break-before="auto" style:column-width="11.85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9mm"/>
    </style:style>
    <style:style style:name="co23" style:family="table-column">
      <style:table-column-properties fo:break-before="auto" style:column-width="16.62mm"/>
    </style:style>
    <style:style style:name="co24" style:family="table-column">
      <style:table-column-properties fo:break-before="auto" style:column-width="11.52mm"/>
    </style:style>
    <style:style style:name="co25" style:family="table-column">
      <style:table-column-properties fo:break-before="auto" style:column-width="13.9mm"/>
    </style:style>
    <style:style style:name="co26" style:family="table-column">
      <style:table-column-properties fo:break-before="auto" style:column-width="5.73mm"/>
    </style:style>
    <style:style style:name="co27" style:family="table-column">
      <style:table-column-properties fo:break-before="auto" style:column-width="7.09mm"/>
    </style:style>
    <style:style style:name="co28" style:family="table-column">
      <style:table-column-properties fo:break-before="auto" style:column-width="7.78mm"/>
    </style:style>
    <style:style style:name="co29" style:family="table-column">
      <style:table-column-properties fo:break-before="auto" style:column-width="15.95mm"/>
    </style:style>
    <style:style style:name="co30" style:family="table-column">
      <style:table-column-properties fo:break-before="auto" style:column-width="12.88mm"/>
    </style:style>
    <style:style style:name="co31" style:family="table-column">
      <style:table-column-properties fo:break-before="auto" style:column-width="14.23mm"/>
    </style:style>
    <style:style style:name="co32" style:family="table-column">
      <style:table-column-properties fo:break-before="auto" style:column-width="19.05mm"/>
    </style:style>
    <style:style style:name="co33" style:family="table-column">
      <style:table-column-properties fo:break-before="auto" style:column-width="23.81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4" style:family="table-cell" style:parent-style-name="Default">
      <style:text-properties style:font-name="Comic Sans MS" fo:font-size="14pt" style:font-size-asian="14pt" style:font-size-complex="14pt"/>
    </style:style>
    <style:style style:name="ce28" style:family="table-cell" style:parent-style-name="Defaul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style:font-name="Comic Sans MS"/>
    </style:style>
    <style:style style:name="ce7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/>
    </style:style>
    <style:style style:name="ce41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3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3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" style:family="table-cell" style:parent-style-name="Default" style:data-style-name="N12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40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Symbol" fo:font-size="28pt" style:font-name-asian="Symbol" style:font-size-asian="28pt" style:font-name-complex="Symbol" style:font-size-complex="28pt"/>
    </style:style>
    <style:style style:name="ce25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 style:data-style-name="N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9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20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20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11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 style:data-style-name="N100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3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4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15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5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1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38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 style:data-style-name="N10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3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24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4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25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5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26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27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96" style:family="table-cell" style:parent-style-name="Default" style:data-style-name="N12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125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01" style:family="table-cell" style:parent-style-name="Default" style:data-style-name="N12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3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8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I4"/>
      <style:map style:condition="is-true-formula(IF([.$E4]=&quot;VRAI&quot;))" style:apply-style-name="VRAI" style:base-cell-address="'x --&gt; %'.I4"/>
    </style:style>
    <style:style style:name="ce2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I5"/>
      <style:map style:condition="is-true-formula(IF([.$E5]=&quot;VRAI&quot;))" style:apply-style-name="VRAI" style:base-cell-address="'x --&gt; %'.I5"/>
    </style:style>
    <style:style style:name="ce2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I6"/>
      <style:map style:condition="is-true-formula(IF([.$E6]=&quot;VRAI&quot;))" style:apply-style-name="VRAI" style:base-cell-address="'x --&gt; %'.I6"/>
    </style:style>
    <style:style style:name="ce2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I7"/>
      <style:map style:condition="is-true-formula(IF([.$E7]=&quot;VRAI&quot;))" style:apply-style-name="VRAI" style:base-cell-address="'x --&gt; %'.I7"/>
    </style:style>
    <style:style style:name="ce2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I8"/>
      <style:map style:condition="is-true-formula(IF([.$E8]=&quot;VRAI&quot;))" style:apply-style-name="VRAI" style:base-cell-address="'x --&gt; %'.I8"/>
    </style:style>
    <style:style style:name="ce2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I9"/>
      <style:map style:condition="is-true-formula(IF([.$E9]=&quot;VRAI&quot;))" style:apply-style-name="VRAI" style:base-cell-address="'x --&gt; %'.I9"/>
    </style:style>
    <style:style style:name="ce28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I10"/>
      <style:map style:condition="is-true-formula(IF([.$E10]=&quot;VRAI&quot;))" style:apply-style-name="VRAI" style:base-cell-address="'x --&gt; %'.I10"/>
    </style:style>
    <style:style style:name="ce2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I11"/>
      <style:map style:condition="is-true-formula(IF([.$E11]=&quot;VRAI&quot;))" style:apply-style-name="VRAI" style:base-cell-address="'x --&gt; %'.I11"/>
    </style:style>
    <style:style style:name="ce28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I12"/>
      <style:map style:condition="is-true-formula(IF([.$E12]=&quot;VRAI&quot;))" style:apply-style-name="VRAI" style:base-cell-address="'x --&gt; %'.I12"/>
    </style:style>
    <style:style style:name="ce28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I13"/>
      <style:map style:condition="is-true-formula(IF([.$E13]=&quot;VRAI&quot;))" style:apply-style-name="VRAI" style:base-cell-address="'x --&gt; %'.I13"/>
    </style:style>
    <style:style style:name="ce29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x --&gt; %'.J4"/>
      <style:map style:condition="is-true-formula(IF([.$E4]=&quot;VRAI&quot;))" style:apply-style-name="VRAI" style:base-cell-address="'x --&gt; %'.J4"/>
    </style:style>
    <style:style style:name="ce29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x --&gt; %'.J5"/>
      <style:map style:condition="is-true-formula(IF([.$E5]=&quot;VRAI&quot;))" style:apply-style-name="VRAI" style:base-cell-address="'x --&gt; %'.J5"/>
    </style:style>
    <style:style style:name="ce2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x --&gt; %'.J6"/>
      <style:map style:condition="is-true-formula(IF([.$E6]=&quot;VRAI&quot;))" style:apply-style-name="VRAI" style:base-cell-address="'x --&gt; %'.J6"/>
    </style:style>
    <style:style style:name="ce29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x --&gt; %'.J7"/>
      <style:map style:condition="is-true-formula(IF([.$E7]=&quot;VRAI&quot;))" style:apply-style-name="VRAI" style:base-cell-address="'x --&gt; %'.J7"/>
    </style:style>
    <style:style style:name="ce29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x --&gt; %'.J8"/>
      <style:map style:condition="is-true-formula(IF([.$E8]=&quot;VRAI&quot;))" style:apply-style-name="VRAI" style:base-cell-address="'x --&gt; %'.J8"/>
    </style:style>
    <style:style style:name="ce29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x --&gt; %'.J9"/>
      <style:map style:condition="is-true-formula(IF([.$E9]=&quot;VRAI&quot;))" style:apply-style-name="VRAI" style:base-cell-address="'x --&gt; %'.J9"/>
    </style:style>
    <style:style style:name="ce29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x --&gt; %'.J10"/>
      <style:map style:condition="is-true-formula(IF([.$E10]=&quot;VRAI&quot;))" style:apply-style-name="VRAI" style:base-cell-address="'x --&gt; %'.J10"/>
    </style:style>
    <style:style style:name="ce29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x --&gt; %'.J11"/>
      <style:map style:condition="is-true-formula(IF([.$E11]=&quot;VRAI&quot;))" style:apply-style-name="VRAI" style:base-cell-address="'x --&gt; %'.J11"/>
    </style:style>
    <style:style style:name="ce29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x --&gt; %'.J12"/>
      <style:map style:condition="is-true-formula(IF([.$E12]=&quot;VRAI&quot;))" style:apply-style-name="VRAI" style:base-cell-address="'x --&gt; %'.J12"/>
    </style:style>
    <style:style style:name="ce29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x --&gt; %'.J13"/>
      <style:map style:condition="is-true-formula(IF([.$E13]=&quot;VRAI&quot;))" style:apply-style-name="VRAI" style:base-cell-address="'x --&gt; %'.J13"/>
    </style:style>
    <style:style style:name="ce95" style:family="table-cell" style:parent-style-name="Default">
      <style:table-cell-properties style:cell-protect="hidden-and-protected" style:print-content="false"/>
    </style:style>
    <style:style style:name="ce102" style:family="table-cell" style:parent-style-name="Default">
      <style:table-cell-properties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03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11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0" style:family="table-cell" style:parent-style-name="Default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 style:data-style-name="N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 style:data-style-name="N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1" style:font-size-asian="8pt" style:font-name-complex="Symbol1" style:font-size-complex="8pt"/>
    </style:style>
    <style:style style:name="ce128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 style:data-style-name="N100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100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100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4" style:family="table-cell" style:parent-style-name="Default">
      <style:table-cell-properties fo:background-color="#c0c0c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35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 style:data-style-name="N1">
      <style:table-cell-properties fo:background-color="#66cc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 style:data-style-name="N125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39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1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name-asian="Symbol1" style:font-size-asian="12pt" style:font-name-complex="Symbol1" style:font-size-complex="12pt"/>
    </style:style>
    <style:style style:name="ce142" style:family="table-cell" style:parent-style-name="Default">
      <style:table-cell-properties fo:background-color="#ee3b3b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3" style:family="table-cell" style:parent-style-name="Default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 style:data-style-name="N100">
      <style:table-cell-properties fo:background-color="#ffff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 style:data-style-name="N1">
      <style:table-cell-properties fo:background-color="#66ffff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5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</office:automatic-styles>
  <office:body>
    <office:spreadsheet>
      <table:table table:name="Aide" table:style-name="ta1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2" table:default-cell-style-name="ce7"/>
        <table:table-column table:style-name="co1" table:number-columns-repeated="2" table:default-cell-style-name="ce30"/>
        <table:table-row table:style-name="ro1">
          <table:table-cell table:style-name="ce5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0"/>
          <table:covered-table-cell table:style-name="ce13"/>
          <table:covered-table-cell table:number-columns-repeated="5" table:style-name="ce14"/>
          <table:table-cell table:style-name="ce21"/>
          <table:table-cell table:style-name="ce23" table:number-columns-repeated="1013"/>
          <table:table-cell table:style-name="ce24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1"/>
          <table:table-cell table:style-name="ce22" table:number-columns-repeated="1014"/>
          <table:table-cell table:style-name="ce28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1"/>
          <table:table-cell table:style-name="ce22" table:number-columns-repeated="1014"/>
          <table:table-cell table:style-name="ce28" table:number-columns-repeated="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3">
          <table:table-cell>
            <draw:control table:end-cell-address="Aide.B7" table:end-x="12.52mm" table:end-y="4.42mm" draw:z-index="0" draw:style-name="gr3" draw:text-style-name="P3" svg:width="35.11mm" svg:height="9.07mm" svg:x="0mm" svg:y="0.64mm" draw:control="control1"/>
            <draw:control table:end-cell-address="Aide.B7" table:end-x="12.52mm" table:end-y="4.42mm" draw:z-index="3" draw:style-name="gr3" draw:text-style-name="P3" svg:width="35.11mm" svg:height="9.07mm" svg:x="0mm" svg:y="0.64mm" draw:control="control3"/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3">
          <table:table-cell table:style-name="ce8">
            <draw:control table:end-cell-address="Aide.B11" table:end-x="12.18mm" table:end-y="3.25mm" draw:z-index="1" draw:style-name="gr3" draw:text-style-name="P3" svg:width="34.77mm" svg:height="10.05mm" svg:x="0mm" svg:y="3.79mm" draw:control="control2"/>
            <draw:control table:end-cell-address="Aide.B11" table:end-x="12.18mm" table:end-y="3.25mm" draw:z-index="4" draw:style-name="gr3" draw:text-style-name="P3" svg:width="34.77mm" svg:height="10.07mm" svg:x="0mm" svg:y="3.77mm" draw:control="control4"/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2">É</text:span><text:span text:style-name="T4">b</text:span><text:span text:style-name="T2">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%" table:style-name="ta1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%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%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8.07mm" svg:height="23.85mm" svg:x="268.85mm" svg:y="11.36mm" draw:control="control5"/>
          <draw:control draw:z-index="1" draw:style-name="gr3" draw:text-style-name="P3" svg:width="47.64mm" svg:height="23.87mm" svg:x="268.92mm" svg:y="59.78mm" draw:control="control6"/>
        </table:shapes>
        <table:table-column table:style-name="co2" table:default-cell-style-name="ce20"/>
        <table:table-column table:style-name="co3" table:number-columns-repeated="2" table:default-cell-style-name="ce20"/>
        <table:table-column table:style-name="co4" table:default-cell-style-name="ce20"/>
        <table:table-column table:style-name="co3" table:number-columns-repeated="2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3"/>
        <table:table-row table:style-name="ro5">
          <table:table-cell table:style-name="ce7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85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78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80" office:value-type="string" calcext:value-type="string">
            <text:p>Prix (€)</text:p>
          </table:table-cell>
          <table:table-cell table:style-name="ce80" office:value-type="string" calcext:value-type="string">
            <text:p>Montant (€)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41" table:formula="of:=INDEX([$Données.AI$1:$Données.AI$1048576];[$Données.AL3]+2)" office:value-type="percentage" office:value="0.6" calcext:value-type="percentage">
            <text:p>60%</text:p>
          </table:table-cell>
          <table:table-cell table:style-name="ce45" table:formula="of:=INDEX([$Données.AJ$1:$Données.AJ$1048576];[$Données.AL3]+2)" office:value-type="float" office:value="650" calcext:value-type="float">
            <text:p>650</text:p>
          </table:table-cell>
          <table:table-cell table:style-name="ce93"/>
          <table:table-cell table:style-name="ce44" table:formula="of:=IF([.$G$3];IF([.D4]=INDEX([$Données.AK$1:$Données.AK$1048576];[$Données.AL3]+2);&quot;VRAI&quot;;&quot;FAUX&quot;);&quot;&quot;)">
            <text:p/>
          </table:table-cell>
          <table:table-cell table:style-name="ce65" table:formula="of:=IF(AND([.$G$3];[.$G$6]);INDEX([$Données.AK$1:$Données.AK$1048576];[$Données.AL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I$1:$Données.AI$1048576];[$Données.AL4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4]+2)" office:value-type="float" office:value="950" calcext:value-type="float">
            <text:p>950</text:p>
          </table:table-cell>
          <table:table-cell table:style-name="ce94"/>
          <table:table-cell table:style-name="ce47" table:formula="of:=IF([.$G$3];IF([.D5]=INDEX([$Données.AK$1:$Données.AK$1048576];[$Données.AL4]+2);&quot;VRAI&quot;;&quot;FAUX&quot;);&quot;&quot;)">
            <text:p/>
          </table:table-cell>
          <table:table-cell table:style-name="ce66" table:formula="of:=IF(AND([.$G$3];[.$G$6]);INDEX([$Données.AK$1:$Données.AK$1048576];[$Données.AL4]+2);&quot;&quot;)">
            <text:p/>
          </table:table-cell>
          <table:covered-table-cell table:style-name="ce85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41" table:formula="of:=INDEX([$Données.AI$1:$Données.AI$1048576];[$Données.AL5]+2)" office:value-type="percentage" office:value="0.1" calcext:value-type="percentage">
            <text:p>10%</text:p>
          </table:table-cell>
          <table:table-cell table:style-name="ce45" table:formula="of:=INDEX([$Données.AJ$1:$Données.AJ$1048576];[$Données.AL5]+2)" office:value-type="float" office:value="570" calcext:value-type="float">
            <text:p>570</text:p>
          </table:table-cell>
          <table:table-cell table:style-name="ce93"/>
          <table:table-cell table:style-name="ce50" table:formula="of:=IF([.$G$3];IF([.D6]=INDEX([$Données.AK$1:$Données.AK$1048576];[$Données.AL5]+2);&quot;VRAI&quot;;&quot;FAUX&quot;);&quot;&quot;)">
            <text:p/>
          </table:table-cell>
          <table:table-cell table:style-name="ce67" table:formula="of:=IF(AND([.$G$3];[.$G$6]);INDEX([$Données.AK$1:$Données.AK$1048576];[$Données.AL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31" table:formula="of:=INDEX([$Données.AJ$1:$Données.AJ$1048576];[$Données.AL6]+2)" office:value-type="float" office:value="390" calcext:value-type="float">
            <text:p>390</text:p>
          </table:table-cell>
          <table:table-cell table:style-name="ce94"/>
          <table:table-cell table:style-name="ce51" table:formula="of:=IF([.$G$3];IF([.D7]=INDEX([$Données.AK$1:$Données.AK$1048576];[$Données.AL6]+2);&quot;VRAI&quot;;&quot;FAUX&quot;);&quot;&quot;)">
            <text:p/>
          </table:table-cell>
          <table:table-cell table:style-name="ce68" table:formula="of:=IF(AND([.$G$3];[.$G$6]);INDEX([$Données.AK$1:$Données.AK$1048576];[$Données.AL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41" table:formula="of:=INDEX([$Données.AI$1:$Données.AI$1048576];[$Données.AL7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7]+2)" office:value-type="float" office:value="910" calcext:value-type="float">
            <text:p>910</text:p>
          </table:table-cell>
          <table:table-cell table:style-name="ce93"/>
          <table:table-cell table:style-name="ce54" table:formula="of:=IF([.$G$3];IF([.D8]=INDEX([$Données.AK$1:$Données.AK$1048576];[$Données.AL7]+2);&quot;VRAI&quot;;&quot;FAUX&quot;);&quot;&quot;)">
            <text:p/>
          </table:table-cell>
          <table:table-cell table:style-name="ce69" table:formula="of:=IF(AND([.$G$3];[.$G$6]);INDEX([$Données.AK$1:$Données.AK$1048576];[$Données.AL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31" table:formula="of:=INDEX([$Données.AJ$1:$Données.AJ$1048576];[$Données.AL8]+2)" office:value-type="float" office:value="360" calcext:value-type="float">
            <text:p>360</text:p>
          </table:table-cell>
          <table:table-cell table:style-name="ce94"/>
          <table:table-cell table:style-name="ce58" table:formula="of:=IF([.$G$3];IF([.D9]=INDEX([$Données.AK$1:$Données.AK$1048576];[$Données.AL8]+2);&quot;VRAI&quot;;&quot;FAUX&quot;);&quot;&quot;)">
            <text:p/>
          </table:table-cell>
          <table:table-cell table:style-name="ce70" table:formula="of:=IF(AND([.$G$3];[.$G$6]);INDEX([$Données.AK$1:$Données.AK$1048576];[$Données.AL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41" table:formula="of:=INDEX([$Données.AI$1:$Données.AI$1048576];[$Données.AL9]+2)" office:value-type="percentage" office:value="0.4" calcext:value-type="percentage">
            <text:p>40%</text:p>
          </table:table-cell>
          <table:table-cell table:style-name="ce45" table:formula="of:=INDEX([$Données.AJ$1:$Données.AJ$1048576];[$Données.AL9]+2)" office:value-type="float" office:value="210" calcext:value-type="float">
            <text:p>210</text:p>
          </table:table-cell>
          <table:table-cell table:style-name="ce93"/>
          <table:table-cell table:style-name="ce59" table:formula="of:=IF([.$G$3];IF([.D10]=INDEX([$Données.AK$1:$Données.AK$1048576];[$Données.AL9]+2);&quot;VRAI&quot;;&quot;FAUX&quot;);&quot;&quot;)">
            <text:p/>
          </table:table-cell>
          <table:table-cell table:style-name="ce71" table:formula="of:=IF(AND([.$G$3];[.$G$6]);INDEX([$Données.AK$1:$Données.AK$1048576];[$Données.AL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I$1:$Données.AI$1048576];[$Données.AL10]+2)" office:value-type="percentage" office:value="0.8" calcext:value-type="percentage">
            <text:p>80%</text:p>
          </table:table-cell>
          <table:table-cell table:style-name="ce31" table:formula="of:=INDEX([$Données.AJ$1:$Données.AJ$1048576];[$Données.AL10]+2)" office:value-type="float" office:value="100" calcext:value-type="float">
            <text:p>100</text:p>
          </table:table-cell>
          <table:table-cell table:style-name="ce94"/>
          <table:table-cell table:style-name="ce60" table:formula="of:=IF([.$G$3];IF([.D11]=INDEX([$Données.AK$1:$Données.AK$1048576];[$Données.AL10]+2);&quot;VRAI&quot;;&quot;FAUX&quot;);&quot;&quot;)">
            <text:p/>
          </table:table-cell>
          <table:table-cell table:style-name="ce72" table:formula="of:=IF(AND([.$G$3];[.$G$6]);INDEX([$Données.AK$1:$Données.AK$1048576];[$Données.AL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41" table:formula="of:=INDEX([$Données.AI$1:$Données.AI$1048576];[$Données.AL11]+2)" office:value-type="percentage" office:value="0.2" calcext:value-type="percentage">
            <text:p>20%</text:p>
          </table:table-cell>
          <table:table-cell table:style-name="ce45" table:formula="of:=INDEX([$Données.AJ$1:$Données.AJ$1048576];[$Données.AL11]+2)" office:value-type="float" office:value="660" calcext:value-type="float">
            <text:p>660</text:p>
          </table:table-cell>
          <table:table-cell table:style-name="ce93"/>
          <table:table-cell table:style-name="ce61" table:formula="of:=IF([.$G$3];IF([.D12]=INDEX([$Données.AK$1:$Données.AK$1048576];[$Données.AL11]+2);&quot;VRAI&quot;;&quot;FAUX&quot;);&quot;&quot;)">
            <text:p/>
          </table:table-cell>
          <table:table-cell table:style-name="ce74" table:formula="of:=IF(AND([.$G$3];[.$G$6]);INDEX([$Données.AK$1:$Données.AK$1048576];[$Données.AL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I$1:$Données.AI$1048576];[$Données.AL12]+2)" office:value-type="percentage" office:value="0.5" calcext:value-type="percentage">
            <text:p>50%</text:p>
          </table:table-cell>
          <table:table-cell table:style-name="ce31" table:formula="of:=INDEX([$Données.AJ$1:$Données.AJ$1048576];[$Données.AL12]+2)" office:value-type="float" office:value="180" calcext:value-type="float">
            <text:p>180</text:p>
          </table:table-cell>
          <table:table-cell table:style-name="ce93"/>
          <table:table-cell table:style-name="ce63" table:formula="of:=IF([.$G$3];IF([.D13]=INDEX([$Données.AK$1:$Données.AK$1048576];[$Données.AL12]+2);&quot;VRAI&quot;;&quot;FAUX&quot;);&quot;&quot;)">
            <text:p/>
          </table:table-cell>
          <table:table-cell table:style-name="ce75" table:formula="of:=IF(AND([.$G$3];[.$G$6]);INDEX([$Données.AK$1:$Données.AK$1048576];[$Données.AL12]+2);&quot;&quot;)">
            <text:p/>
          </table:table-cell>
          <table:table-cell table:number-columns-repeated="1018"/>
        </table:table-row>
        <table:table-row table:style-name="ro5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5" table:number-rows-repeated="66">
          <table:table-cell table:style-name="ce16" table:number-columns-repeated="3"/>
          <table:table-cell table:number-columns-repeated="1021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'.E4:'%'.E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4:'%'.F4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5:'%'.E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5:'%'.F5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6:'%'.E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6:'%'.F6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7:'%'.E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7:'%'.F7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8:'%'.E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8:'%'.F8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9:'%'.E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9:'%'.F9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0:'%'.E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0:'%'.F10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1:'%'.E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1:'%'.F11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2:'%'.E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2:'%'.F12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E13:'%'.E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  <calcext:conditional-format calcext:target-range-address="'%'.F13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1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7" form:id="control7" form:label="Résultat" form:linked-cell="'% --&gt; x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% --&gt; x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7"/>
          <draw:control draw:z-index="1" draw:style-name="gr3" draw:text-style-name="P3" svg:width="46.95mm" svg:height="23.87mm" svg:x="316.25mm" svg:y="58.91mm" draw:control="control8"/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5">
          <table:table-cell table:style-name="ce7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5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78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7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9" office:value-type="string" calcext:value-type="string">
            <text:p>V/F</text:p>
          </table:table-cell>
          <table:table-cell table:style-name="ce104" office:value-type="string" calcext:value-type="string">
            <text:p><text:span text:style-name="T5">R (</text:span><text:span text:style-name="T6"></text:span>)</text:p>
          </table:table-cell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</text:p>
          </table:table-cell>
          <table:table-cell table:style-name="ce62" office:value-type="string" calcext:value-type="string">
            <text:p>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<text:span text:style-name="T5">R (</text:span><text:span text:style-name="T6"></text:span>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F$1:$Données.F$1048576];[$Données.H3]+2)" office:value-type="string" office:string-value="+90%" calcext:value-type="string">
            <text:p>+90%</text:p>
          </table:table-cell>
          <table:table-cell table:style-name="ce25"/>
          <table:table-cell table:style-name="ce86" table:formula="of:=IF([.$K$3];IF([.C4]=INDEX([$Données.G$1:$Données.G$1048576];[$Données.H3]+2);&quot;VRAI&quot;;&quot;FAUX&quot;);&quot;&quot;)">
            <text:p/>
          </table:table-cell>
          <table:table-cell table:style-name="ce201" table:formula="of:=IF(AND([.$K$3];[.$K$6]);INDEX([$Données.G$1:$Données.G$1048576];[$Données.H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F$1:$Données.F$1048576];[$Données.H13]+2)" office:value-type="string" office:string-value="-61%" calcext:value-type="string">
            <text:p>-61%</text:p>
          </table:table-cell>
          <table:table-cell table:style-name="ce25"/>
          <table:table-cell table:style-name="ce131" table:formula="of:=IF([.$K$3];IF([.H4]=INDEX([$Données.G$1:$Données.G$1048576];[$Données.H13]+2);&quot;VRAI&quot;;&quot;FAUX&quot;);&quot;&quot;)">
            <text:p/>
          </table:table-cell>
          <table:table-cell table:style-name="ce155" table:formula="of:=IF(AND([.$K$3];[.$K$6]);INDEX([$Données.G$1:$Données.G$1048576];[$Données.H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F$1:$Données.F$1048576];[$Données.H4]+2)" office:value-type="string" office:string-value="+17%" calcext:value-type="string">
            <text:p>+17%</text:p>
          </table:table-cell>
          <table:table-cell table:style-name="ce25"/>
          <table:table-cell table:style-name="ce192" table:formula="of:=IF([.$K$3];IF([.C5]=INDEX([$Données.G$1:$Données.G$1048576];[$Données.H4]+2);&quot;VRAI&quot;;&quot;FAUX&quot;);&quot;&quot;)">
            <text:p/>
          </table:table-cell>
          <table:table-cell table:style-name="ce108" table:formula="of:=IF(AND([.$K$3];[.$K$6]);INDEX([$Données.G$1:$Données.G$1048576];[$Données.H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F$1:$Données.F$1048576];[$Données.H14]+2)" office:value-type="string" office:string-value="+10%" calcext:value-type="string">
            <text:p>+10%</text:p>
          </table:table-cell>
          <table:table-cell table:style-name="ce25"/>
          <table:table-cell table:style-name="ce132" table:formula="of:=IF([.$K$3];IF([.H5]=INDEX([$Données.G$1:$Données.G$1048576];[$Données.H14]+2);&quot;VRAI&quot;;&quot;FAUX&quot;);&quot;&quot;)">
            <text:p/>
          </table:table-cell>
          <table:table-cell table:style-name="ce156" table:formula="of:=IF(AND([.$K$3];[.$K$6]);INDEX([$Données.G$1:$Données.G$1048576];[$Données.H14]+2);&quot;&quot;)">
            <text:p/>
          </table:table-cell>
          <table:covered-table-cell table:style-name="ce85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F$1:$Données.F$1048576];[$Données.H5]+2)" office:value-type="string" office:string-value="+20%" calcext:value-type="string">
            <text:p>+20%</text:p>
          </table:table-cell>
          <table:table-cell table:style-name="ce25"/>
          <table:table-cell table:style-name="ce193" table:formula="of:=IF([.$K$3];IF([.C6]=INDEX([$Données.G$1:$Données.G$1048576];[$Données.H5]+2);&quot;VRAI&quot;;&quot;FAUX&quot;);&quot;&quot;)">
            <text:p/>
          </table:table-cell>
          <table:table-cell table:style-name="ce109" table:formula="of:=IF(AND([.$K$3];[.$K$6]);INDEX([$Données.G$1:$Données.G$1048576];[$Données.H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F$1:$Données.F$1048576];[$Données.H15]+2)" office:value-type="string" office:string-value="+70%" calcext:value-type="string">
            <text:p>+70%</text:p>
          </table:table-cell>
          <table:table-cell table:style-name="ce25"/>
          <table:table-cell table:style-name="ce136" table:formula="of:=IF([.$K$3];IF([.H6]=INDEX([$Données.G$1:$Données.G$1048576];[$Données.H15]+2);&quot;VRAI&quot;;&quot;FAUX&quot;);&quot;&quot;)">
            <text:p/>
          </table:table-cell>
          <table:table-cell table:style-name="ce157" table:formula="of:=IF(AND([.$K$3];[.$K$6]);INDEX([$Données.G$1:$Données.G$1048576];[$Données.H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F$1:$Données.F$1048576];[$Données.H6]+2)" office:value-type="string" office:string-value="+800%" calcext:value-type="string">
            <text:p>+800%</text:p>
          </table:table-cell>
          <table:table-cell table:style-name="ce25"/>
          <table:table-cell table:style-name="ce89" table:formula="of:=IF([.$K$3];IF([.C7]=INDEX([$Données.G$1:$Données.G$1048576];[$Données.H6]+2);&quot;VRAI&quot;;&quot;FAUX&quot;);&quot;&quot;)">
            <text:p/>
          </table:table-cell>
          <table:table-cell table:style-name="ce204" table:formula="of:=IF(AND([.$K$3];[.$K$6]);INDEX([$Données.G$1:$Données.G$1048576];[$Données.H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F$1:$Données.F$1048576];[$Données.H16]+2)" office:value-type="string" office:string-value="+51%" calcext:value-type="string">
            <text:p>+51%</text:p>
          </table:table-cell>
          <table:table-cell table:style-name="ce25"/>
          <table:table-cell table:style-name="ce144" table:formula="of:=IF([.$K$3];IF([.H7]=INDEX([$Données.G$1:$Données.G$1048576];[$Données.H16]+2);&quot;VRAI&quot;;&quot;FAUX&quot;);&quot;&quot;)">
            <text:p/>
          </table:table-cell>
          <table:table-cell table:style-name="ce158" table:formula="of:=IF(AND([.$K$3];[.$K$6]);INDEX([$Données.G$1:$Données.G$1048576];[$Données.H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F$1:$Données.F$1048576];[$Données.H7]+2)" office:value-type="string" office:string-value="+50%" calcext:value-type="string">
            <text:p>+50%</text:p>
          </table:table-cell>
          <table:table-cell table:style-name="ce25"/>
          <table:table-cell table:style-name="ce90" table:formula="of:=IF([.$K$3];IF([.C8]=INDEX([$Données.G$1:$Données.G$1048576];[$Données.H7]+2);&quot;VRAI&quot;;&quot;FAUX&quot;);&quot;&quot;)">
            <text:p/>
          </table:table-cell>
          <table:table-cell table:style-name="ce205" table:formula="of:=IF(AND([.$K$3];[.$K$6]);INDEX([$Données.G$1:$Données.G$1048576];[$Données.H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F$1:$Données.F$1048576];[$Données.H17]+2)" office:value-type="string" office:string-value="+35%" calcext:value-type="string">
            <text:p>+35%</text:p>
          </table:table-cell>
          <table:table-cell table:style-name="ce25"/>
          <table:table-cell table:style-name="ce149" table:formula="of:=IF([.$K$3];IF([.H8]=INDEX([$Données.G$1:$Données.G$1048576];[$Données.H17]+2);&quot;VRAI&quot;;&quot;FAUX&quot;);&quot;&quot;)">
            <text:p/>
          </table:table-cell>
          <table:table-cell table:style-name="ce159" table:formula="of:=IF(AND([.$K$3];[.$K$6]);INDEX([$Données.G$1:$Données.G$1048576];[$Données.H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F$1:$Données.F$1048576];[$Données.H8]+2)" office:value-type="string" office:string-value="+900%" calcext:value-type="string">
            <text:p>+900%</text:p>
          </table:table-cell>
          <table:table-cell table:style-name="ce25"/>
          <table:table-cell table:style-name="ce196" table:formula="of:=IF([.$K$3];IF([.C9]=INDEX([$Données.G$1:$Données.G$1048576];[$Données.H8]+2);&quot;VRAI&quot;;&quot;FAUX&quot;);&quot;&quot;)">
            <text:p/>
          </table:table-cell>
          <table:table-cell table:style-name="ce113" table:formula="of:=IF(AND([.$K$3];[.$K$6]);INDEX([$Données.G$1:$Données.G$1048576];[$Données.H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F$1:$Données.F$1048576];[$Données.H18]+2)" office:value-type="string" office:string-value="-46%" calcext:value-type="string">
            <text:p>-46%</text:p>
          </table:table-cell>
          <table:table-cell table:style-name="ce25"/>
          <table:table-cell table:style-name="ce150" table:formula="of:=IF([.$K$3];IF([.H9]=INDEX([$Données.G$1:$Données.G$1048576];[$Données.H18]+2);&quot;VRAI&quot;;&quot;FAUX&quot;);&quot;&quot;)">
            <text:p/>
          </table:table-cell>
          <table:table-cell table:style-name="ce160" table:formula="of:=IF(AND([.$K$3];[.$K$6]);INDEX([$Données.G$1:$Données.G$1048576];[$Données.H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F$1:$Données.F$1048576];[$Données.H9]+2)" office:value-type="string" office:string-value="+600%" calcext:value-type="string">
            <text:p>+600%</text:p>
          </table:table-cell>
          <table:table-cell table:style-name="ce25"/>
          <table:table-cell table:style-name="ce197" table:formula="of:=IF([.$K$3];IF([.C10]=INDEX([$Données.G$1:$Données.G$1048576];[$Données.H9]+2);&quot;VRAI&quot;;&quot;FAUX&quot;);&quot;&quot;)">
            <text:p/>
          </table:table-cell>
          <table:table-cell table:style-name="ce114" table:formula="of:=IF(AND([.$K$3];[.$K$6]);INDEX([$Données.G$1:$Données.G$1048576];[$Données.H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F$1:$Données.F$1048576];[$Données.H19]+2)" office:value-type="string" office:string-value="-8%" calcext:value-type="string">
            <text:p>-8%</text:p>
          </table:table-cell>
          <table:table-cell table:style-name="ce25"/>
          <table:table-cell table:style-name="ce151" table:formula="of:=IF([.$K$3];IF([.H10]=INDEX([$Données.G$1:$Données.G$1048576];[$Données.H19]+2);&quot;VRAI&quot;;&quot;FAUX&quot;);&quot;&quot;)">
            <text:p/>
          </table:table-cell>
          <table:table-cell table:style-name="ce161" table:formula="of:=IF(AND([.$K$3];[.$K$6]);INDEX([$Données.G$1:$Données.G$1048576];[$Données.H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F$1:$Données.F$1048576];[$Données.H10]+2)" office:value-type="string" office:string-value="+30%" calcext:value-type="string">
            <text:p>+30%</text:p>
          </table:table-cell>
          <table:table-cell table:style-name="ce25"/>
          <table:table-cell table:style-name="ce98" table:formula="of:=IF([.$K$3];IF([.C11]=INDEX([$Données.G$1:$Données.G$1048576];[$Données.H10]+2);&quot;VRAI&quot;;&quot;FAUX&quot;);&quot;&quot;)">
            <text:p/>
          </table:table-cell>
          <table:table-cell table:style-name="ce208" table:formula="of:=IF(AND([.$K$3];[.$K$6]);INDEX([$Données.G$1:$Données.G$1048576];[$Données.H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F$1:$Données.F$1048576];[$Données.H20]+2)" office:value-type="string" office:string-value="+60%" calcext:value-type="string">
            <text:p>+60%</text:p>
          </table:table-cell>
          <table:table-cell table:style-name="ce25"/>
          <table:table-cell table:style-name="ce152" table:formula="of:=IF([.$K$3];IF([.H11]=INDEX([$Données.G$1:$Données.G$1048576];[$Données.H20]+2);&quot;VRAI&quot;;&quot;FAUX&quot;);&quot;&quot;)">
            <text:p/>
          </table:table-cell>
          <table:table-cell table:style-name="ce162" table:formula="of:=IF(AND([.$K$3];[.$K$6]);INDEX([$Données.G$1:$Données.G$1048576];[$Données.H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F$1:$Données.F$1048576];[$Données.H11]+2)" office:value-type="string" office:string-value="+500%" calcext:value-type="string">
            <text:p>+500%</text:p>
          </table:table-cell>
          <table:table-cell table:style-name="ce25"/>
          <table:table-cell table:style-name="ce100" table:formula="of:=IF([.$K$3];IF([.C12]=INDEX([$Données.G$1:$Données.G$1048576];[$Données.H11]+2);&quot;VRAI&quot;;&quot;FAUX&quot;);&quot;&quot;)">
            <text:p/>
          </table:table-cell>
          <table:table-cell table:style-name="ce209" table:formula="of:=IF(AND([.$K$3];[.$K$6]);INDEX([$Données.G$1:$Données.G$1048576];[$Données.H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F$1:$Données.F$1048576];[$Données.H21]+2)" office:value-type="string" office:string-value="+40%" calcext:value-type="string">
            <text:p>+40%</text:p>
          </table:table-cell>
          <table:table-cell table:style-name="ce25"/>
          <table:table-cell table:style-name="ce153" table:formula="of:=IF([.$K$3];IF([.H12]=INDEX([$Données.G$1:$Données.G$1048576];[$Données.H21]+2);&quot;VRAI&quot;;&quot;FAUX&quot;);&quot;&quot;)">
            <text:p/>
          </table:table-cell>
          <table:table-cell table:style-name="ce163" table:formula="of:=IF(AND([.$K$3];[.$K$6]);INDEX([$Données.G$1:$Données.G$1048576];[$Données.H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F$1:$Données.F$1048576];[$Données.H12]+2)" office:value-type="string" office:string-value="+97%" calcext:value-type="string">
            <text:p>+97%</text:p>
          </table:table-cell>
          <table:table-cell table:style-name="ce25"/>
          <table:table-cell table:style-name="ce200" table:formula="of:=IF([.$K$3];IF([.C13]=INDEX([$Données.G$1:$Données.G$1048576];[$Données.H12]+2);&quot;VRAI&quot;;&quot;FAUX&quot;);&quot;&quot;)">
            <text:p/>
          </table:table-cell>
          <table:table-cell table:style-name="ce117" table:formula="of:=IF(AND([.$K$3];[.$K$6]);INDEX([$Données.G$1:$Données.G$1048576];[$Données.H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F$1:$Données.F$1048576];[$Données.H22]+2)" office:value-type="string" office:string-value="+700%" calcext:value-type="string">
            <text:p>+700%</text:p>
          </table:table-cell>
          <table:table-cell table:style-name="ce25"/>
          <table:table-cell table:style-name="ce154" table:formula="of:=IF([.$K$3];IF([.H13]=INDEX([$Données.G$1:$Données.G$1048576];[$Données.H22]+2);&quot;VRAI&quot;;&quot;FAUX&quot;);&quot;&quot;)">
            <text:p/>
          </table:table-cell>
          <table:table-cell table:style-name="ce164" table:formula="of:=IF(AND([.$K$3];[.$K$6]);INDEX([$Données.G$1:$Données.G$1048576];[$Données.H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5" table:number-rows-repeated="4">
          <table:table-cell table:style-name="ce16" table:number-columns-repeated="2"/>
          <table:table-cell table:number-columns-repeated="1022"/>
        </table:table-row>
        <table:table-row table:style-name="ro5" table:number-rows-repeated="3">
          <table:table-cell table:style-name="ce16"/>
          <table:table-cell table:style-name="ce17"/>
          <table:table-cell table:style-name="ce26"/>
          <table:table-cell table:style-name="ce17" table:number-columns-repeated="2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4">
          <table:table-cell table:style-name="ce16"/>
          <table:table-cell table:style-name="ce18"/>
          <table:table-cell table:style-name="ce26"/>
          <table:table-cell table:style-name="ce18"/>
          <table:table-cell table:style-name="ce17"/>
          <table:table-cell table:style-name="ce52"/>
          <table:table-cell table:style-name="ce18"/>
          <table:table-cell table:style-name="ce53"/>
          <table:table-cell table:number-columns-repeated="1016"/>
        </table:table-row>
        <table:table-row table:style-name="ro5" table:number-rows-repeated="62">
          <table:table-cell table:style-name="ce16" table:number-columns-repeated="2"/>
          <table:table-cell table:number-columns-repeated="1022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6:'% --&gt; x'.E6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7:'% --&gt; x'.E7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8:'% --&gt; x'.E8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9:'% --&gt; x'.E9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0:'% --&gt; x'.E10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1:'% --&gt; x'.E11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2:'% --&gt; x'.E12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13:'% --&gt; x'.E13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6:'% --&gt; x'.D6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7:'% --&gt; x'.D7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8:'% --&gt; x'.D8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9:'% --&gt; x'.D9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0:'% --&gt; x'.D10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1:'% --&gt; x'.D11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2:'% --&gt; x'.D12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13:'% --&gt; x'.D13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6:'% --&gt; x'.I6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7:'% --&gt; x'.I7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8:'% --&gt; x'.I8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9:'% --&gt; x'.I9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0:'% --&gt; x'.I10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1:'% --&gt; x'.I11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2:'% --&gt; x'.I12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13:'% --&gt; x'.I13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6:'% --&gt; x'.J6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7:'% --&gt; x'.J7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8:'% --&gt; x'.J8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9:'% --&gt; x'.J9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0:'% --&gt; x'.J10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1:'% --&gt; x'.J11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2:'% --&gt; x'.J12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13:'% --&gt; x'.J13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</calcext:conditional-formats>
      </table:table>
      <table:table table:name="x --&gt; %" table:style-name="ta1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linked-cell="'x --&gt; %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x --&gt; %'.K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6.34mm" svg:height="22.97mm" svg:x="316.29mm" svg:y="12.87mm" draw:control="control9"/>
          <draw:control draw:z-index="1" draw:style-name="gr3" draw:text-style-name="P3" svg:width="46.95mm" svg:height="23.87mm" svg:x="316.25mm" svg:y="58.91mm" draw:control="control10"/>
        </table:shapes>
        <table:table-column table:style-name="co6" table:default-cell-style-name="ce20"/>
        <table:table-column table:style-name="co15" table:default-cell-style-name="ce20"/>
        <table:table-column table:style-name="co8" table:default-cell-style-name="ce20"/>
        <table:table-column table:style-name="co9" table:default-cell-style-name="ce20"/>
        <table:table-column table:style-name="co16" table:default-cell-style-name="ce20"/>
        <table:table-column table:style-name="co6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3" table:default-cell-style-name="ce20"/>
        <table:table-column table:style-name="co14" table:default-cell-style-name="ce20"/>
        <table:table-column table:style-name="co1" table:number-columns-repeated="1013" table:default-cell-style-name="ce20"/>
        <table:table-row table:style-name="ro5">
          <table:table-cell table:style-name="ce78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85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10" table:number-rows-spanned="1">
            <text:p>Nouveau test : Crtl + Shitf + F9</text:p>
          </table:table-cell>
          <table:covered-table-cell table:style-name="ce78"/>
          <table:covered-table-cell table:style-name="ce80"/>
          <table:covered-table-cell table:number-columns-repeated="7" table:style-name="ce104"/>
          <table:table-cell table:style-name="ce36"/>
          <table:table-cell table:number-columns-repeated="1013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0" office:value-type="string" calcext:value-type="string">
            <text:p>%</text:p>
          </table:table-cell>
          <table:table-cell table:style-name="ce19" office:value-type="string" calcext:value-type="string">
            <text:p>V/F</text:p>
          </table:table-cell>
          <table:table-cell table:style-name="ce104" office:value-type="string" calcext:value-type="string">
            <text:p>R (%)</text:p>
          </table:table-cell>
          <table:table-cell table:style-name="ce80" office:value-type="string" calcext:value-type="string">
            <text:p>N°</text:p>
          </table:table-cell>
          <table:table-cell table:style-name="ce62" office:value-type="string" calcext:value-type="string">
            <text:p></text:p>
          </table:table-cell>
          <table:table-cell table:style-name="ce80" office:value-type="string" calcext:value-type="string">
            <text:p>%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 (%)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3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9" table:formula="of:=INDEX([$Données.S$1:$Données.S$1048576];[$Données.X3]+2)" office:value-type="float" office:value="1.3" calcext:value-type="float">
            <text:p>1,3</text:p>
          </table:table-cell>
          <table:table-cell table:style-name="ce32"/>
          <table:table-cell table:style-name="ce236" table:formula="of:=IF([.$K$3];IF([.C4]=INDEX([$Données.W$1:$Données.W$1048576];[$Données.X3]+2);&quot;VRAI&quot;;&quot;FAUX&quot;);&quot;&quot;)">
            <text:p/>
          </table:table-cell>
          <table:table-cell table:style-name="ce246" table:formula="of:=IF(AND([.$K$3];[.$K$6]);INDEX([$Données.W$1:$Données.W$1048576];[$Données.X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INDEX([$Données.S$1:$Données.S$1048576];[$Données.X13]+2)" office:value-type="float" office:value="10" calcext:value-type="float">
            <text:p>10</text:p>
          </table:table-cell>
          <table:table-cell table:style-name="ce32"/>
          <table:table-cell table:style-name="ce256" table:formula="of:=IF([.$K$3];IF([.H4]=INDEX([$Données.W$1:$Données.W$1048576];[$Données.X13]+2);&quot;VRAI&quot;;&quot;FAUX&quot;);&quot;&quot;)">
            <text:p/>
          </table:table-cell>
          <table:table-cell table:style-name="ce266" table:formula="of:=IF(AND([.$K$3];[.$K$6]);INDEX([$Données.W$1:$Données.W$1048576];[$Données.X13]+2);&quot;&quot;)">
            <text:p/>
          </table:table-cell>
          <table:table-cell table:style-name="ce37" table:formula="of:=IF([.$K$3];COUNTIF([.D4:.D13];&quot;VRAI&quot;)+COUNTIF([.I4:.I13];&quot;VRAI&quot;);&quot;&quot;)" table:number-columns-spanned="1" table:number-rows-spanned="2">
            <text:p/>
          </table:table-cell>
          <table:table-cell table:number-columns-repeated="1013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31" table:formula="of:=INDEX([$Données.S$1:$Données.S$1048576];[$Données.X4]+2)" office:value-type="float" office:value="1.34" calcext:value-type="float">
            <text:p>1,34</text:p>
          </table:table-cell>
          <table:table-cell table:style-name="ce32"/>
          <table:table-cell table:style-name="ce237" table:formula="of:=IF([.$K$3];IF([.C5]=INDEX([$Données.W$1:$Données.W$1048576];[$Données.X4]+2);&quot;VRAI&quot;;&quot;FAUX&quot;);&quot;&quot;)">
            <text:p/>
          </table:table-cell>
          <table:table-cell table:style-name="ce247" table:formula="of:=IF(AND([.$K$3];[.$K$6]);INDEX([$Données.W$1:$Données.W$1048576];[$Données.X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31" table:formula="of:=INDEX([$Données.S$1:$Données.S$1048576];[$Données.X14]+2)" office:value-type="float" office:value="1.5" calcext:value-type="float">
            <text:p>1,5</text:p>
          </table:table-cell>
          <table:table-cell table:style-name="ce32"/>
          <table:table-cell table:style-name="ce257" table:formula="of:=IF([.$K$3];IF([.H5]=INDEX([$Données.W$1:$Données.W$1048576];[$Données.X14]+2);&quot;VRAI&quot;;&quot;FAUX&quot;);&quot;&quot;)">
            <text:p/>
          </table:table-cell>
          <table:table-cell table:style-name="ce267" table:formula="of:=IF(AND([.$K$3];[.$K$6]);INDEX([$Données.W$1:$Données.W$1048576];[$Données.X14]+2);&quot;&quot;)">
            <text:p/>
          </table:table-cell>
          <table:covered-table-cell table:style-name="ce85"/>
          <table:table-cell table:number-columns-repeated="1013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9" table:formula="of:=INDEX([$Données.S$1:$Données.S$1048576];[$Données.X5]+2)" office:value-type="float" office:value="0.75" calcext:value-type="float">
            <text:p>0,75</text:p>
          </table:table-cell>
          <table:table-cell table:style-name="ce32"/>
          <table:table-cell table:style-name="ce238" table:formula="of:=IF([.$K$3];IF([.C6]=INDEX([$Données.W$1:$Données.W$1048576];[$Données.X5]+2);&quot;VRAI&quot;;&quot;FAUX&quot;);&quot;&quot;)">
            <text:p/>
          </table:table-cell>
          <table:table-cell table:style-name="ce248" table:formula="of:=IF(AND([.$K$3];[.$K$6]);INDEX([$Données.W$1:$Données.W$1048576];[$Données.X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9" table:formula="of:=INDEX([$Données.S$1:$Données.S$1048576];[$Données.X15]+2)" office:value-type="float" office:value="0.91" calcext:value-type="float">
            <text:p>0,91</text:p>
          </table:table-cell>
          <table:table-cell table:style-name="ce32"/>
          <table:table-cell table:style-name="ce258" table:formula="of:=IF([.$K$3];IF([.H6]=INDEX([$Données.W$1:$Données.W$1048576];[$Données.X15]+2);&quot;VRAI&quot;;&quot;FAUX&quot;);&quot;&quot;)">
            <text:p/>
          </table:table-cell>
          <table:table-cell table:style-name="ce268" table:formula="of:=IF(AND([.$K$3];[.$K$6]);INDEX([$Données.W$1:$Données.W$1048576];[$Données.X15]+2);&quot;&quot;)">
            <text:p/>
          </table:table-cell>
          <table:table-cell table:style-name="ce38" office:value-type="boolean" office:boolean-value="false" calcext:value-type="boolean" table:number-columns-spanned="1" table:number-rows-spanned="2">
            <text:p>FAUX</text:p>
          </table:table-cell>
          <table:table-cell table:number-columns-repeated="1013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31" table:formula="of:=INDEX([$Données.S$1:$Données.S$1048576];[$Données.X6]+2)" office:value-type="float" office:value="1.93" calcext:value-type="float">
            <text:p>1,93</text:p>
          </table:table-cell>
          <table:table-cell table:style-name="ce32"/>
          <table:table-cell table:style-name="ce239" table:formula="of:=IF([.$K$3];IF([.C7]=INDEX([$Données.W$1:$Données.W$1048576];[$Données.X6]+2);&quot;VRAI&quot;;&quot;FAUX&quot;);&quot;&quot;)">
            <text:p/>
          </table:table-cell>
          <table:table-cell table:style-name="ce249" table:formula="of:=IF(AND([.$K$3];[.$K$6]);INDEX([$Données.W$1:$Données.W$1048576];[$Données.X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31" table:formula="of:=INDEX([$Données.S$1:$Données.S$1048576];[$Données.X16]+2)" office:value-type="float" office:value="1.1" calcext:value-type="float">
            <text:p>1,1</text:p>
          </table:table-cell>
          <table:table-cell table:style-name="ce32"/>
          <table:table-cell table:style-name="ce259" table:formula="of:=IF([.$K$3];IF([.H7]=INDEX([$Données.W$1:$Données.W$1048576];[$Données.X16]+2);&quot;VRAI&quot;;&quot;FAUX&quot;);&quot;&quot;)">
            <text:p/>
          </table:table-cell>
          <table:table-cell table:style-name="ce269" table:formula="of:=IF(AND([.$K$3];[.$K$6]);INDEX([$Données.W$1:$Données.W$1048576];[$Données.X16]+2);&quot;&quot;)">
            <text:p/>
          </table:table-cell>
          <table:covered-table-cell/>
          <table:table-cell table:number-columns-repeated="1013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9" table:formula="of:=INDEX([$Données.S$1:$Données.S$1048576];[$Données.X7]+2)" office:value-type="float" office:value="1.71" calcext:value-type="float">
            <text:p>1,71</text:p>
          </table:table-cell>
          <table:table-cell table:style-name="ce32"/>
          <table:table-cell table:style-name="ce240" table:formula="of:=IF([.$K$3];IF([.C8]=INDEX([$Données.W$1:$Données.W$1048576];[$Données.X7]+2);&quot;VRAI&quot;;&quot;FAUX&quot;);&quot;&quot;)">
            <text:p/>
          </table:table-cell>
          <table:table-cell table:style-name="ce250" table:formula="of:=IF(AND([.$K$3];[.$K$6]);INDEX([$Données.W$1:$Données.W$1048576];[$Données.X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9" table:formula="of:=INDEX([$Données.S$1:$Données.S$1048576];[$Données.X17]+2)" office:value-type="float" office:value="9" calcext:value-type="float">
            <text:p>9</text:p>
          </table:table-cell>
          <table:table-cell table:style-name="ce32"/>
          <table:table-cell table:style-name="ce260" table:formula="of:=IF([.$K$3];IF([.H8]=INDEX([$Données.W$1:$Données.W$1048576];[$Données.X17]+2);&quot;VRAI&quot;;&quot;FAUX&quot;);&quot;&quot;)">
            <text:p/>
          </table:table-cell>
          <table:table-cell table:style-name="ce270" table:formula="of:=IF(AND([.$K$3];[.$K$6]);INDEX([$Données.W$1:$Données.W$1048576];[$Données.X17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31" table:formula="of:=INDEX([$Données.S$1:$Données.S$1048576];[$Données.X8]+2)" office:value-type="float" office:value="0.13" calcext:value-type="float">
            <text:p>0,13</text:p>
          </table:table-cell>
          <table:table-cell table:style-name="ce32"/>
          <table:table-cell table:style-name="ce241" table:formula="of:=IF([.$K$3];IF([.C9]=INDEX([$Données.W$1:$Données.W$1048576];[$Données.X8]+2);&quot;VRAI&quot;;&quot;FAUX&quot;);&quot;&quot;)">
            <text:p/>
          </table:table-cell>
          <table:table-cell table:style-name="ce251" table:formula="of:=IF(AND([.$K$3];[.$K$6]);INDEX([$Données.W$1:$Données.W$1048576];[$Données.X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31" table:formula="of:=INDEX([$Données.S$1:$Données.S$1048576];[$Données.X18]+2)" office:value-type="float" office:value="1.9" calcext:value-type="float">
            <text:p>1,9</text:p>
          </table:table-cell>
          <table:table-cell table:style-name="ce32"/>
          <table:table-cell table:style-name="ce261" table:formula="of:=IF([.$K$3];IF([.H9]=INDEX([$Données.W$1:$Données.W$1048576];[$Données.X18]+2);&quot;VRAI&quot;;&quot;FAUX&quot;);&quot;&quot;)">
            <text:p/>
          </table:table-cell>
          <table:table-cell table:style-name="ce271" table:formula="of:=IF(AND([.$K$3];[.$K$6]);INDEX([$Données.W$1:$Données.W$1048576];[$Données.X18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9" table:formula="of:=INDEX([$Données.S$1:$Données.S$1048576];[$Données.X9]+2)" office:value-type="float" office:value="1.6" calcext:value-type="float">
            <text:p>1,6</text:p>
          </table:table-cell>
          <table:table-cell table:style-name="ce32"/>
          <table:table-cell table:style-name="ce242" table:formula="of:=IF([.$K$3];IF([.C10]=INDEX([$Données.W$1:$Données.W$1048576];[$Données.X9]+2);&quot;VRAI&quot;;&quot;FAUX&quot;);&quot;&quot;)">
            <text:p/>
          </table:table-cell>
          <table:table-cell table:style-name="ce252" table:formula="of:=IF(AND([.$K$3];[.$K$6]);INDEX([$Données.W$1:$Données.W$1048576];[$Données.X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9" table:formula="of:=INDEX([$Données.S$1:$Données.S$1048576];[$Données.X19]+2)" office:value-type="float" office:value="0.39" calcext:value-type="float">
            <text:p>0,39</text:p>
          </table:table-cell>
          <table:table-cell table:style-name="ce32"/>
          <table:table-cell table:style-name="ce262" table:formula="of:=IF([.$K$3];IF([.H10]=INDEX([$Données.W$1:$Données.W$1048576];[$Données.X19]+2);&quot;VRAI&quot;;&quot;FAUX&quot;);&quot;&quot;)">
            <text:p/>
          </table:table-cell>
          <table:table-cell table:style-name="ce272" table:formula="of:=IF(AND([.$K$3];[.$K$6]);INDEX([$Données.W$1:$Données.W$1048576];[$Données.X19]+2);&quot;&quot;)">
            <text:p/>
          </table:table-cell>
          <table:table-cell/>
          <table:table-cell table:style-name="ce55"/>
          <table:table-cell table:number-columns-repeated="1012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31" table:formula="of:=INDEX([$Données.S$1:$Données.S$1048576];[$Données.X10]+2)" office:value-type="float" office:value="1.4" calcext:value-type="float">
            <text:p>1,4</text:p>
          </table:table-cell>
          <table:table-cell table:style-name="ce32"/>
          <table:table-cell table:style-name="ce243" table:formula="of:=IF([.$K$3];IF([.C11]=INDEX([$Données.W$1:$Données.W$1048576];[$Données.X10]+2);&quot;VRAI&quot;;&quot;FAUX&quot;);&quot;&quot;)">
            <text:p/>
          </table:table-cell>
          <table:table-cell table:style-name="ce253" table:formula="of:=IF(AND([.$K$3];[.$K$6]);INDEX([$Données.W$1:$Données.W$1048576];[$Données.X10]+2);&quot;&quot;)">
            <text:p/>
          </table:table-cell>
          <table:table-cell table:style-name="ce31" office:value-type="float" office:value="18" calcext:value-type="float">
            <text:p>18</text:p>
          </table:table-cell>
          <table:table-cell table:style-name="ce31" table:formula="of:=INDEX([$Données.S$1:$Données.S$1048576];[$Données.X20]+2)" office:value-type="float" office:value="6" calcext:value-type="float">
            <text:p>6</text:p>
          </table:table-cell>
          <table:table-cell table:style-name="ce32"/>
          <table:table-cell table:style-name="ce263" table:formula="of:=IF([.$K$3];IF([.H11]=INDEX([$Données.W$1:$Données.W$1048576];[$Données.X20]+2);&quot;VRAI&quot;;&quot;FAUX&quot;);&quot;&quot;)">
            <text:p/>
          </table:table-cell>
          <table:table-cell table:style-name="ce273" table:formula="of:=IF(AND([.$K$3];[.$K$6]);INDEX([$Données.W$1:$Données.W$1048576];[$Données.X20]+2);&quot;&quot;)">
            <text:p/>
          </table:table-cell>
          <table:table-cell table:number-columns-repeated="1014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9" table:formula="of:=INDEX([$Données.S$1:$Données.S$1048576];[$Données.X11]+2)" office:value-type="float" office:value="1.8" calcext:value-type="float">
            <text:p>1,8</text:p>
          </table:table-cell>
          <table:table-cell table:style-name="ce32"/>
          <table:table-cell table:style-name="ce244" table:formula="of:=IF([.$K$3];IF([.C12]=INDEX([$Données.W$1:$Données.W$1048576];[$Données.X11]+2);&quot;VRAI&quot;;&quot;FAUX&quot;);&quot;&quot;)">
            <text:p/>
          </table:table-cell>
          <table:table-cell table:style-name="ce254" table:formula="of:=IF(AND([.$K$3];[.$K$6]);INDEX([$Données.W$1:$Données.W$1048576];[$Données.X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INDEX([$Données.S$1:$Données.S$1048576];[$Données.X21]+2)" office:value-type="float" office:value="1.51" calcext:value-type="float">
            <text:p>1,51</text:p>
          </table:table-cell>
          <table:table-cell table:style-name="ce32"/>
          <table:table-cell table:style-name="ce264" table:formula="of:=IF([.$K$3];IF([.H12]=INDEX([$Données.W$1:$Données.W$1048576];[$Données.X21]+2);&quot;VRAI&quot;;&quot;FAUX&quot;);&quot;&quot;)">
            <text:p/>
          </table:table-cell>
          <table:table-cell table:style-name="ce274" table:formula="of:=IF(AND([.$K$3];[.$K$6]);INDEX([$Données.W$1:$Données.W$1048576];[$Données.X21]+2);&quot;&quot;)">
            <text:p/>
          </table:table-cell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31" table:formula="of:=INDEX([$Données.S$1:$Données.S$1048576];[$Données.X12]+2)" office:value-type="float" office:value="7" calcext:value-type="float">
            <text:p>7</text:p>
          </table:table-cell>
          <table:table-cell table:style-name="ce32"/>
          <table:table-cell table:style-name="ce245" table:formula="of:=IF([.$K$3];IF([.C13]=INDEX([$Données.W$1:$Données.W$1048576];[$Données.X12]+2);&quot;VRAI&quot;;&quot;FAUX&quot;);&quot;&quot;)">
            <text:p/>
          </table:table-cell>
          <table:table-cell table:style-name="ce255" table:formula="of:=IF(AND([.$K$3];[.$K$6]);INDEX([$Données.W$1:$Données.W$1048576];[$Données.X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31" table:formula="of:=INDEX([$Données.S$1:$Données.S$1048576];[$Données.X22]+2)" office:value-type="float" office:value="1.13" calcext:value-type="float">
            <text:p>1,13</text:p>
          </table:table-cell>
          <table:table-cell table:style-name="ce32"/>
          <table:table-cell table:style-name="ce265" table:formula="of:=IF([.$K$3];IF([.H13]=INDEX([$Données.W$1:$Données.W$1048576];[$Données.X22]+2);&quot;VRAI&quot;;&quot;FAUX&quot;);&quot;&quot;)">
            <text:p/>
          </table:table-cell>
          <table:table-cell table:style-name="ce275" table:formula="of:=IF(AND([.$K$3];[.$K$6]);INDEX([$Données.W$1:$Données.W$1048576];[$Données.X22]+2);&quot;&quot;)">
            <text:p/>
          </table:table-cell>
          <table:table-cell table:style-name="ce40"/>
          <table:table-cell table:number-columns-repeated="1013"/>
        </table:table-row>
        <table:table-row table:style-name="ro5">
          <table:table-cell table:style-name="ce16" table:number-columns-repeated="2"/>
          <table:table-cell/>
          <table:table-cell table:style-name="ce16" table:number-columns-repeated="7"/>
          <table:table-cell table:number-columns-repeated="1014"/>
        </table:table-row>
        <table:table-row table:style-name="ro5">
          <table:table-cell table:style-name="ce16" table:number-columns-repeated="2"/>
          <table:table-cell/>
          <table:table-cell table:style-name="ce27" table:number-columns-repeated="7"/>
          <table:table-cell table:number-columns-repeated="1014"/>
        </table:table-row>
        <table:table-row table:style-name="ro5" table:number-rows-repeated="66">
          <table:table-cell table:style-name="ce16" table:number-columns-repeated="2"/>
          <table:table-cell table:number-columns-repeated="1022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6:'x --&gt; %'.D6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7:'x --&gt; %'.D7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8:'x --&gt; %'.D8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9:'x --&gt; %'.D9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0:'x --&gt; %'.D10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1:'x --&gt; %'.D11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2:'x --&gt; %'.D12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13:'x --&gt; %'.D13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6:'x --&gt; %'.E6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7:'x --&gt; %'.E7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8:'x --&gt; %'.E8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9:'x --&gt; %'.E9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0:'x --&gt; %'.E10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1:'x --&gt; %'.E11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2:'x --&gt; %'.E12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13:'x --&gt; %'.E13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6:'x --&gt; %'.I6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7:'x --&gt; %'.I7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8:'x --&gt; %'.I8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9:'x --&gt; %'.I9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0:'x --&gt; %'.I10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1:'x --&gt; %'.I11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2:'x --&gt; %'.I12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13:'x --&gt; %'.I13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6:'x --&gt; %'.J6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7:'x --&gt; %'.J7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8:'x --&gt; %'.J8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9:'x --&gt; %'.J9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0:'x --&gt; %'.J10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1:'x --&gt; %'.J11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2:'x --&gt; %'.J12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13:'x --&gt; %'.J13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</calcext:conditional-formats>
      </table:table>
      <table:table table:name="% successifs" table:style-name="ta1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11" form:id="control11" form:label="Résultat" form:linked-cell="'% successifs'.G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2" form:id="control12" form:label="Réponses" form:linked-cell="'% successifs'.G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7.58mm" svg:height="22.07mm" svg:x="236.56mm" svg:y="13.19mm" draw:control="control11"/>
          <draw:control draw:z-index="1" draw:style-name="gr3" draw:text-style-name="P3" svg:width="48.91mm" svg:height="23.87mm" svg:x="236.16mm" svg:y="59.12mm" draw:control="control12"/>
        </table:shapes>
        <table:table-column table:style-name="co6" table:default-cell-style-name="ce20"/>
        <table:table-column table:style-name="co11" table:number-columns-repeated="3" table:default-cell-style-name="ce20"/>
        <table:table-column table:style-name="co17" table:default-cell-style-name="ce20"/>
        <table:table-column table:style-name="co7" table:default-cell-style-name="ce20"/>
        <table:table-column table:style-name="co5" table:default-cell-style-name="ce20"/>
        <table:table-column table:style-name="co1" table:number-columns-repeated="1012" table:default-cell-style-name="ce20"/>
        <table:table-column table:style-name="co1" table:number-columns-repeated="5" table:default-cell-style-name="ce85"/>
        <table:table-row table:style-name="ro5">
          <table:table-cell table:style-name="ce78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2" table:style-name="ce85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2" office:value-type="string" calcext:value-type="string" table:number-columns-spanned="6" table:number-rows-spanned="1">
            <text:p>Nouveau test : Crtl + Shitf + F9</text:p>
          </table:table-cell>
          <table:covered-table-cell table:number-columns-repeated="2" table:style-name="ce78"/>
          <table:covered-table-cell table:style-name="ce80"/>
          <table:covered-table-cell table:number-columns-repeated="2" table:style-name="ce104"/>
          <table:table-cell table:style-name="ce36"/>
          <table:table-cell table:number-columns-repeated="1017"/>
        </table:table-row>
        <table:table-row table:style-name="ro5">
          <table:table-cell table:style-name="ce80" office:value-type="string" calcext:value-type="string">
            <text:p>N°</text:p>
          </table:table-cell>
          <table:table-cell table:style-name="ce80" office:value-type="string" calcext:value-type="string">
            <text:p>%1</text:p>
          </table:table-cell>
          <table:table-cell table:style-name="ce80" office:value-type="string" calcext:value-type="string">
            <text:p>%2</text:p>
          </table:table-cell>
          <table:table-cell table:style-name="ce80" office:value-type="string" calcext:value-type="string">
            <text:p>%</text:p>
          </table:table-cell>
          <table:table-cell table:style-name="ce104" office:value-type="string" calcext:value-type="string">
            <text:p>V/F</text:p>
          </table:table-cell>
          <table:table-cell table:style-name="ce104" office:value-type="string" calcext:value-type="string">
            <text:p>R</text:p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96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3]+2)" office:value-type="string" office:string-value="-50%" calcext:value-type="string">
            <text:p>-50%</text:p>
          </table:table-cell>
          <table:table-cell table:style-name="ce73"/>
          <table:table-cell table:style-name="ce280" table:formula="of:=IF([.$G$3];IF([.D4]=INDEX([$Données.BB$1:$Données.BB$1048576];[$Données.BC3]+2);&quot;VRAI&quot;;&quot;FAUX&quot;);&quot;&quot;)">
            <text:p/>
          </table:table-cell>
          <table:table-cell table:style-name="ce290" table:formula="of:=IF(AND([.$G$3];[.$G$6]);INDEX([$Données.BB$1:$Données.BB$1048576];[$Données.BC3]+2);&quot;&quot;)">
            <text:p/>
          </table:table-cell>
          <table:table-cell table:style-name="ce37" table:formula="of:=IF([.$G$3];2*COUNTIF([.E4:.E13];&quot;VRAI&quot;);&quot;&quot;)" table:number-columns-spanned="1" table:number-rows-spanned="2">
            <text:p/>
          </table:table-cell>
          <table:table-cell table:number-columns-repeated="1017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4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101" table:formula="of:=INDEX([$Données.AW$1:$Données.AW$1048576];[$Données.BC4]+2)" office:value-type="string" office:string-value="+20%" calcext:value-type="string">
            <text:p>+20%</text:p>
          </table:table-cell>
          <table:table-cell table:style-name="ce73"/>
          <table:table-cell table:style-name="ce281" table:formula="of:=IF([.$G$3];IF([.D5]=INDEX([$Données.BB$1:$Données.BB$1048576];[$Données.BC4]+2);&quot;VRAI&quot;;&quot;FAUX&quot;);&quot;&quot;)">
            <text:p/>
          </table:table-cell>
          <table:table-cell table:style-name="ce291" table:formula="of:=IF(AND([.$G$3];[.$G$6]);INDEX([$Données.BB$1:$Données.BB$1048576];[$Données.BC4]+2);&quot;&quot;)">
            <text:p/>
          </table:table-cell>
          <table:covered-table-cell table:style-name="ce85"/>
          <table:table-cell table:number-columns-repeated="1017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96" table:formula="of:=INDEX([$Données.AR$1:$Données.AR$1048576];[$Données.BC5]+2)" office:value-type="string" office:string-value="-10%" calcext:value-type="string">
            <text:p>-10%</text:p>
          </table:table-cell>
          <table:table-cell table:style-name="ce97" table:formula="of:=INDEX([$Données.AW$1:$Données.AW$1048576];[$Données.BC5]+2)" office:value-type="string" office:string-value="+20%" calcext:value-type="string">
            <text:p>+20%</text:p>
          </table:table-cell>
          <table:table-cell table:style-name="ce73"/>
          <table:table-cell table:style-name="ce282" table:formula="of:=IF([.$G$3];IF([.D6]=INDEX([$Données.BB$1:$Données.BB$1048576];[$Données.BC5]+2);&quot;VRAI&quot;;&quot;FAUX&quot;);&quot;&quot;)">
            <text:p/>
          </table:table-cell>
          <table:table-cell table:style-name="ce292" table:formula="of:=IF(AND([.$G$3];[.$G$6]);INDEX([$Données.BB$1:$Données.BB$1048576];[$Données.BC5]+2);&quot;&quot;)">
            <text:p/>
          </table:table-cell>
          <table:table-cell table:style-name="ce3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42" table:formula="of:=INDEX([$Données.AR$1:$Données.AR$1048576];[$Données.BC6]+2)" office:value-type="string" office:string-value="-50%" calcext:value-type="string">
            <text:p>-50%</text:p>
          </table:table-cell>
          <table:table-cell table:style-name="ce101" table:formula="of:=INDEX([$Données.AW$1:$Données.AW$1048576];[$Données.BC6]+2)" office:value-type="string" office:string-value="-50%" calcext:value-type="string">
            <text:p>-50%</text:p>
          </table:table-cell>
          <table:table-cell table:style-name="ce73"/>
          <table:table-cell table:style-name="ce283" table:formula="of:=IF([.$G$3];IF([.D7]=INDEX([$Données.BB$1:$Données.BB$1048576];[$Données.BC6]+2);&quot;VRAI&quot;;&quot;FAUX&quot;);&quot;&quot;)">
            <text:p/>
          </table:table-cell>
          <table:table-cell table:style-name="ce293" table:formula="of:=IF(AND([.$G$3];[.$G$6]);INDEX([$Données.BB$1:$Données.BB$1048576];[$Données.BC6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96" table:formula="of:=INDEX([$Données.AR$1:$Données.AR$1048576];[$Données.BC7]+2)" office:value-type="string" office:string-value="-90%" calcext:value-type="string">
            <text:p>-90%</text:p>
          </table:table-cell>
          <table:table-cell table:style-name="ce97" table:formula="of:=INDEX([$Données.AW$1:$Données.AW$1048576];[$Données.BC7]+2)" office:value-type="string" office:string-value="+80%" calcext:value-type="string">
            <text:p>+80%</text:p>
          </table:table-cell>
          <table:table-cell table:style-name="ce73"/>
          <table:table-cell table:style-name="ce284" table:formula="of:=IF([.$G$3];IF([.D8]=INDEX([$Données.BB$1:$Données.BB$1048576];[$Données.BC7]+2);&quot;VRAI&quot;;&quot;FAUX&quot;);&quot;&quot;)">
            <text:p/>
          </table:table-cell>
          <table:table-cell table:style-name="ce294" table:formula="of:=IF(AND([.$G$3];[.$G$6]);INDEX([$Données.BB$1:$Données.BB$1048576];[$Données.BC7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42" table:formula="of:=INDEX([$Données.AR$1:$Données.AR$1048576];[$Données.BC8]+2)" office:value-type="string" office:string-value="+100%" calcext:value-type="string">
            <text:p>+100%</text:p>
          </table:table-cell>
          <table:table-cell table:style-name="ce101" table:formula="of:=INDEX([$Données.AW$1:$Données.AW$1048576];[$Données.BC8]+2)" office:value-type="string" office:string-value="-20%" calcext:value-type="string">
            <text:p>-20%</text:p>
          </table:table-cell>
          <table:table-cell table:style-name="ce73"/>
          <table:table-cell table:style-name="ce285" table:formula="of:=IF([.$G$3];IF([.D9]=INDEX([$Données.BB$1:$Données.BB$1048576];[$Données.BC8]+2);&quot;VRAI&quot;;&quot;FAUX&quot;);&quot;&quot;)">
            <text:p/>
          </table:table-cell>
          <table:table-cell table:style-name="ce295" table:formula="of:=IF(AND([.$G$3];[.$G$6]);INDEX([$Données.BB$1:$Données.BB$1048576];[$Données.BC8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96" table:formula="of:=INDEX([$Données.AR$1:$Données.AR$1048576];[$Données.BC9]+2)" office:value-type="string" office:string-value="-70%" calcext:value-type="string">
            <text:p>-70%</text:p>
          </table:table-cell>
          <table:table-cell table:style-name="ce97" table:formula="of:=INDEX([$Données.AW$1:$Données.AW$1048576];[$Données.BC9]+2)" office:value-type="string" office:string-value="+80%" calcext:value-type="string">
            <text:p>+80%</text:p>
          </table:table-cell>
          <table:table-cell table:style-name="ce73"/>
          <table:table-cell table:style-name="ce286" table:formula="of:=IF([.$G$3];IF([.D10]=INDEX([$Données.BB$1:$Données.BB$1048576];[$Données.BC9]+2);&quot;VRAI&quot;;&quot;FAUX&quot;);&quot;&quot;)">
            <text:p/>
          </table:table-cell>
          <table:table-cell table:style-name="ce296" table:formula="of:=IF(AND([.$G$3];[.$G$6]);INDEX([$Données.BB$1:$Données.BB$1048576];[$Données.BC9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42" table:formula="of:=INDEX([$Données.AR$1:$Données.AR$1048576];[$Données.BC10]+2)" office:value-type="string" office:string-value="+80%" calcext:value-type="string">
            <text:p>+80%</text:p>
          </table:table-cell>
          <table:table-cell table:style-name="ce101" table:formula="of:=INDEX([$Données.AW$1:$Données.AW$1048576];[$Données.BC10]+2)" office:value-type="string" office:string-value="+30%" calcext:value-type="string">
            <text:p>+30%</text:p>
          </table:table-cell>
          <table:table-cell table:style-name="ce73"/>
          <table:table-cell table:style-name="ce287" table:formula="of:=IF([.$G$3];IF([.D11]=INDEX([$Données.BB$1:$Données.BB$1048576];[$Données.BC10]+2);&quot;VRAI&quot;;&quot;FAUX&quot;);&quot;&quot;)">
            <text:p/>
          </table:table-cell>
          <table:table-cell table:style-name="ce297" table:formula="of:=IF(AND([.$G$3];[.$G$6]);INDEX([$Données.BB$1:$Données.BB$1048576];[$Données.BC10]+2);&quot;&quot;)">
            <text:p/>
          </table:table-cell>
          <table:table-cell table:number-columns-repeated="1018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96" table:formula="of:=INDEX([$Données.AR$1:$Données.AR$1048576];[$Données.BC11]+2)" office:value-type="string" office:string-value="+10%" calcext:value-type="string">
            <text:p>+10%</text:p>
          </table:table-cell>
          <table:table-cell table:style-name="ce97" table:formula="of:=INDEX([$Données.AW$1:$Données.AW$1048576];[$Données.BC11]+2)" office:value-type="string" office:string-value="-80%" calcext:value-type="string">
            <text:p>-80%</text:p>
          </table:table-cell>
          <table:table-cell table:style-name="ce73"/>
          <table:table-cell table:style-name="ce288" table:formula="of:=IF([.$G$3];IF([.D12]=INDEX([$Données.BB$1:$Données.BB$1048576];[$Données.BC11]+2);&quot;VRAI&quot;;&quot;FAUX&quot;);&quot;&quot;)">
            <text:p/>
          </table:table-cell>
          <table:table-cell table:style-name="ce298" table:formula="of:=IF(AND([.$G$3];[.$G$6]);INDEX([$Données.BB$1:$Données.BB$1048576];[$Données.BC11]+2);&quot;&quot;)">
            <text:p/>
          </table:table-cell>
          <table:table-cell table:number-columns-repeated="1018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42" table:formula="of:=INDEX([$Données.AR$1:$Données.AR$1048576];[$Données.BC12]+2)" office:value-type="string" office:string-value="-50%" calcext:value-type="string">
            <text:p>-50%</text:p>
          </table:table-cell>
          <table:table-cell table:style-name="ce101" table:formula="of:=INDEX([$Données.AW$1:$Données.AW$1048576];[$Données.BC12]+2)" office:value-type="string" office:string-value="+10%" calcext:value-type="string">
            <text:p>+10%</text:p>
          </table:table-cell>
          <table:table-cell table:style-name="ce73"/>
          <table:table-cell table:style-name="ce289" table:formula="of:=IF([.$G$3];IF([.D13]=INDEX([$Données.BB$1:$Données.BB$1048576];[$Données.BC12]+2);&quot;VRAI&quot;;&quot;FAUX&quot;);&quot;&quot;)">
            <text:p/>
          </table:table-cell>
          <table:table-cell table:style-name="ce299" table:formula="of:=IF(AND([.$G$3];[.$G$6]);INDEX([$Données.BB$1:$Données.BB$1048576];[$Données.BC12]+2);&quot;&quot;)">
            <text:p/>
          </table:table-cell>
          <table:table-cell table:number-columns-repeated="1018"/>
        </table:table-row>
        <table:table-row table:style-name="ro5">
          <table:table-cell table:style-name="ce16" table:number-columns-repeated="3"/>
          <table:table-cell/>
          <table:table-cell table:style-name="ce16" table:number-columns-repeated="2"/>
          <table:table-cell table:style-name="ce40"/>
          <table:table-cell table:number-columns-repeated="1017"/>
        </table:table-row>
        <table:table-row table:style-name="ro5">
          <table:table-cell table:style-name="ce16" table:number-columns-repeated="3"/>
          <table:table-cell/>
          <table:table-cell table:style-name="ce27" table:number-columns-repeated="2"/>
          <table:table-cell table:number-columns-repeated="1018"/>
        </table:table-row>
        <table:table-row table:style-name="ro5" table:number-rows-repeated="66">
          <table:table-cell table:style-name="ce16" table:number-columns-repeated="3"/>
          <table:table-cell table:number-columns-repeated="1021"/>
        </table:table-row>
        <table:table-row table:style-name="ro5" table:number-rows-repeated="1048488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x --&gt; %'.I4"/>
            <calcext:condition calcext:apply-style-name="VRAI" calcext:value="formula-is(IF([.$E4]=&quot;VRAI&quot;))" calcext:base-cell-address="'x --&gt; %'.I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x --&gt; %'.J4"/>
            <calcext:condition calcext:apply-style-name="VRAI" calcext:value="formula-is(IF([.$E4]=&quot;VRAI&quot;))" calcext:base-cell-address="'x --&gt; %'.J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x --&gt; %'.I5"/>
            <calcext:condition calcext:apply-style-name="VRAI" calcext:value="formula-is(IF([.$E5]=&quot;VRAI&quot;))" calcext:base-cell-address="'x --&gt; %'.I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x --&gt; %'.J5"/>
            <calcext:condition calcext:apply-style-name="VRAI" calcext:value="formula-is(IF([.$E5]=&quot;VRAI&quot;))" calcext:base-cell-address="'x --&gt; %'.J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x --&gt; %'.I6"/>
            <calcext:condition calcext:apply-style-name="VRAI" calcext:value="formula-is(IF([.$E6]=&quot;VRAI&quot;))" calcext:base-cell-address="'x --&gt; %'.I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x --&gt; %'.J6"/>
            <calcext:condition calcext:apply-style-name="VRAI" calcext:value="formula-is(IF([.$E6]=&quot;VRAI&quot;))" calcext:base-cell-address="'x --&gt; %'.J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x --&gt; %'.I7"/>
            <calcext:condition calcext:apply-style-name="VRAI" calcext:value="formula-is(IF([.$E7]=&quot;VRAI&quot;))" calcext:base-cell-address="'x --&gt; %'.I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x --&gt; %'.J7"/>
            <calcext:condition calcext:apply-style-name="VRAI" calcext:value="formula-is(IF([.$E7]=&quot;VRAI&quot;))" calcext:base-cell-address="'x --&gt; %'.J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x --&gt; %'.I8"/>
            <calcext:condition calcext:apply-style-name="VRAI" calcext:value="formula-is(IF([.$E8]=&quot;VRAI&quot;))" calcext:base-cell-address="'x --&gt; %'.I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x --&gt; %'.J8"/>
            <calcext:condition calcext:apply-style-name="VRAI" calcext:value="formula-is(IF([.$E8]=&quot;VRAI&quot;))" calcext:base-cell-address="'x --&gt; %'.J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x --&gt; %'.I9"/>
            <calcext:condition calcext:apply-style-name="VRAI" calcext:value="formula-is(IF([.$E9]=&quot;VRAI&quot;))" calcext:base-cell-address="'x --&gt; %'.I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x --&gt; %'.J9"/>
            <calcext:condition calcext:apply-style-name="VRAI" calcext:value="formula-is(IF([.$E9]=&quot;VRAI&quot;))" calcext:base-cell-address="'x --&gt; %'.J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x --&gt; %'.I10"/>
            <calcext:condition calcext:apply-style-name="VRAI" calcext:value="formula-is(IF([.$E10]=&quot;VRAI&quot;))" calcext:base-cell-address="'x --&gt; %'.I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x --&gt; %'.J10"/>
            <calcext:condition calcext:apply-style-name="VRAI" calcext:value="formula-is(IF([.$E10]=&quot;VRAI&quot;))" calcext:base-cell-address="'x --&gt; %'.J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x --&gt; %'.I11"/>
            <calcext:condition calcext:apply-style-name="VRAI" calcext:value="formula-is(IF([.$E11]=&quot;VRAI&quot;))" calcext:base-cell-address="'x --&gt; %'.I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x --&gt; %'.J11"/>
            <calcext:condition calcext:apply-style-name="VRAI" calcext:value="formula-is(IF([.$E11]=&quot;VRAI&quot;))" calcext:base-cell-address="'x --&gt; %'.J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x --&gt; %'.I12"/>
            <calcext:condition calcext:apply-style-name="VRAI" calcext:value="formula-is(IF([.$E12]=&quot;VRAI&quot;))" calcext:base-cell-address="'x --&gt; %'.I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x --&gt; %'.J12"/>
            <calcext:condition calcext:apply-style-name="VRAI" calcext:value="formula-is(IF([.$E12]=&quot;VRAI&quot;))" calcext:base-cell-address="'x --&gt; %'.J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x --&gt; %'.I13"/>
            <calcext:condition calcext:apply-style-name="VRAI" calcext:value="formula-is(IF([.$E13]=&quot;VRAI&quot;))" calcext:base-cell-address="'x --&gt; %'.I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x --&gt; %'.J13"/>
            <calcext:condition calcext:apply-style-name="VRAI" calcext:value="formula-is(IF([.$E13]=&quot;VRAI&quot;))" calcext:base-cell-address="'x --&gt; %'.J13"/>
          </calcext:conditional-format>
        </calcext:conditional-formats>
      </table:table>
      <table:table table:name="Données" table:style-name="ta2" table:protected="true" table:protection-key="30HcK5I/J49yeJrfQvz/TXZBfV4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95"/>
        <table:table-column table:style-name="co19" table:default-cell-style-name="ce307"/>
        <table:table-column table:style-name="co20" table:default-cell-style-name="ce307"/>
        <table:table-column table:style-name="co21" table:default-cell-style-name="ce122"/>
        <table:table-column table:style-name="co22" table:default-cell-style-name="ce307"/>
        <table:table-column table:style-name="co23" table:default-cell-style-name="ce307"/>
        <table:table-column table:style-name="co24" table:default-cell-style-name="ce307"/>
        <table:table-column table:style-name="co25" table:default-cell-style-name="ce307"/>
        <table:table-column table:style-name="co19" table:default-cell-style-name="ce307"/>
        <table:table-column table:style-name="co26" table:default-cell-style-name="ce307"/>
        <table:table-column table:style-name="co21" table:default-cell-style-name="ce307"/>
        <table:table-column table:style-name="co27" table:default-cell-style-name="ce307"/>
        <table:table-column table:style-name="co23" table:default-cell-style-name="ce307"/>
        <table:table-column table:style-name="co24" table:default-cell-style-name="ce307"/>
        <table:table-column table:style-name="co25" table:default-cell-style-name="ce307"/>
        <table:table-column table:style-name="co18" table:default-cell-style-name="ce307"/>
        <table:table-column table:style-name="co19" table:default-cell-style-name="ce307"/>
        <table:table-column table:style-name="co28" table:default-cell-style-name="ce307"/>
        <table:table-column table:style-name="co24" table:default-cell-style-name="ce307"/>
        <table:table-column table:style-name="co29" table:default-cell-style-name="ce307"/>
        <table:table-column table:style-name="co23" table:default-cell-style-name="ce307"/>
        <table:table-column table:style-name="co21" table:default-cell-style-name="ce307"/>
        <table:table-column table:style-name="co30" table:default-cell-style-name="ce307"/>
        <table:table-column table:style-name="co25" table:default-cell-style-name="ce307"/>
        <table:table-column table:style-name="co19" table:default-cell-style-name="ce307"/>
        <table:table-column table:style-name="co31" table:default-cell-style-name="ce307"/>
        <table:table-column table:style-name="co24" table:default-cell-style-name="ce307"/>
        <table:table-column table:style-name="co19" table:default-cell-style-name="ce307"/>
        <table:table-column table:style-name="co26" table:default-cell-style-name="ce307"/>
        <table:table-column table:style-name="co32" table:default-cell-style-name="ce307"/>
        <table:table-column table:style-name="co33" table:default-cell-style-name="ce307"/>
        <table:table-column table:style-name="co25" table:default-cell-style-name="ce307"/>
        <table:table-column table:style-name="co18" table:default-cell-style-name="ce307"/>
        <table:table-column table:style-name="co1" table:number-columns-repeated="4" table:default-cell-style-name="ce307"/>
        <table:table-column table:style-name="co1" table:default-cell-style-name="ce122"/>
        <table:table-column table:style-name="co1" table:number-columns-repeated="982" table:default-cell-style-name="ce307"/>
        <table:table-column table:style-name="co1" table:number-columns-repeated="4" table:default-cell-style-name="ce95"/>
        <table:table-row table:style-name="ro5">
          <table:table-cell/>
          <table:table-cell table:style-name="ce302" office:value-type="string" calcext:value-type="string" table:number-columns-spanned="45" table:number-rows-spanned="1">
            <text:p>KELLER Stéphane - Lycée agricole Louis Pasteur</text:p>
          </table:table-cell>
          <table:covered-table-cell table:style-name="ce302"/>
          <table:covered-table-cell table:style-name="ce110"/>
          <table:covered-table-cell table:style-name="ce302"/>
          <table:covered-table-cell table:number-columns-repeated="14" table:style-name="ce303"/>
          <table:covered-table-cell table:number-columns-repeated="2" table:style-name="ce128"/>
          <table:covered-table-cell table:number-columns-repeated="2"/>
          <table:covered-table-cell table:number-columns-repeated="9" table:style-name="ce134"/>
          <table:covered-table-cell table:number-columns-repeated="2" table:style-name="ce302"/>
          <table:covered-table-cell table:number-columns-repeated="2" table:style-name="ce303"/>
          <table:covered-table-cell table:style-name="ce302"/>
          <table:covered-table-cell table:style-name="ce110"/>
          <table:covered-table-cell table:style-name="ce302"/>
          <table:covered-table-cell table:number-columns-repeated="6" table:style-name="ce303"/>
          <table:covered-table-cell/>
          <table:table-cell table:number-columns-repeated="978"/>
        </table:table-row>
        <table:table-row table:style-name="ro3">
          <table:table-cell/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hoix</text:p>
          </table:table-cell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</text:p>
          </table:table-cell>
          <table:table-cell table:style-name="ce303" office:value-type="string" calcext:value-type="string">
            <text:p>choix</text:p>
          </table:table-cell>
          <table:table-cell/>
          <table:table-cell table:style-name="ce303" office:value-type="string" calcext:value-type="string">
            <text:p>Rang</text:p>
          </table:table-cell>
          <table:table-cell table:style-name="ce303" table:number-columns-repeated="2"/>
          <table:table-cell table:style-name="ce303" office:value-type="string" calcext:value-type="string">
            <text:p>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 table:style-name="ce303" office:value-type="string" calcext:value-type="string">
            <text:p>Rang</text:p>
          </table:table-cell>
          <table:table-cell table:style-name="ce303" table:number-columns-repeated="2"/>
          <table:table-cell table:style-name="ce303" office:value-type="string" calcext:value-type="string">
            <text:p>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/>
          <table:table-cell table:style-name="ce303" office:value-type="string" calcext:value-type="string">
            <text:p>Rang</text:p>
          </table:table-cell>
          <table:table-cell table:style-name="ce118" office:value-type="string" calcext:value-type="string">
            <text:p>%</text:p>
          </table:table-cell>
          <table:table-cell table:style-name="ce303" office:value-type="string" calcext:value-type="string">
            <text:p>P</text:p>
          </table:table-cell>
          <table:table-cell table:style-name="ce303" office:value-type="string" calcext:value-type="string">
            <text:p>Résultat</text:p>
          </table:table-cell>
          <table:table-cell table:style-name="ce303" office:value-type="string" calcext:value-type="string">
            <text:p>choix</text:p>
          </table:table-cell>
          <table:table-cell table:style-name="ce95"/>
          <table:table-cell table:style-name="ce303" office:value-type="string" calcext:value-type="string">
            <text:p>Rang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1</text:p>
          </table:table-cell>
          <table:table-cell table:style-name="ce303" office:value-type="string" calcext:value-type="string">
            <text:p>1</text:p>
          </table:table-cell>
          <table:table-cell table:style-name="ce303"/>
          <table:table-cell table:style-name="ce118"/>
          <table:table-cell table:style-name="ce303"/>
          <table:table-cell table:style-name="ce303" office:value-type="string" calcext:value-type="string">
            <text:p>%2</text:p>
          </table:table-cell>
          <table:table-cell table:style-name="ce303" office:value-type="string" calcext:value-type="string">
            <text:p>2</text:p>
          </table:table-cell>
          <table:table-cell table:style-name="ce303" office:value-type="string" calcext:value-type="string">
            <text:p> = 1  2</text:p>
          </table:table-cell>
          <table:table-cell table:style-name="ce303" table:number-columns-repeated="2"/>
          <table:table-cell table:style-name="ce303" office:value-type="string" calcext:value-type="string">
            <text:p>%</text:p>
          </table:table-cell>
          <table:table-cell table:style-name="ce303" office:value-type="string" calcext:value-type="string">
            <text:p>choix</text:p>
          </table:table-cell>
          <table:table-cell table:number-columns-repeated="969"/>
        </table:table-row>
        <table:table-row table:style-name="ro3"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491724" calcext:value-type="float">
            <text:p>49172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3:.E3])" office:value-type="string" office:string-value="+10%" calcext:value-type="string">
            <text:p>+10%</text:p>
          </table:table-cell>
          <table:table-cell table:style-name="ce124" office:value-type="float" office:value="1.1" calcext:value-type="float">
            <text:p>1,1</text:p>
          </table:table-cell>
          <table:table-cell table:style-name="ce105" table:formula="of:=RANK([.B3];[.$B$3:.$B$26];0)" office:value-type="float" office:value="9" calcext:value-type="float">
            <text:p>9</text:p>
          </table:table-cell>
          <table:table-cell table:style-name="ce105" table:formula="of:=RANDBETWEEN(1;1000000)" office:value-type="float" office:value="446126" calcext:value-type="float">
            <text:p>44612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3:.L3])" office:value-type="string" office:string-value="-10%" calcext:value-type="string">
            <text:p>-10%</text:p>
          </table:table-cell>
          <table:table-cell table:style-name="ce124" office:value-type="float" office:value="0.9" calcext:value-type="float">
            <text:p>0,9</text:p>
          </table:table-cell>
          <table:table-cell table:style-name="ce105" table:formula="of:=RANK([.I3];[.$I$3:.$I$25];0)" office:value-type="float" office:value="19" calcext:value-type="float">
            <text:p>19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874822" calcext:value-type="float">
            <text:p>874822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3]" office:value-type="float" office:value="1.1" calcext:value-type="float">
            <text:p>1,1</text:p>
          </table:table-cell>
          <table:table-cell table:style-name="ce105" table:formula="of:=COM.MICROSOFT.CONCAT([.R3:.S3])" office:value-type="string" office:string-value=" x 1,1" calcext:value-type="string">
            <text:p><text:s/>x 1,1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U3:.V3])" office:value-type="string" office:string-value="+10" calcext:value-type="string">
            <text:p>+10</text:p>
          </table:table-cell>
          <table:table-cell table:style-name="ce105" table:formula="of:=RANK([.Q3];[.$Q$3:.$Q$26];0)" office:value-type="float" office:value="3" calcext:value-type="float">
            <text:p>3</text:p>
          </table:table-cell>
          <table:table-cell table:style-name="ce105" table:formula="of:=RANDBETWEEN(1;1000000)" office:value-type="float" office:value="94520" calcext:value-type="float">
            <text:p>94520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9" calcext:value-type="float">
            <text:p>0,9</text:p>
          </table:table-cell>
          <table:table-cell table:style-name="ce105" table:formula="of:=COM.MICROSOFT.CONCAT([.Z3:.AA3])" office:value-type="string" office:string-value=" x 0,9" calcext:value-type="string">
            <text:p><text:s/>x 0,9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29" table:formula="of:=COM.MICROSOFT.CONCAT([.AC3:.AD3])" office:value-type="string" office:string-value="-10" calcext:value-type="string">
            <text:p>-10</text:p>
          </table:table-cell>
          <table:table-cell table:style-name="ce105" table:formula="of:=RANK([.Y3];[.$Y$3:.$Y$26];0)" office:value-type="float" office:value="23" calcext:value-type="float">
            <text:p>23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286786" calcext:value-type="float">
            <text:p>286786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180" calcext:value-type="float">
            <text:p>180</text:p>
          </table:table-cell>
          <table:table-cell table:style-name="ce124" table:formula="of:=[.AI3]*[.AJ3]" office:value-type="float" office:value="90" calcext:value-type="float">
            <text:p>90</text:p>
          </table:table-cell>
          <table:table-cell table:style-name="ce105" table:formula="of:=RANK([.AH3];[.$AH$3:.$AH$27];0)" office:value-type="float" office:value="17" calcext:value-type="float">
            <text:p>17</text:p>
          </table:table-cell>
          <table:table-cell table:style-name="ce102" office:value-type="float" office:value="1" calcext:value-type="float">
            <text:p>1</text:p>
          </table:table-cell>
          <table:table-cell table:style-name="ce105" table:formula="of:=RANDBETWEEN(1;1000000)" office:value-type="float" office:value="567128" calcext:value-type="float">
            <text:p>56712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:.AQ3])" office:value-type="string" office:string-value="-10%" calcext:value-type="string">
            <text:p>-10%</text:p>
          </table:table-cell>
          <table:table-cell table:style-name="ce142" table:formula="of:=IF([.AO3]=&quot;+&quot;;1+[.AP3]/100;1-[.AP3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:.AV3])" office:value-type="string" office:string-value="+20%" calcext:value-type="string">
            <text:p>+20%</text:p>
          </table:table-cell>
          <table:table-cell table:style-name="ce142" table:formula="of:=IF([.AT3]=&quot;+&quot;;1+[.AU3]/100;1-[.AU3]/100)" office:value-type="float" office:value="1.2" calcext:value-type="float">
            <text:p>1,2</text:p>
          </table:table-cell>
          <table:table-cell table:style-name="ce124" table:formula="of:=[.AX3]*[.AS3]" office:value-type="float" office:value="1.08" calcext:value-type="float">
            <text:p>1,08</text:p>
          </table:table-cell>
          <table:table-cell table:style-name="ce129" table:formula="of:=IF([.AY3]&lt;1;&quot;-&quot;;&quot;+&quot;)" office:value-type="string" office:string-value="+" calcext:value-type="string">
            <text:p>+</text:p>
          </table:table-cell>
          <table:table-cell table:style-name="ce124" table:formula="of:=ROUND(100*IF([.AY3]&gt;=1;[.AY3]-1;1-[.AY3]);0)" office:value-type="float" office:value="8" calcext:value-type="float">
            <text:p>8</text:p>
          </table:table-cell>
          <table:table-cell table:style-name="ce124" table:formula="of:=IF([.BA3]=0;&quot;0&quot;;COM.MICROSOFT.CONCAT([.AZ3:.BA3]))" office:value-type="string" office:string-value="+8" calcext:value-type="string">
            <text:p>+8</text:p>
          </table:table-cell>
          <table:table-cell table:style-name="ce105" table:formula="of:=RANK([.AN3];[.$AN$3:.$AN$30];0)" office:value-type="float" office:value="10" calcext:value-type="float">
            <text:p>1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12595" calcext:value-type="float">
            <text:p>412595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4:.E4])" office:value-type="string" office:string-value="+20%" calcext:value-type="string">
            <text:p>+20%</text:p>
          </table:table-cell>
          <table:table-cell table:style-name="ce124" office:value-type="float" office:value="1.2" calcext:value-type="float">
            <text:p>1,2</text:p>
          </table:table-cell>
          <table:table-cell table:style-name="ce105" table:formula="of:=RANK([.B4];[.$B$3:.$B$26];0)" office:value-type="float" office:value="11" calcext:value-type="float">
            <text:p>11</text:p>
          </table:table-cell>
          <table:table-cell table:style-name="ce105" table:formula="of:=RANDBETWEEN(1;1000000)" office:value-type="float" office:value="179558" calcext:value-type="float">
            <text:p>17955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4:.L4])" office:value-type="string" office:string-value="-20%" calcext:value-type="string">
            <text:p>-20%</text:p>
          </table:table-cell>
          <table:table-cell table:style-name="ce124" office:value-type="float" office:value="0.8" calcext:value-type="float">
            <text:p>0,8</text:p>
          </table:table-cell>
          <table:table-cell table:style-name="ce105" table:formula="of:=RANK([.I4];[.$I$3:.$I$25];0)" office:value-type="float" office:value="22" calcext:value-type="float">
            <text:p>22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313559" calcext:value-type="float">
            <text:p>31355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4]" office:value-type="float" office:value="1.2" calcext:value-type="float">
            <text:p>1,2</text:p>
          </table:table-cell>
          <table:table-cell table:style-name="ce105" table:formula="of:=COM.MICROSOFT.CONCAT([.R4:.S4])" office:value-type="string" office:string-value=" x 1,2" calcext:value-type="string">
            <text:p><text:s/>x 1,2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U4:.V4])" office:value-type="string" office:string-value="+20" calcext:value-type="string">
            <text:p>+20</text:p>
          </table:table-cell>
          <table:table-cell table:style-name="ce105" table:formula="of:=RANK([.Q4];[.$Q$3:.$Q$26];0)" office:value-type="float" office:value="13" calcext:value-type="float">
            <text:p>13</text:p>
          </table:table-cell>
          <table:table-cell table:style-name="ce105" table:formula="of:=RANDBETWEEN(1;1000000)" office:value-type="float" office:value="772148" calcext:value-type="float">
            <text:p>772148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8" calcext:value-type="float">
            <text:p>0,8</text:p>
          </table:table-cell>
          <table:table-cell table:style-name="ce105" table:formula="of:=COM.MICROSOFT.CONCAT([.Z4:.AA4])" office:value-type="string" office:string-value=" x 0,8" calcext:value-type="string">
            <text:p><text:s/>x 0,8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20" calcext:value-type="float">
            <text:p>20</text:p>
          </table:table-cell>
          <table:table-cell table:style-name="ce129" table:formula="of:=COM.MICROSOFT.CONCAT([.AC4:.AD4])" office:value-type="string" office:string-value="-20" calcext:value-type="string">
            <text:p>-20</text:p>
          </table:table-cell>
          <table:table-cell table:style-name="ce105" table:formula="of:=RANK([.Y4];[.$Y$3:.$Y$26];0)" office:value-type="float" office:value="6" calcext:value-type="float">
            <text:p>6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478020" calcext:value-type="float">
            <text:p>478020</text:p>
          </table:table-cell>
          <table:table-cell table:style-name="ce138" table:formula="of:=RANDBETWEEN(1;5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170" calcext:value-type="float">
            <text:p>170</text:p>
          </table:table-cell>
          <table:table-cell table:style-name="ce124" table:formula="of:=[.AI4]*[.AJ4]" office:value-type="float" office:value="51" calcext:value-type="float">
            <text:p>51</text:p>
          </table:table-cell>
          <table:table-cell table:style-name="ce105" table:formula="of:=RANK([.AH4];[.$AH$3:.$AH$27];0)" office:value-type="float" office:value="13" calcext:value-type="float">
            <text:p>13</text:p>
          </table:table-cell>
          <table:table-cell table:style-name="ce102" office:value-type="float" office:value="2" calcext:value-type="float">
            <text:p>2</text:p>
          </table:table-cell>
          <table:table-cell table:style-name="ce105" table:formula="of:=RANDBETWEEN(1;1000000)" office:value-type="float" office:value="975239" calcext:value-type="float">
            <text:p>97523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4:.AQ4])" office:value-type="string" office:string-value="-10%" calcext:value-type="string">
            <text:p>-10%</text:p>
          </table:table-cell>
          <table:table-cell table:style-name="ce142" table:formula="of:=IF([.AO4]=&quot;+&quot;;1+[.AP4]/100;1-[.AP4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4:.AV4])" office:value-type="string" office:string-value="+20%" calcext:value-type="string">
            <text:p>+20%</text:p>
          </table:table-cell>
          <table:table-cell table:style-name="ce142" table:formula="of:=IF([.AT4]=&quot;+&quot;;1+[.AU4]/100;1-[.AU4]/100)" office:value-type="float" office:value="1.2" calcext:value-type="float">
            <text:p>1,2</text:p>
          </table:table-cell>
          <table:table-cell table:style-name="ce124" table:formula="of:=[.AX4]*[.AS4]" office:value-type="float" office:value="1.08" calcext:value-type="float">
            <text:p>1,08</text:p>
          </table:table-cell>
          <table:table-cell table:style-name="ce129" table:formula="of:=IF([.AY4]&lt;1;&quot;-&quot;;&quot;+&quot;)" office:value-type="string" office:string-value="+" calcext:value-type="string">
            <text:p>+</text:p>
          </table:table-cell>
          <table:table-cell table:style-name="ce124" table:formula="of:=ROUND(100*IF([.AY4]&gt;=1;[.AY4]-1;1-[.AY4]);0)" office:value-type="float" office:value="8" calcext:value-type="float">
            <text:p>8</text:p>
          </table:table-cell>
          <table:table-cell table:style-name="ce129" table:formula="of:=IF([.BA4]=0;&quot;0&quot;;COM.MICROSOFT.CONCAT([.AZ4:.BA4]))" office:value-type="string" office:string-value="+8" calcext:value-type="string">
            <text:p>+8</text:p>
          </table:table-cell>
          <table:table-cell table:style-name="ce105" table:formula="of:=RANK([.AN4];[.$AN$3:.$AN$30];0)" office:value-type="float" office:value="2" calcext:value-type="float">
            <text:p>2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968"/>
        </table:table-row>
        <table:table-row table:style-name="ro3"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840567" calcext:value-type="float">
            <text:p>84056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5:.E5])" office:value-type="string" office:string-value="+30%" calcext:value-type="string">
            <text:p>+30%</text:p>
          </table:table-cell>
          <table:table-cell table:style-name="ce124" office:value-type="float" office:value="1.3" calcext:value-type="float">
            <text:p>1,3</text:p>
          </table:table-cell>
          <table:table-cell table:style-name="ce105" table:formula="of:=RANK([.B5];[.$B$3:.$B$26];0)" office:value-type="float" office:value="2" calcext:value-type="float">
            <text:p>2</text:p>
          </table:table-cell>
          <table:table-cell table:style-name="ce105" table:formula="of:=RANDBETWEEN(1;1000000)" office:value-type="float" office:value="676778" calcext:value-type="float">
            <text:p>67677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5:.L5])" office:value-type="string" office:string-value="-30%" calcext:value-type="string">
            <text:p>-30%</text:p>
          </table:table-cell>
          <table:table-cell table:style-name="ce124" office:value-type="float" office:value="0.7" calcext:value-type="float">
            <text:p>0,7</text:p>
          </table:table-cell>
          <table:table-cell table:style-name="ce105" table:formula="of:=RANK([.I5];[.$I$3:.$I$25];0)" office:value-type="float" office:value="13" calcext:value-type="float">
            <text:p>13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340291" calcext:value-type="float">
            <text:p>34029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5]" office:value-type="float" office:value="1.3" calcext:value-type="float">
            <text:p>1,3</text:p>
          </table:table-cell>
          <table:table-cell table:style-name="ce105" table:formula="of:=COM.MICROSOFT.CONCAT([.R5:.S5])" office:value-type="string" office:string-value=" x 1,3" calcext:value-type="string">
            <text:p><text:s/>x 1,3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U5:.V5])" office:value-type="string" office:string-value="+30" calcext:value-type="string">
            <text:p>+30</text:p>
          </table:table-cell>
          <table:table-cell table:style-name="ce105" table:formula="of:=RANK([.Q5];[.$Q$3:.$Q$26];0)" office:value-type="float" office:value="12" calcext:value-type="float">
            <text:p>12</text:p>
          </table:table-cell>
          <table:table-cell table:style-name="ce105" table:formula="of:=RANDBETWEEN(1;1000000)" office:value-type="float" office:value="813859" calcext:value-type="float">
            <text:p>813859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7" calcext:value-type="float">
            <text:p>0,7</text:p>
          </table:table-cell>
          <table:table-cell table:style-name="ce105" table:formula="of:=COM.MICROSOFT.CONCAT([.Z5:.AA5])" office:value-type="string" office:string-value=" x 0,7" calcext:value-type="string">
            <text:p><text:s/>x 0,7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30" calcext:value-type="float">
            <text:p>30</text:p>
          </table:table-cell>
          <table:table-cell table:style-name="ce129" table:formula="of:=COM.MICROSOFT.CONCAT([.AC5:.AD5])" office:value-type="string" office:string-value="-30" calcext:value-type="string">
            <text:p>-30</text:p>
          </table:table-cell>
          <table:table-cell table:style-name="ce105" table:formula="of:=RANK([.Y5];[.$Y$3:.$Y$26];0)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804313" calcext:value-type="float">
            <text:p>804313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160" calcext:value-type="float">
            <text:p>160</text:p>
          </table:table-cell>
          <table:table-cell table:style-name="ce124" table:formula="of:=[.AI5]*[.AJ5]" office:value-type="float" office:value="64" calcext:value-type="float">
            <text:p>64</text:p>
          </table:table-cell>
          <table:table-cell table:style-name="ce105" table:formula="of:=RANK([.AH5];[.$AH$3:.$AH$27];0)" office:value-type="float" office:value="5" calcext:value-type="float">
            <text:p>5</text:p>
          </table:table-cell>
          <table:table-cell table:style-name="ce102" office:value-type="float" office:value="3" calcext:value-type="float">
            <text:p>3</text:p>
          </table:table-cell>
          <table:table-cell table:style-name="ce105" table:formula="of:=RANDBETWEEN(1;1000000)" office:value-type="float" office:value="995114" calcext:value-type="float">
            <text:p>995114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5:.AQ5])" office:value-type="string" office:string-value="-10%" calcext:value-type="string">
            <text:p>-10%</text:p>
          </table:table-cell>
          <table:table-cell table:style-name="ce142" table:formula="of:=IF([.AO5]=&quot;+&quot;;1+[.AP5]/100;1-[.AP5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20" calcext:value-type="float">
            <text:p>2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5:.AV5])" office:value-type="string" office:string-value="-20%" calcext:value-type="string">
            <text:p>-20%</text:p>
          </table:table-cell>
          <table:table-cell table:style-name="ce142" table:formula="of:=IF([.AT5]=&quot;+&quot;;1+[.AU5]/100;1-[.AU5]/100)" office:value-type="float" office:value="0.8" calcext:value-type="float">
            <text:p>0,8</text:p>
          </table:table-cell>
          <table:table-cell table:style-name="ce124" table:formula="of:=[.AX5]*[.AS5]" office:value-type="float" office:value="0.72" calcext:value-type="float">
            <text:p>0,72</text:p>
          </table:table-cell>
          <table:table-cell table:style-name="ce129" table:formula="of:=IF([.AY5]&lt;1;&quot;-&quot;;&quot;+&quot;)" office:value-type="string" office:string-value="-" calcext:value-type="string">
            <text:p>-</text:p>
          </table:table-cell>
          <table:table-cell table:style-name="ce124" table:formula="of:=ROUND(100*IF([.AY5]&gt;=1;[.AY5]-1;1-[.AY5]);0)" office:value-type="float" office:value="28" calcext:value-type="float">
            <text:p>28</text:p>
          </table:table-cell>
          <table:table-cell table:style-name="ce129" table:formula="of:=IF([.BA5]=0;&quot;0&quot;;COM.MICROSOFT.CONCAT([.AZ5:.BA5]))" office:value-type="string" office:string-value="-28" calcext:value-type="string">
            <text:p>-28</text:p>
          </table:table-cell>
          <table:table-cell table:style-name="ce105" table:formula="of:=RANK([.AN5];[.$AN$3:.$AN$30];0)" office:value-type="float" office:value="1" calcext:value-type="float">
            <text:p>1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127112" calcext:value-type="float">
            <text:p>127112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6:.E6])" office:value-type="string" office:string-value="+40%" calcext:value-type="string">
            <text:p>+40%</text:p>
          </table:table-cell>
          <table:table-cell table:style-name="ce124" office:value-type="float" office:value="1.4" calcext:value-type="float">
            <text:p>1,4</text:p>
          </table:table-cell>
          <table:table-cell table:style-name="ce105" table:formula="of:=RANK([.B6];[.$B$3:.$B$26];0)" office:value-type="float" office:value="23" calcext:value-type="float">
            <text:p>23</text:p>
          </table:table-cell>
          <table:table-cell table:style-name="ce105" table:formula="of:=RANDBETWEEN(1;1000000)" office:value-type="float" office:value="852612" calcext:value-type="float">
            <text:p>852612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6:.L6])" office:value-type="string" office:string-value="-40%" calcext:value-type="string">
            <text:p>-40%</text:p>
          </table:table-cell>
          <table:table-cell table:style-name="ce124" office:value-type="float" office:value="0.6" calcext:value-type="float">
            <text:p>0,6</text:p>
          </table:table-cell>
          <table:table-cell table:style-name="ce105" table:formula="of:=RANK([.I6];[.$I$3:.$I$25];0)" office:value-type="float" office:value="5" calcext:value-type="float">
            <text:p>5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214856" calcext:value-type="float">
            <text:p>214856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6]" office:value-type="float" office:value="1.4" calcext:value-type="float">
            <text:p>1,4</text:p>
          </table:table-cell>
          <table:table-cell table:style-name="ce105" table:formula="of:=COM.MICROSOFT.CONCAT([.R6:.S6])" office:value-type="string" office:string-value=" x 1,4" calcext:value-type="string">
            <text:p><text:s/>x 1,4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U6:.V6])" office:value-type="string" office:string-value="+40" calcext:value-type="string">
            <text:p>+40</text:p>
          </table:table-cell>
          <table:table-cell table:style-name="ce105" table:formula="of:=RANK([.Q6];[.$Q$3:.$Q$26];0)" office:value-type="float" office:value="19" calcext:value-type="float">
            <text:p>19</text:p>
          </table:table-cell>
          <table:table-cell table:style-name="ce105" table:formula="of:=RANDBETWEEN(1;1000000)" office:value-type="float" office:value="590456" calcext:value-type="float">
            <text:p>59045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6" calcext:value-type="float">
            <text:p>0,6</text:p>
          </table:table-cell>
          <table:table-cell table:style-name="ce105" table:formula="of:=COM.MICROSOFT.CONCAT([.Z6:.AA6])" office:value-type="string" office:string-value=" x 0,6" calcext:value-type="string">
            <text:p><text:s/>x 0,6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40" calcext:value-type="float">
            <text:p>40</text:p>
          </table:table-cell>
          <table:table-cell table:style-name="ce129" table:formula="of:=COM.MICROSOFT.CONCAT([.AC6:.AD6])" office:value-type="string" office:string-value="-40" calcext:value-type="string">
            <text:p>-40</text:p>
          </table:table-cell>
          <table:table-cell table:style-name="ce105" table:formula="of:=RANK([.Y6];[.$Y$3:.$Y$26];0)" office:value-type="float" office:value="13" calcext:value-type="float">
            <text:p>13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339770" calcext:value-type="float">
            <text:p>339770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770" calcext:value-type="float">
            <text:p>770</text:p>
          </table:table-cell>
          <table:table-cell table:style-name="ce124" table:formula="of:=[.AI6]*[.AJ6]" office:value-type="float" office:value="308" calcext:value-type="float">
            <text:p>308</text:p>
          </table:table-cell>
          <table:table-cell table:style-name="ce105" table:formula="of:=RANK([.AH6];[.$AH$3:.$AH$27];0)" office:value-type="float" office:value="15" calcext:value-type="float">
            <text:p>15</text:p>
          </table:table-cell>
          <table:table-cell table:style-name="ce102" office:value-type="float" office:value="4" calcext:value-type="float">
            <text:p>4</text:p>
          </table:table-cell>
          <table:table-cell table:style-name="ce105" table:formula="of:=RANDBETWEEN(1;1000000)" office:value-type="float" office:value="87959" calcext:value-type="float">
            <text:p>8795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6:.AQ6])" office:value-type="string" office:string-value="-10%" calcext:value-type="string">
            <text:p>-10%</text:p>
          </table:table-cell>
          <table:table-cell table:style-name="ce142" table:formula="of:=IF([.AO6]=&quot;+&quot;;1+[.AP6]/100;1-[.AP6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6:.AV6])" office:value-type="string" office:string-value="-10%" calcext:value-type="string">
            <text:p>-10%</text:p>
          </table:table-cell>
          <table:table-cell table:style-name="ce142" table:formula="of:=IF([.AT6]=&quot;+&quot;;1+[.AU6]/100;1-[.AU6]/100)" office:value-type="float" office:value="0.9" calcext:value-type="float">
            <text:p>0,9</text:p>
          </table:table-cell>
          <table:table-cell table:style-name="ce124" table:formula="of:=[.AX6]*[.AS6]" office:value-type="float" office:value="0.81" calcext:value-type="float">
            <text:p>0,81</text:p>
          </table:table-cell>
          <table:table-cell table:style-name="ce129" table:formula="of:=IF([.AY6]&lt;1;&quot;-&quot;;&quot;+&quot;)" office:value-type="string" office:string-value="-" calcext:value-type="string">
            <text:p>-</text:p>
          </table:table-cell>
          <table:table-cell table:style-name="ce124" table:formula="of:=ROUND(100*IF([.AY6]&gt;=1;[.AY6]-1;1-[.AY6]);0)" office:value-type="float" office:value="19" calcext:value-type="float">
            <text:p>19</text:p>
          </table:table-cell>
          <table:table-cell table:style-name="ce129" table:formula="of:=IF([.BA6]=0;&quot;0&quot;;COM.MICROSOFT.CONCAT([.AZ6:.BA6]))" office:value-type="string" office:string-value="-19" calcext:value-type="string">
            <text:p>-19</text:p>
          </table:table-cell>
          <table:table-cell table:style-name="ce105" table:formula="of:=RANK([.AN6];[.$AN$3:.$AN$30];0)" office:value-type="float" office:value="24" calcext:value-type="float">
            <text:p>24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69714" calcext:value-type="float">
            <text:p>769714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7:.E7])" office:value-type="string" office:string-value="+50%" calcext:value-type="string">
            <text:p>+50%</text:p>
          </table:table-cell>
          <table:table-cell table:style-name="ce124" office:value-type="float" office:value="1.5" calcext:value-type="float">
            <text:p>1,5</text:p>
          </table:table-cell>
          <table:table-cell table:style-name="ce105" table:formula="of:=RANK([.B7];[.$B$3:.$B$26];0)" office:value-type="float" office:value="5" calcext:value-type="float">
            <text:p>5</text:p>
          </table:table-cell>
          <table:table-cell table:style-name="ce105" table:formula="of:=RANDBETWEEN(1;1000000)" office:value-type="float" office:value="670481" calcext:value-type="float">
            <text:p>67048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7:.L7])" office:value-type="string" office:string-value="-50%" calcext:value-type="string">
            <text:p>-50%</text:p>
          </table:table-cell>
          <table:table-cell table:style-name="ce124" office:value-type="float" office:value="0.5" calcext:value-type="float">
            <text:p>0,5</text:p>
          </table:table-cell>
          <table:table-cell table:style-name="ce105" table:formula="of:=RANK([.I7];[.$I$3:.$I$25];0)" office:value-type="float" office:value="14" calcext:value-type="float">
            <text:p>14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42031" calcext:value-type="float">
            <text:p>24203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7]" office:value-type="float" office:value="1.5" calcext:value-type="float">
            <text:p>1,5</text:p>
          </table:table-cell>
          <table:table-cell table:style-name="ce105" table:formula="of:=COM.MICROSOFT.CONCAT([.R7:.S7])" office:value-type="string" office:string-value=" x 1,5" calcext:value-type="string">
            <text:p><text:s/>x 1,5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U7:.V7])" office:value-type="string" office:string-value="+50" calcext:value-type="string">
            <text:p>+50</text:p>
          </table:table-cell>
          <table:table-cell table:style-name="ce105" table:formula="of:=RANK([.Q7];[.$Q$3:.$Q$26];0)" office:value-type="float" office:value="17" calcext:value-type="float">
            <text:p>17</text:p>
          </table:table-cell>
          <table:table-cell table:style-name="ce105" table:formula="of:=RANDBETWEEN(1;1000000)" office:value-type="float" office:value="948136" calcext:value-type="float">
            <text:p>948136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5" calcext:value-type="float">
            <text:p>0,5</text:p>
          </table:table-cell>
          <table:table-cell table:style-name="ce105" table:formula="of:=COM.MICROSOFT.CONCAT([.Z7:.AA7])" office:value-type="string" office:string-value=" x 0,5" calcext:value-type="string">
            <text:p><text:s/>x 0,5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50" calcext:value-type="float">
            <text:p>50</text:p>
          </table:table-cell>
          <table:table-cell table:style-name="ce129" table:formula="of:=COM.MICROSOFT.CONCAT([.AC7:.AD7])" office:value-type="string" office:string-value="-50" calcext:value-type="string">
            <text:p>-50</text:p>
          </table:table-cell>
          <table:table-cell table:style-name="ce105" table:formula="of:=RANK([.Y7];[.$Y$3:.$Y$26];0)" office:value-type="float" office:value="2" calcext:value-type="float">
            <text:p>2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784424" calcext:value-type="float">
            <text:p>784424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570" calcext:value-type="float">
            <text:p>570</text:p>
          </table:table-cell>
          <table:table-cell table:style-name="ce124" table:formula="of:=[.AI7]*[.AJ7]" office:value-type="float" office:value="57" calcext:value-type="float">
            <text:p>57</text:p>
          </table:table-cell>
          <table:table-cell table:style-name="ce105" table:formula="of:=RANK([.AH7];[.$AH$3:.$AH$27];0)" office:value-type="float" office:value="6" calcext:value-type="float">
            <text:p>6</text:p>
          </table:table-cell>
          <table:table-cell table:style-name="ce102" office:value-type="float" office:value="5" calcext:value-type="float">
            <text:p>5</text:p>
          </table:table-cell>
          <table:table-cell table:style-name="ce105" table:formula="of:=RANDBETWEEN(1;1000000)" office:value-type="float" office:value="250601" calcext:value-type="float">
            <text:p>250601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7:.AQ7])" office:value-type="string" office:string-value="-10%" calcext:value-type="string">
            <text:p>-10%</text:p>
          </table:table-cell>
          <table:table-cell table:style-name="ce142" table:formula="of:=IF([.AO7]=&quot;+&quot;;1+[.AP7]/100;1-[.AP7]/100)" office:value-type="float" office:value="0.9" calcext:value-type="float">
            <text:p>0,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7:.AV7])" office:value-type="string" office:string-value="+70%" calcext:value-type="string">
            <text:p>+70%</text:p>
          </table:table-cell>
          <table:table-cell table:style-name="ce142" table:formula="of:=IF([.AT7]=&quot;+&quot;;1+[.AU7]/100;1-[.AU7]/100)" office:value-type="float" office:value="1.7" calcext:value-type="float">
            <text:p>1,7</text:p>
          </table:table-cell>
          <table:table-cell table:style-name="ce124" table:formula="of:=[.AX7]*[.AS7]" office:value-type="float" office:value="1.53" calcext:value-type="float">
            <text:p>1,53</text:p>
          </table:table-cell>
          <table:table-cell table:style-name="ce129" table:formula="of:=IF([.AY7]&lt;1;&quot;-&quot;;&quot;+&quot;)" office:value-type="string" office:string-value="+" calcext:value-type="string">
            <text:p>+</text:p>
          </table:table-cell>
          <table:table-cell table:style-name="ce124" table:formula="of:=ROUND(100*IF([.AY7]&gt;=1;[.AY7]-1;1-[.AY7]);0)" office:value-type="float" office:value="53" calcext:value-type="float">
            <text:p>53</text:p>
          </table:table-cell>
          <table:table-cell table:style-name="ce129" table:formula="of:=IF([.BA7]=0;&quot;0&quot;;COM.MICROSOFT.CONCAT([.AZ7:.BA7]))" office:value-type="string" office:string-value="+53" calcext:value-type="string">
            <text:p>+53</text:p>
          </table:table-cell>
          <table:table-cell table:style-name="ce105" table:formula="of:=RANK([.AN7];[.$AN$3:.$AN$30];0)" office:value-type="float" office:value="20" calcext:value-type="float">
            <text:p>20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968"/>
        </table:table-row>
        <table:table-row table:style-name="ro3"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0920" calcext:value-type="float">
            <text:p>70920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8:.E8])" office:value-type="string" office:string-value="+60%" calcext:value-type="string">
            <text:p>+60%</text:p>
          </table:table-cell>
          <table:table-cell table:style-name="ce124" office:value-type="float" office:value="1.6" calcext:value-type="float">
            <text:p>1,6</text:p>
          </table:table-cell>
          <table:table-cell table:style-name="ce105" table:formula="of:=RANK([.B8];[.$B$3:.$B$26];0)" office:value-type="float" office:value="24" calcext:value-type="float">
            <text:p>24</text:p>
          </table:table-cell>
          <table:table-cell table:style-name="ce105" table:formula="of:=RANDBETWEEN(1;1000000)" office:value-type="float" office:value="181146" calcext:value-type="float">
            <text:p>181146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8:.L8])" office:value-type="string" office:string-value="-60%" calcext:value-type="string">
            <text:p>-60%</text:p>
          </table:table-cell>
          <table:table-cell table:style-name="ce124" office:value-type="float" office:value="0.4" calcext:value-type="float">
            <text:p>0,4</text:p>
          </table:table-cell>
          <table:table-cell table:style-name="ce105" table:formula="of:=RANK([.I8];[.$I$3:.$I$25];0)" office:value-type="float" office:value="21" calcext:value-type="float">
            <text:p>21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235791" calcext:value-type="float">
            <text:p>23579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8]" office:value-type="float" office:value="1.6" calcext:value-type="float">
            <text:p>1,6</text:p>
          </table:table-cell>
          <table:table-cell table:style-name="ce105" table:formula="of:=COM.MICROSOFT.CONCAT([.R8:.S8])" office:value-type="string" office:string-value=" x 1,6" calcext:value-type="string">
            <text:p><text:s/>x 1,6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U8:.V8])" office:value-type="string" office:string-value="+60" calcext:value-type="string">
            <text:p>+60</text:p>
          </table:table-cell>
          <table:table-cell table:style-name="ce105" table:formula="of:=RANK([.Q8];[.$Q$3:.$Q$26];0)" office:value-type="float" office:value="18" calcext:value-type="float">
            <text:p>18</text:p>
          </table:table-cell>
          <table:table-cell table:style-name="ce105" table:formula="of:=RANDBETWEEN(1;1000000)" office:value-type="float" office:value="590735" calcext:value-type="float">
            <text:p>590735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4" calcext:value-type="float">
            <text:p>0,4</text:p>
          </table:table-cell>
          <table:table-cell table:style-name="ce105" table:formula="of:=COM.MICROSOFT.CONCAT([.Z8:.AA8])" office:value-type="string" office:string-value=" x 0,4" calcext:value-type="string">
            <text:p><text:s/>x 0,4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60" calcext:value-type="float">
            <text:p>60</text:p>
          </table:table-cell>
          <table:table-cell table:style-name="ce129" table:formula="of:=COM.MICROSOFT.CONCAT([.AC8:.AD8])" office:value-type="string" office:string-value="-60" calcext:value-type="string">
            <text:p>-60</text:p>
          </table:table-cell>
          <table:table-cell table:style-name="ce105" table:formula="of:=RANK([.Y8];[.$Y$3:.$Y$26];0)" office:value-type="float" office:value="12" calcext:value-type="float">
            <text:p>12</text:p>
          </table:table-cell>
          <table:table-cell table:style-name="ce102" office:value-type="float" office:value="6" calcext:value-type="float">
            <text:p>6</text:p>
          </table:table-cell>
          <table:table-cell table:style-name="ce105" table:formula="of:=RANDBETWEEN(1;1000000)" office:value-type="float" office:value="730487" calcext:value-type="float">
            <text:p>730487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910" calcext:value-type="float">
            <text:p>910</text:p>
          </table:table-cell>
          <table:table-cell table:style-name="ce124" table:formula="of:=[.AI8]*[.AJ8]" office:value-type="float" office:value="364" calcext:value-type="float">
            <text:p>364</text:p>
          </table:table-cell>
          <table:table-cell table:style-name="ce105" table:formula="of:=RANK([.AH8];[.$AH$3:.$AH$27];0)" office:value-type="float" office:value="7" calcext:value-type="float">
            <text:p>7</text:p>
          </table:table-cell>
          <table:table-cell table:style-name="ce102" office:value-type="float" office:value="6" calcext:value-type="float">
            <text:p>6</text:p>
          </table:table-cell>
          <table:table-cell table:style-name="ce135" table:formula="of:=RANDBETWEEN(1;1000000)" office:value-type="float" office:value="450740" calcext:value-type="float">
            <text:p>45074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8:.AQ8])" office:value-type="string" office:string-value="+10%" calcext:value-type="string">
            <text:p>+10%</text:p>
          </table:table-cell>
          <table:table-cell table:style-name="ce143" table:formula="of:=IF([.AO8]=&quot;+&quot;;1+[.AP8]/100;1-[.AP8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20" calcext:value-type="float">
            <text:p>2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8:.AV8])" office:value-type="string" office:string-value="+20%" calcext:value-type="string">
            <text:p>+20%</text:p>
          </table:table-cell>
          <table:table-cell table:style-name="ce143" table:formula="of:=IF([.AT8]=&quot;+&quot;;1+[.AU8]/100;1-[.AU8]/100)" office:value-type="float" office:value="1.2" calcext:value-type="float">
            <text:p>1,2</text:p>
          </table:table-cell>
          <table:table-cell table:style-name="ce107" table:formula="of:=[.AX8]*[.AS8]" office:value-type="float" office:value="1.32" calcext:value-type="float">
            <text:p>1,32</text:p>
          </table:table-cell>
          <table:table-cell table:style-name="ce133" table:formula="of:=IF([.AY8]&lt;1;&quot;-&quot;;&quot;+&quot;)" office:value-type="string" office:string-value="+" calcext:value-type="string">
            <text:p>+</text:p>
          </table:table-cell>
          <table:table-cell table:style-name="ce148" table:formula="of:=ROUND(100*IF([.AY8]&gt;=1;[.AY8]-1;1-[.AY8]);0)" office:value-type="float" office:value="32" calcext:value-type="float">
            <text:p>32</text:p>
          </table:table-cell>
          <table:table-cell table:style-name="ce133" table:formula="of:=IF([.BA8]=0;&quot;0&quot;;COM.MICROSOFT.CONCAT([.AZ8:.BA8]))" office:value-type="string" office:string-value="+32" calcext:value-type="string">
            <text:p>+32</text:p>
          </table:table-cell>
          <table:table-cell table:style-name="ce135" table:formula="of:=RANK([.AN8];[.$AN$3:.$AN$30];0)" office:value-type="float" office:value="15" calcext:value-type="float">
            <text:p>15</text:p>
          </table:table-cell>
          <table:table-cell table:style-name="ce102" office:value-type="float" office:value="6" calcext:value-type="float">
            <text:p>6</text:p>
          </table:table-cell>
          <table:table-cell table:number-columns-repeated="968"/>
        </table:table-row>
        <table:table-row table:style-name="ro3"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187387" calcext:value-type="float">
            <text:p>18738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9:.E9])" office:value-type="string" office:string-value="+70%" calcext:value-type="string">
            <text:p>+70%</text:p>
          </table:table-cell>
          <table:table-cell table:style-name="ce124" office:value-type="float" office:value="1.7" calcext:value-type="float">
            <text:p>1,7</text:p>
          </table:table-cell>
          <table:table-cell table:style-name="ce105" table:formula="of:=RANK([.B9];[.$B$3:.$B$26];0)" office:value-type="float" office:value="21" calcext:value-type="float">
            <text:p>21</text:p>
          </table:table-cell>
          <table:table-cell table:style-name="ce105" table:formula="of:=RANDBETWEEN(1;1000000)" office:value-type="float" office:value="591235" calcext:value-type="float">
            <text:p>591235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9:.L9])" office:value-type="string" office:string-value="-70%" calcext:value-type="string">
            <text:p>-70%</text:p>
          </table:table-cell>
          <table:table-cell table:style-name="ce124" office:value-type="float" office:value="0.3" calcext:value-type="float">
            <text:p>0,3</text:p>
          </table:table-cell>
          <table:table-cell table:style-name="ce105" table:formula="of:=RANK([.I9];[.$I$3:.$I$25];0)" office:value-type="float" office:value="17" calcext:value-type="float">
            <text:p>17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597161" calcext:value-type="float">
            <text:p>597161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9]" office:value-type="float" office:value="1.7" calcext:value-type="float">
            <text:p>1,7</text:p>
          </table:table-cell>
          <table:table-cell table:style-name="ce105" table:formula="of:=COM.MICROSOFT.CONCAT([.R9:.S9])" office:value-type="string" office:string-value=" x 1,7" calcext:value-type="string">
            <text:p><text:s/>x 1,7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U9:.V9])" office:value-type="string" office:string-value="+70" calcext:value-type="string">
            <text:p>+70</text:p>
          </table:table-cell>
          <table:table-cell table:style-name="ce105" table:formula="of:=RANK([.Q9];[.$Q$3:.$Q$26];0)" office:value-type="float" office:value="6" calcext:value-type="float">
            <text:p>6</text:p>
          </table:table-cell>
          <table:table-cell table:style-name="ce105" table:formula="of:=RANDBETWEEN(1;1000000)" office:value-type="float" office:value="258684" calcext:value-type="float">
            <text:p>258684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3" calcext:value-type="float">
            <text:p>0,3</text:p>
          </table:table-cell>
          <table:table-cell table:style-name="ce105" table:formula="of:=COM.MICROSOFT.CONCAT([.Z9:.AA9])" office:value-type="string" office:string-value=" x 0,3" calcext:value-type="string">
            <text:p><text:s/>x 0,3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70" calcext:value-type="float">
            <text:p>70</text:p>
          </table:table-cell>
          <table:table-cell table:style-name="ce129" table:formula="of:=COM.MICROSOFT.CONCAT([.AC9:.AD9])" office:value-type="string" office:string-value="-70" calcext:value-type="string">
            <text:p>-70</text:p>
          </table:table-cell>
          <table:table-cell table:style-name="ce105" table:formula="of:=RANK([.Y9];[.$Y$3:.$Y$26];0)" office:value-type="float" office:value="19" calcext:value-type="float">
            <text:p>19</text:p>
          </table:table-cell>
          <table:table-cell table:style-name="ce102" office:value-type="float" office:value="7" calcext:value-type="float">
            <text:p>7</text:p>
          </table:table-cell>
          <table:table-cell table:style-name="ce105" table:formula="of:=RANDBETWEEN(1;1000000)" office:value-type="float" office:value="418262" calcext:value-type="float">
            <text:p>418262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360" calcext:value-type="float">
            <text:p>360</text:p>
          </table:table-cell>
          <table:table-cell table:style-name="ce124" table:formula="of:=[.AI9]*[.AJ9]" office:value-type="float" office:value="72" calcext:value-type="float">
            <text:p>72</text:p>
          </table:table-cell>
          <table:table-cell table:style-name="ce105" table:formula="of:=RANK([.AH9];[.$AH$3:.$AH$27];0)" office:value-type="float" office:value="14" calcext:value-type="float">
            <text:p>14</text:p>
          </table:table-cell>
          <table:table-cell table:style-name="ce102" office:value-type="float" office:value="7" calcext:value-type="float">
            <text:p>7</text:p>
          </table:table-cell>
          <table:table-cell table:style-name="ce135" table:formula="of:=RANDBETWEEN(1;1000000)" office:value-type="float" office:value="191645" calcext:value-type="float">
            <text:p>191645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9:.AQ9])" office:value-type="string" office:string-value="+10%" calcext:value-type="string">
            <text:p>+10%</text:p>
          </table:table-cell>
          <table:table-cell table:style-name="ce143" table:formula="of:=IF([.AO9]=&quot;+&quot;;1+[.AP9]/100;1-[.AP9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90" calcext:value-type="float">
            <text:p>9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9:.AV9])" office:value-type="string" office:string-value="-90%" calcext:value-type="string">
            <text:p>-90%</text:p>
          </table:table-cell>
          <table:table-cell table:style-name="ce143" table:formula="of:=IF([.AT9]=&quot;+&quot;;1+[.AU9]/100;1-[.AU9]/100)" office:value-type="float" office:value="0.1" calcext:value-type="float">
            <text:p>0,1</text:p>
          </table:table-cell>
          <table:table-cell table:style-name="ce107" table:formula="of:=[.AX9]*[.AS9]" office:value-type="float" office:value="0.11" calcext:value-type="float">
            <text:p>0,11</text:p>
          </table:table-cell>
          <table:table-cell table:style-name="ce133" table:formula="of:=IF([.AY9]&lt;1;&quot;-&quot;;&quot;+&quot;)" office:value-type="string" office:string-value="-" calcext:value-type="string">
            <text:p>-</text:p>
          </table:table-cell>
          <table:table-cell table:style-name="ce107" table:formula="of:=ROUND(100*IF([.AY9]&gt;=1;[.AY9]-1;1-[.AY9]);0)" office:value-type="float" office:value="89" calcext:value-type="float">
            <text:p>89</text:p>
          </table:table-cell>
          <table:table-cell table:style-name="ce133" table:formula="of:=IF([.BA9]=0;&quot;0&quot;;COM.MICROSOFT.CONCAT([.AZ9:.BA9]))" office:value-type="string" office:string-value="-89" calcext:value-type="string">
            <text:p>-89</text:p>
          </table:table-cell>
          <table:table-cell table:style-name="ce135" table:formula="of:=RANK([.AN9];[.$AN$3:.$AN$30];0)" office:value-type="float" office:value="21" calcext:value-type="float">
            <text:p>21</text:p>
          </table:table-cell>
          <table:table-cell table:style-name="ce102" office:value-type="float" office:value="7" calcext:value-type="float">
            <text:p>7</text:p>
          </table:table-cell>
          <table:table-cell table:number-columns-repeated="968"/>
        </table:table-row>
        <table:table-row table:style-name="ro3"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812140" calcext:value-type="float">
            <text:p>812140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0:.E10])" office:value-type="string" office:string-value="+80%" calcext:value-type="string">
            <text:p>+80%</text:p>
          </table:table-cell>
          <table:table-cell table:style-name="ce124" office:value-type="float" office:value="1.8" calcext:value-type="float">
            <text:p>1,8</text:p>
          </table:table-cell>
          <table:table-cell table:style-name="ce105" table:formula="of:=RANK([.B10];[.$B$3:.$B$26];0)" office:value-type="float" office:value="3" calcext:value-type="float">
            <text:p>3</text:p>
          </table:table-cell>
          <table:table-cell table:style-name="ce105" table:formula="of:=RANDBETWEEN(1;1000000)" office:value-type="float" office:value="439969" calcext:value-type="float">
            <text:p>439969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0:.L10])" office:value-type="string" office:string-value="-80%" calcext:value-type="string">
            <text:p>-80%</text:p>
          </table:table-cell>
          <table:table-cell table:style-name="ce124" office:value-type="float" office:value="0.2" calcext:value-type="float">
            <text:p>0,2</text:p>
          </table:table-cell>
          <table:table-cell table:style-name="ce105" table:formula="of:=RANK([.I10];[.$I$3:.$I$25];0)" office:value-type="float" office:value="20" calcext:value-type="float">
            <text:p>2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692109" calcext:value-type="float">
            <text:p>692109</text:p>
          </table:table-cell>
          <table:table-cell table:style-name="ce127" office:value-type="string" calcext:value-type="string">
            <text:p><text:s/>x </text:p>
          </table:table-cell>
          <table:table-cell table:style-name="ce119" table:formula="of:=[.G10]" office:value-type="float" office:value="1.8" calcext:value-type="float">
            <text:p>1,8</text:p>
          </table:table-cell>
          <table:table-cell table:style-name="ce105" table:formula="of:=COM.MICROSOFT.CONCAT([.R10:.S10])" office:value-type="string" office:string-value=" x 1,8" calcext:value-type="string">
            <text:p><text:s/>x 1,8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U10:.V10])" office:value-type="string" office:string-value="+80" calcext:value-type="string">
            <text:p>+80</text:p>
          </table:table-cell>
          <table:table-cell table:style-name="ce105" table:formula="of:=RANK([.Q10];[.$Q$3:.$Q$26];0)" office:value-type="float" office:value="4" calcext:value-type="float">
            <text:p>4</text:p>
          </table:table-cell>
          <table:table-cell table:style-name="ce105" table:formula="of:=RANDBETWEEN(1;1000000)" office:value-type="float" office:value="609803" calcext:value-type="float">
            <text:p>609803</text:p>
          </table:table-cell>
          <table:table-cell table:style-name="ce127" office:value-type="string" calcext:value-type="string">
            <text:p><text:s/>x </text:p>
          </table:table-cell>
          <table:table-cell table:style-name="ce119" office:value-type="float" office:value="0.2" calcext:value-type="float">
            <text:p>0,2</text:p>
          </table:table-cell>
          <table:table-cell table:style-name="ce105" table:formula="of:=COM.MICROSOFT.CONCAT([.Z10:.AA10])" office:value-type="string" office:string-value=" x 0,2" calcext:value-type="string">
            <text:p><text:s/>x 0,2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80" calcext:value-type="float">
            <text:p>80</text:p>
          </table:table-cell>
          <table:table-cell table:style-name="ce129" table:formula="of:=COM.MICROSOFT.CONCAT([.AC10:.AD10])" office:value-type="string" office:string-value="-80" calcext:value-type="string">
            <text:p>-80</text:p>
          </table:table-cell>
          <table:table-cell table:style-name="ce105" table:formula="of:=RANK([.Y10];[.$Y$3:.$Y$26];0)" office:value-type="float" office:value="10" calcext:value-type="float">
            <text:p>10</text:p>
          </table:table-cell>
          <table:table-cell table:style-name="ce102" office:value-type="float" office:value="8" calcext:value-type="float">
            <text:p>8</text:p>
          </table:table-cell>
          <table:table-cell table:style-name="ce105" table:formula="of:=RANDBETWEEN(1;1000000)" office:value-type="float" office:value="138643" calcext:value-type="float">
            <text:p>138643</text:p>
          </table:table-cell>
          <table:table-cell table:style-name="ce138" table:formula="of:=RANDBETWEEN(1;5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890" calcext:value-type="float">
            <text:p>890</text:p>
          </table:table-cell>
          <table:table-cell table:style-name="ce124" table:formula="of:=[.AI10]*[.AJ10]" office:value-type="float" office:value="89" calcext:value-type="float">
            <text:p>89</text:p>
          </table:table-cell>
          <table:table-cell table:style-name="ce105" table:formula="of:=RANK([.AH10];[.$AH$3:.$AH$27];0)" office:value-type="float" office:value="22" calcext:value-type="float">
            <text:p>22</text:p>
          </table:table-cell>
          <table:table-cell table:style-name="ce102" office:value-type="float" office:value="8" calcext:value-type="float">
            <text:p>8</text:p>
          </table:table-cell>
          <table:table-cell table:style-name="ce135" table:formula="of:=RANDBETWEEN(1;1000000)" office:value-type="float" office:value="45660" calcext:value-type="float">
            <text:p>45660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0:.AQ10])" office:value-type="string" office:string-value="+10%" calcext:value-type="string">
            <text:p>+10%</text:p>
          </table:table-cell>
          <table:table-cell table:style-name="ce143" table:formula="of:=IF([.AO10]=&quot;+&quot;;1+[.AP10]/100;1-[.AP10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70" calcext:value-type="float">
            <text:p>7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0:.AV10])" office:value-type="string" office:string-value="+70%" calcext:value-type="string">
            <text:p>+70%</text:p>
          </table:table-cell>
          <table:table-cell table:style-name="ce143" table:formula="of:=IF([.AT10]=&quot;+&quot;;1+[.AU10]/100;1-[.AU10]/100)" office:value-type="float" office:value="1.7" calcext:value-type="float">
            <text:p>1,7</text:p>
          </table:table-cell>
          <table:table-cell table:style-name="ce107" table:formula="of:=[.AX10]*[.AS10]" office:value-type="float" office:value="1.87" calcext:value-type="float">
            <text:p>1,87</text:p>
          </table:table-cell>
          <table:table-cell table:style-name="ce133" table:formula="of:=IF([.AY10]&lt;1;&quot;-&quot;;&quot;+&quot;)" office:value-type="string" office:string-value="+" calcext:value-type="string">
            <text:p>+</text:p>
          </table:table-cell>
          <table:table-cell table:style-name="ce107" table:formula="of:=ROUND(100*IF([.AY10]&gt;=1;[.AY10]-1;1-[.AY10]);0)" office:value-type="float" office:value="87" calcext:value-type="float">
            <text:p>87</text:p>
          </table:table-cell>
          <table:table-cell table:style-name="ce133" table:formula="of:=IF([.BA10]=0;&quot;0&quot;;COM.MICROSOFT.CONCAT([.AZ10:.BA10]))" office:value-type="string" office:string-value="+87" calcext:value-type="string">
            <text:p>+87</text:p>
          </table:table-cell>
          <table:table-cell table:style-name="ce135" table:formula="of:=RANK([.AN10];[.$AN$3:.$AN$30];0)" office:value-type="float" office:value="27" calcext:value-type="float">
            <text:p>27</text:p>
          </table:table-cell>
          <table:table-cell table:style-name="ce102" office:value-type="float" office:value="8" calcext:value-type="float">
            <text:p>8</text:p>
          </table:table-cell>
          <table:table-cell table:number-columns-repeated="968"/>
        </table:table-row>
        <table:table-row table:style-name="ro3"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241307" calcext:value-type="float">
            <text:p>241307</text:p>
          </table:table-cell>
          <table:table-cell table:style-name="ce105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C11:.E11])" office:value-type="string" office:string-value="+90%" calcext:value-type="string">
            <text:p>+90%</text:p>
          </table:table-cell>
          <table:table-cell table:style-name="ce124" office:value-type="float" office:value="1.9" calcext:value-type="float">
            <text:p>1,9</text:p>
          </table:table-cell>
          <table:table-cell table:style-name="ce105" table:formula="of:=RANK([.B11];[.$B$3:.$B$26];0)" office:value-type="float" office:value="20" calcext:value-type="float">
            <text:p>20</text:p>
          </table:table-cell>
          <table:table-cell table:style-name="ce105" table:formula="of:=RANDBETWEEN(1;1000000)" office:value-type="float" office:value="170158" calcext:value-type="float">
            <text:p>170158</text:p>
          </table:table-cell>
          <table:table-cell table:style-name="ce105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J11:.L11])" office:value-type="string" office:string-value="-90%" calcext:value-type="string">
            <text:p>-90%</text:p>
          </table:table-cell>
          <table:table-cell table:style-name="ce124" office:value-type="float" office:value="0.1" calcext:value-type="float">
            <text:p>0,1</text:p>
          </table:table-cell>
          <table:table-cell table:style-name="ce105" table:formula="of:=RANK([.I11];[.$I$3:.$I$25];0)" office:value-type="float" office:value="23" calcext:value-type="float">
            <text:p>23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460457" calcext:value-type="float">
            <text:p>460457</text:p>
          </table:table-cell>
          <table:table-cell table:style-name="ce105" office:value-type="string" calcext:value-type="string">
            <text:p><text:s/>x </text:p>
          </table:table-cell>
          <table:table-cell table:style-name="ce105" table:formula="of:=[.G11]" office:value-type="float" office:value="1.9" calcext:value-type="float">
            <text:p>1,9</text:p>
          </table:table-cell>
          <table:table-cell table:style-name="ce105" table:formula="of:=COM.MICROSOFT.CONCAT([.R11:.S11])" office:value-type="string" office:string-value=" x 1,9" calcext:value-type="string">
            <text:p><text:s/>x 1,9</text:p>
          </table:table-cell>
          <table:table-cell table:style-name="ce129" office:value-type="string" calcext:value-type="string">
            <text:p>+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U11:.V11])" office:value-type="string" office:string-value="+90" calcext:value-type="string">
            <text:p>+90</text:p>
          </table:table-cell>
          <table:table-cell table:style-name="ce105" table:formula="of:=RANK([.Q11];[.$Q$3:.$Q$26];0)" office:value-type="float" office:value="8" calcext:value-type="float">
            <text:p>8</text:p>
          </table:table-cell>
          <table:table-cell table:style-name="ce105" table:formula="of:=RANDBETWEEN(1;1000000)" office:value-type="float" office:value="232992" calcext:value-type="float">
            <text:p>232992</text:p>
          </table:table-cell>
          <table:table-cell table:style-name="ce105" office:value-type="string" calcext:value-type="string">
            <text:p><text:s/>x </text:p>
          </table:table-cell>
          <table:table-cell table:style-name="ce105" office:value-type="float" office:value="0.1" calcext:value-type="float">
            <text:p>0,1</text:p>
          </table:table-cell>
          <table:table-cell table:style-name="ce105" table:formula="of:=COM.MICROSOFT.CONCAT([.Z11:.AA11])" office:value-type="string" office:string-value=" x 0,1" calcext:value-type="string">
            <text:p><text:s/>x 0,1</text:p>
          </table:table-cell>
          <table:table-cell table:style-name="ce129" office:value-type="string" calcext:value-type="string">
            <text:p>-</text:p>
          </table:table-cell>
          <table:table-cell table:style-name="ce119" office:value-type="float" office:value="90" calcext:value-type="float">
            <text:p>90</text:p>
          </table:table-cell>
          <table:table-cell table:style-name="ce129" table:formula="of:=COM.MICROSOFT.CONCAT([.AC11:.AD11])" office:value-type="string" office:string-value="-90" calcext:value-type="string">
            <text:p>-90</text:p>
          </table:table-cell>
          <table:table-cell table:style-name="ce105" table:formula="of:=RANK([.Y11];[.$Y$3:.$Y$26];0)" office:value-type="float" office:value="20" calcext:value-type="float">
            <text:p>20</text:p>
          </table:table-cell>
          <table:table-cell table:style-name="ce102" office:value-type="float" office:value="9" calcext:value-type="float">
            <text:p>9</text:p>
          </table:table-cell>
          <table:table-cell table:style-name="ce105" table:formula="of:=RANDBETWEEN(1;1000000)" office:value-type="float" office:value="497238" calcext:value-type="float">
            <text:p>497238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140" calcext:value-type="float">
            <text:p>140</text:p>
          </table:table-cell>
          <table:table-cell table:style-name="ce124" table:formula="of:=[.AI11]*[.AJ11]" office:value-type="float" office:value="70" calcext:value-type="float">
            <text:p>70</text:p>
          </table:table-cell>
          <table:table-cell table:style-name="ce105" table:formula="of:=RANK([.AH11];[.$AH$3:.$AH$27];0)" office:value-type="float" office:value="11" calcext:value-type="float">
            <text:p>11</text:p>
          </table:table-cell>
          <table:table-cell table:style-name="ce102" office:value-type="float" office:value="9" calcext:value-type="float">
            <text:p>9</text:p>
          </table:table-cell>
          <table:table-cell table:style-name="ce135" table:formula="of:=RANDBETWEEN(1;1000000)" office:value-type="float" office:value="425183" calcext:value-type="float">
            <text:p>425183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1:.AQ11])" office:value-type="string" office:string-value="+10%" calcext:value-type="string">
            <text:p>+10%</text:p>
          </table:table-cell>
          <table:table-cell table:style-name="ce143" table:formula="of:=IF([.AO11]=&quot;+&quot;;1+[.AP11]/100;1-[.AP11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+" calcext:value-type="string">
            <text:p>+</text:p>
          </table:table-cell>
          <table:table-cell table:style-name="ce140" table:formula="of:=10*RANDBETWEEN(1;9)" office:value-type="float" office:value="80" calcext:value-type="float">
            <text:p>8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1:.AV11])" office:value-type="string" office:string-value="+80%" calcext:value-type="string">
            <text:p>+80%</text:p>
          </table:table-cell>
          <table:table-cell table:style-name="ce143" table:formula="of:=IF([.AT11]=&quot;+&quot;;1+[.AU11]/100;1-[.AU11]/100)" office:value-type="float" office:value="1.8" calcext:value-type="float">
            <text:p>1,8</text:p>
          </table:table-cell>
          <table:table-cell table:style-name="ce107" table:formula="of:=[.AX11]*[.AS11]" office:value-type="float" office:value="1.98" calcext:value-type="float">
            <text:p>1,98</text:p>
          </table:table-cell>
          <table:table-cell table:style-name="ce133" table:formula="of:=IF([.AY11]&lt;1;&quot;-&quot;;&quot;+&quot;)" office:value-type="string" office:string-value="+" calcext:value-type="string">
            <text:p>+</text:p>
          </table:table-cell>
          <table:table-cell table:style-name="ce107" table:formula="of:=ROUND(100*IF([.AY11]&gt;=1;[.AY11]-1;1-[.AY11]);0)" office:value-type="float" office:value="98" calcext:value-type="float">
            <text:p>98</text:p>
          </table:table-cell>
          <table:table-cell table:style-name="ce133" table:formula="of:=IF([.BA11]=0;&quot;0&quot;;COM.MICROSOFT.CONCAT([.AZ11:.BA11]))" office:value-type="string" office:string-value="+98" calcext:value-type="string">
            <text:p>+98</text:p>
          </table:table-cell>
          <table:table-cell table:style-name="ce135" table:formula="of:=RANK([.AN11];[.$AN$3:.$AN$30];0)" office:value-type="float" office:value="16" calcext:value-type="float">
            <text:p>1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968"/>
        </table:table-row>
        <table:table-row table:style-name="ro3">
          <table:table-cell table:style-name="ce102" office:value-type="float" office:value="10" calcext:value-type="float">
            <text:p>10</text:p>
          </table:table-cell>
          <table:table-cell table:style-name="ce106" table:formula="of:=RANDBETWEEN(1;1000000)" office:value-type="float" office:value="241786" calcext:value-type="float">
            <text:p>241786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;9)" office:value-type="float" office:value="8" calcext:value-type="float">
            <text:p>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2:.E12])" office:value-type="string" office:string-value="-8%" calcext:value-type="string">
            <text:p>-8%</text:p>
          </table:table-cell>
          <table:table-cell table:style-name="ce125" table:formula="of:=1-[.D12]/100" office:value-type="float" office:value="0.92" calcext:value-type="float">
            <text:p>0,92</text:p>
          </table:table-cell>
          <table:table-cell table:style-name="ce106" table:formula="of:=RANK([.B12];[.$B$3:.$B$26];0)" office:value-type="float" office:value="19" calcext:value-type="float">
            <text:p>19</text:p>
          </table:table-cell>
          <table:table-cell table:style-name="ce106" table:formula="of:=RANDBETWEEN(1;1000000)" office:value-type="float" office:value="748783" calcext:value-type="float">
            <text:p>74878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;9)" office:value-type="float" office:value="1" calcext:value-type="float">
            <text:p>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2:.L12])" office:value-type="string" office:string-value="+1%" calcext:value-type="string">
            <text:p>+1%</text:p>
          </table:table-cell>
          <table:table-cell table:style-name="ce125" table:formula="of:=1+[.K12]/100" office:value-type="float" office:value="1.01" calcext:value-type="float">
            <text:p>1,01</text:p>
          </table:table-cell>
          <table:table-cell table:style-name="ce106" table:formula="of:=RANK([.I12];[.$I$3:.$I$25];0)" office:value-type="float" office:value="11" calcext:value-type="float">
            <text:p>11</text:p>
          </table:table-cell>
          <table:table-cell table:style-name="ce102" office:value-type="float" office:value="10" calcext:value-type="float">
            <text:p>10</text:p>
          </table:table-cell>
          <table:table-cell table:style-name="ce125" table:formula="of:=RANDBETWEEN(1;1000000)" office:value-type="float" office:value="150942" calcext:value-type="float">
            <text:p>15094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;9)/100" office:value-type="float" office:value="0.91" calcext:value-type="float">
            <text:p>0,91</text:p>
          </table:table-cell>
          <table:table-cell table:style-name="ce125" table:formula="of:=COM.MICROSOFT.CONCAT([.R12:.S12])" office:value-type="string" office:string-value=" x 0,91" calcext:value-type="string">
            <text:p><text:s/>x 0,9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2]))" office:value-type="float" office:value="9" calcext:value-type="float">
            <text:p>9</text:p>
          </table:table-cell>
          <table:table-cell table:style-name="ce130" table:formula="of:=COM.MICROSOFT.CONCAT([.U12:.V12])" office:value-type="string" office:string-value="-9" calcext:value-type="string">
            <text:p>-9</text:p>
          </table:table-cell>
          <table:table-cell table:style-name="ce125" table:formula="of:=RANK([.Q12];[.$Q$3:.$Q$26];0)" office:value-type="float" office:value="21" calcext:value-type="float">
            <text:p>21</text:p>
          </table:table-cell>
          <table:table-cell table:style-name="ce125" table:formula="of:=RANDBETWEEN(1;1000000)" office:value-type="float" office:value="297650" calcext:value-type="float">
            <text:p>29765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;9)/100" office:value-type="float" office:value="1.05" calcext:value-type="float">
            <text:p>1,05</text:p>
          </table:table-cell>
          <table:table-cell table:style-name="ce125" table:formula="of:=COM.MICROSOFT.CONCAT([.Z12:.AA12])" office:value-type="string" office:string-value=" x 1,05" calcext:value-type="string">
            <text:p><text:s/>x 1,05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2]-1))" office:value-type="float" office:value="5" calcext:value-type="float">
            <text:p>5</text:p>
          </table:table-cell>
          <table:table-cell table:style-name="ce137" table:formula="of:=COM.MICROSOFT.CONCAT([.AC12:.AD12])" office:value-type="string" office:string-value="+5" calcext:value-type="string">
            <text:p>+5</text:p>
          </table:table-cell>
          <table:table-cell table:style-name="ce125" table:formula="of:=RANK([.Y12];[.$Y$3:.$Y$26];0)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style-name="ce105" table:formula="of:=RANDBETWEEN(1;1000000)" office:value-type="float" office:value="946222" calcext:value-type="float">
            <text:p>946222</text:p>
          </table:table-cell>
          <table:table-cell table:style-name="ce138" table:formula="of:=RANDBETWEEN(1;5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440" calcext:value-type="float">
            <text:p>440</text:p>
          </table:table-cell>
          <table:table-cell table:style-name="ce124" table:formula="of:=[.AI12]*[.AJ12]" office:value-type="float" office:value="176" calcext:value-type="float">
            <text:p>176</text:p>
          </table:table-cell>
          <table:table-cell table:style-name="ce105" table:formula="of:=RANK([.AH12];[.$AH$3:.$AH$27];0)" office:value-type="float" office:value="1" calcext:value-type="float">
            <text:p>1</text:p>
          </table:table-cell>
          <table:table-cell table:style-name="ce102" office:value-type="float" office:value="10" calcext:value-type="float">
            <text:p>10</text:p>
          </table:table-cell>
          <table:table-cell table:style-name="ce135" table:formula="of:=RANDBETWEEN(1;1000000)" office:value-type="float" office:value="403507" calcext:value-type="float">
            <text:p>403507</text:p>
          </table:table-cell>
          <table:table-cell table:style-name="ce135" office:value-type="string" calcext:value-type="string">
            <text:p>+</text:p>
          </table:table-cell>
          <table:table-cell table:style-name="ce140" office:value-type="float" office:value="10" calcext:value-type="float">
            <text:p>1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O12:.AQ12])" office:value-type="string" office:string-value="+10%" calcext:value-type="string">
            <text:p>+10%</text:p>
          </table:table-cell>
          <table:table-cell table:style-name="ce143" table:formula="of:=IF([.AO12]=&quot;+&quot;;1+[.AP12]/100;1-[.AP12]/100)" office:value-type="float" office:value="1.1" calcext:value-type="float">
            <text:p>1,1</text:p>
          </table:table-cell>
          <table:table-cell table:style-name="ce135" table:formula="of:=IF(RANDBETWEEN(1;2)=1;&quot;+&quot;;&quot;-&quot;)" office:value-type="string" office:string-value="-" calcext:value-type="string">
            <text:p>-</text:p>
          </table:table-cell>
          <table:table-cell table:style-name="ce140" table:formula="of:=10*RANDBETWEEN(1;9)" office:value-type="float" office:value="50" calcext:value-type="float">
            <text:p>50</text:p>
          </table:table-cell>
          <table:table-cell table:style-name="ce135" office:value-type="string" calcext:value-type="string">
            <text:p>%</text:p>
          </table:table-cell>
          <table:table-cell table:style-name="ce135" table:formula="of:=COM.MICROSOFT.CONCAT([.AT12:.AV12])" office:value-type="string" office:string-value="-50%" calcext:value-type="string">
            <text:p>-50%</text:p>
          </table:table-cell>
          <table:table-cell table:style-name="ce143" table:formula="of:=IF([.AT12]=&quot;+&quot;;1+[.AU12]/100;1-[.AU12]/100)" office:value-type="float" office:value="0.5" calcext:value-type="float">
            <text:p>0,5</text:p>
          </table:table-cell>
          <table:table-cell table:style-name="ce107" table:formula="of:=[.AX12]*[.AS12]" office:value-type="float" office:value="0.55" calcext:value-type="float">
            <text:p>0,55</text:p>
          </table:table-cell>
          <table:table-cell table:style-name="ce133" table:formula="of:=IF([.AY12]&lt;1;&quot;-&quot;;&quot;+&quot;)" office:value-type="string" office:string-value="-" calcext:value-type="string">
            <text:p>-</text:p>
          </table:table-cell>
          <table:table-cell table:style-name="ce107" table:formula="of:=ROUND(100*IF([.AY12]&gt;=1;[.AY12]-1;1-[.AY12]);0)" office:value-type="float" office:value="45" calcext:value-type="float">
            <text:p>45</text:p>
          </table:table-cell>
          <table:table-cell table:style-name="ce133" table:formula="of:=IF([.BA12]=0;&quot;0&quot;;COM.MICROSOFT.CONCAT([.AZ12:.BA12]))" office:value-type="string" office:string-value="-45" calcext:value-type="string">
            <text:p>-45</text:p>
          </table:table-cell>
          <table:table-cell table:style-name="ce135" table:formula="of:=RANK([.AN12];[.$AN$3:.$AN$30];0)" office:value-type="float" office:value="17" calcext:value-type="float">
            <text:p>1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968"/>
        </table:table-row>
        <table:table-row table:style-name="ro3">
          <table:table-cell table:style-name="ce102" office:value-type="float" office:value="11" calcext:value-type="float">
            <text:p>11</text:p>
          </table:table-cell>
          <table:table-cell table:style-name="ce106" table:formula="of:=RANDBETWEEN(1;1000000)" office:value-type="float" office:value="279251" calcext:value-type="float">
            <text:p>27925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11;19)" office:value-type="float" office:value="17" calcext:value-type="float">
            <text:p>1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3:.E13])" office:value-type="string" office:string-value="+17%" calcext:value-type="string">
            <text:p>+17%</text:p>
          </table:table-cell>
          <table:table-cell table:style-name="ce125" table:formula="of:=1+[.D13]/100" office:value-type="float" office:value="1.17" calcext:value-type="float">
            <text:p>1,17</text:p>
          </table:table-cell>
          <table:table-cell table:style-name="ce106" table:formula="of:=RANK([.B13];[.$B$3:.$B$26];0)" office:value-type="float" office:value="16" calcext:value-type="float">
            <text:p>16</text:p>
          </table:table-cell>
          <table:table-cell table:style-name="ce106" table:formula="of:=RANDBETWEEN(1;1000000)" office:value-type="float" office:value="918155" calcext:value-type="float">
            <text:p>91815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11;19)" office:value-type="float" office:value="17" calcext:value-type="float">
            <text:p>1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3:.L13])" office:value-type="string" office:string-value="-17%" calcext:value-type="string">
            <text:p>-17%</text:p>
          </table:table-cell>
          <table:table-cell table:style-name="ce125" table:formula="of:=1-[.K13]/100" office:value-type="float" office:value="0.83" calcext:value-type="float">
            <text:p>0,83</text:p>
          </table:table-cell>
          <table:table-cell table:style-name="ce106" table:formula="of:=RANK([.I13];[.$I$3:.$I$25];0)" office:value-type="float" office:value="3" calcext:value-type="float">
            <text:p>3</text:p>
          </table:table-cell>
          <table:table-cell table:style-name="ce102" office:value-type="float" office:value="11" calcext:value-type="float">
            <text:p>11</text:p>
          </table:table-cell>
          <table:table-cell table:style-name="ce125" table:formula="of:=RANDBETWEEN(1;1000000)" office:value-type="float" office:value="87880" calcext:value-type="float">
            <text:p>8788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11;19)/100" office:value-type="float" office:value="1.13" calcext:value-type="float">
            <text:p>1,13</text:p>
          </table:table-cell>
          <table:table-cell table:style-name="ce125" table:formula="of:=COM.MICROSOFT.CONCAT([.R13:.S13])" office:value-type="string" office:string-value=" x 1,13" calcext:value-type="string">
            <text:p><text:s/>x 1,1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3]-1))" office:value-type="float" office:value="13" calcext:value-type="float">
            <text:p>13</text:p>
          </table:table-cell>
          <table:table-cell table:style-name="ce130" table:formula="of:=COM.MICROSOFT.CONCAT([.U13:.V13])" office:value-type="string" office:string-value="+13" calcext:value-type="string">
            <text:p>+13</text:p>
          </table:table-cell>
          <table:table-cell table:style-name="ce125" table:formula="of:=RANK([.Q13];[.$Q$3:.$Q$26];0)" office:value-type="float" office:value="24" calcext:value-type="float">
            <text:p>24</text:p>
          </table:table-cell>
          <table:table-cell table:style-name="ce125" table:formula="of:=RANDBETWEEN(1;1000000)" office:value-type="float" office:value="987717" calcext:value-type="float">
            <text:p>987717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11;19)/100" office:value-type="float" office:value="0.85" calcext:value-type="float">
            <text:p>0,85</text:p>
          </table:table-cell>
          <table:table-cell table:style-name="ce125" table:formula="of:=COM.MICROSOFT.CONCAT([.Z13:.AA13])" office:value-type="string" office:string-value=" x 0,85" calcext:value-type="string">
            <text:p><text:s/>x 0,8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3]))" office:value-type="float" office:value="15" calcext:value-type="float">
            <text:p>15</text:p>
          </table:table-cell>
          <table:table-cell table:style-name="ce137" table:formula="of:=COM.MICROSOFT.CONCAT([.AC13:.AD13])" office:value-type="string" office:string-value="-15" calcext:value-type="string">
            <text:p>-15</text:p>
          </table:table-cell>
          <table:table-cell table:style-name="ce125" table:formula="of:=RANK([.Y13];[.$Y$3:.$Y$26];0)" office:value-type="float" office:value="1" calcext:value-type="float">
            <text:p>1</text:p>
          </table:table-cell>
          <table:table-cell table:style-name="ce102" office:value-type="float" office:value="11" calcext:value-type="float">
            <text:p>11</text:p>
          </table:table-cell>
          <table:table-cell table:style-name="ce105" table:formula="of:=RANDBETWEEN(1;1000000)" office:value-type="float" office:value="178514" calcext:value-type="float">
            <text:p>178514</text:p>
          </table:table-cell>
          <table:table-cell table:style-name="ce138" table:formula="of:=RANDBETWEEN(1;5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660" calcext:value-type="float">
            <text:p>660</text:p>
          </table:table-cell>
          <table:table-cell table:style-name="ce124" table:formula="of:=[.AI13]*[.AJ13]" office:value-type="float" office:value="132" calcext:value-type="float">
            <text:p>132</text:p>
          </table:table-cell>
          <table:table-cell table:style-name="ce105" table:formula="of:=RANK([.AH13];[.$AH$3:.$AH$27];0)" office:value-type="float" office:value="19" calcext:value-type="float">
            <text:p>19</text:p>
          </table:table-cell>
          <table:table-cell table:style-name="ce102" office:value-type="float" office:value="11" calcext:value-type="float">
            <text:p>11</text:p>
          </table:table-cell>
          <table:table-cell table:style-name="ce139" table:formula="of:=RANDBETWEEN(1;1000000)" office:value-type="float" office:value="395808" calcext:value-type="float">
            <text:p>395808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3:.AQ13])" office:value-type="string" office:string-value="+100%" calcext:value-type="string">
            <text:p>+100%</text:p>
          </table:table-cell>
          <table:table-cell table:style-name="ce145" table:formula="of:=IF([.AO13]=&quot;+&quot;;1+[.AP13]/100;1-[.AP13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3:.AV13])" office:value-type="string" office:string-value="+20%" calcext:value-type="string">
            <text:p>+20%</text:p>
          </table:table-cell>
          <table:table-cell table:style-name="ce145" table:formula="of:=IF([.AT13]=&quot;+&quot;;1+[.AU13]/100;1-[.AU13]/100)" office:value-type="float" office:value="1.2" calcext:value-type="float">
            <text:p>1,2</text:p>
          </table:table-cell>
          <table:table-cell table:style-name="ce146" table:formula="of:=[.AX13]*[.AS13]" office:value-type="float" office:value="2.4" calcext:value-type="float">
            <text:p>2,4</text:p>
          </table:table-cell>
          <table:table-cell table:style-name="ce147" table:formula="of:=IF([.AY13]&lt;1;&quot;-&quot;;&quot;+&quot;)" office:value-type="string" office:string-value="+" calcext:value-type="string">
            <text:p>+</text:p>
          </table:table-cell>
          <table:table-cell table:style-name="ce146" table:formula="of:=ROUND(100*IF([.AY13]&gt;=1;[.AY13]-1;1-[.AY13]);0)" office:value-type="float" office:value="140" calcext:value-type="float">
            <text:p>140</text:p>
          </table:table-cell>
          <table:table-cell table:style-name="ce147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139" table:formula="of:=RANK([.AN13];[.$AN$3:.$AN$30];0)" office:value-type="float" office:value="18" calcext:value-type="float">
            <text:p>18</text:p>
          </table:table-cell>
          <table:table-cell table:style-name="ce102" office:value-type="float" office:value="11" calcext:value-type="float">
            <text:p>11</text:p>
          </table:table-cell>
          <table:table-cell table:number-columns-repeated="968"/>
        </table:table-row>
        <table:table-row table:style-name="ro3">
          <table:table-cell table:style-name="ce102" office:value-type="float" office:value="12" calcext:value-type="float">
            <text:p>12</text:p>
          </table:table-cell>
          <table:table-cell table:style-name="ce106" table:formula="of:=RANDBETWEEN(1;1000000)" office:value-type="float" office:value="958883" calcext:value-type="float">
            <text:p>958883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21;29)" office:value-type="float" office:value="24" calcext:value-type="float">
            <text:p>2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4:.E14])" office:value-type="string" office:string-value="-24%" calcext:value-type="string">
            <text:p>-24%</text:p>
          </table:table-cell>
          <table:table-cell table:style-name="ce125" table:formula="of:=1-[.D14]/100" office:value-type="float" office:value="0.76" calcext:value-type="float">
            <text:p>0,76</text:p>
          </table:table-cell>
          <table:table-cell table:style-name="ce106" table:formula="of:=RANK([.B14];[.$B$3:.$B$26];0)" office:value-type="float" office:value="1" calcext:value-type="float">
            <text:p>1</text:p>
          </table:table-cell>
          <table:table-cell table:style-name="ce106" table:formula="of:=RANDBETWEEN(1;1000000)" office:value-type="float" office:value="811134" calcext:value-type="float">
            <text:p>811134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21;29)" office:value-type="float" office:value="22" calcext:value-type="float">
            <text:p>22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4:.L14])" office:value-type="string" office:string-value="+22%" calcext:value-type="string">
            <text:p>+22%</text:p>
          </table:table-cell>
          <table:table-cell table:style-name="ce125" table:formula="of:=1+[.K14]/100" office:value-type="float" office:value="1.22" calcext:value-type="float">
            <text:p>1,22</text:p>
          </table:table-cell>
          <table:table-cell table:style-name="ce106" table:formula="of:=RANK([.I14];[.$I$3:.$I$25];0)" office:value-type="float" office:value="8" calcext:value-type="float">
            <text:p>8</text:p>
          </table:table-cell>
          <table:table-cell table:style-name="ce102" office:value-type="float" office:value="12" calcext:value-type="float">
            <text:p>12</text:p>
          </table:table-cell>
          <table:table-cell table:style-name="ce125" table:formula="of:=RANDBETWEEN(1;1000000)" office:value-type="float" office:value="651898" calcext:value-type="float">
            <text:p>65189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21;29)/100" office:value-type="float" office:value="0.75" calcext:value-type="float">
            <text:p>0,75</text:p>
          </table:table-cell>
          <table:table-cell table:style-name="ce125" table:formula="of:=COM.MICROSOFT.CONCAT([.R14:.S14])" office:value-type="string" office:string-value=" x 0,75" calcext:value-type="string">
            <text:p><text:s/>x 0,75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4]))" office:value-type="float" office:value="25" calcext:value-type="float">
            <text:p>25</text:p>
          </table:table-cell>
          <table:table-cell table:style-name="ce130" table:formula="of:=COM.MICROSOFT.CONCAT([.U14:.V14])" office:value-type="string" office:string-value="-25" calcext:value-type="string">
            <text:p>-25</text:p>
          </table:table-cell>
          <table:table-cell table:style-name="ce125" table:formula="of:=RANK([.Q14];[.$Q$3:.$Q$26];0)" office:value-type="float" office:value="5" calcext:value-type="float">
            <text:p>5</text:p>
          </table:table-cell>
          <table:table-cell table:style-name="ce125" table:formula="of:=RANDBETWEEN(1;1000000)" office:value-type="float" office:value="621546" calcext:value-type="float">
            <text:p>621546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21;29)/100" office:value-type="float" office:value="1.21" calcext:value-type="float">
            <text:p>1,21</text:p>
          </table:table-cell>
          <table:table-cell table:style-name="ce125" table:formula="of:=COM.MICROSOFT.CONCAT([.Z14:.AA14])" office:value-type="string" office:string-value=" x 1,21" calcext:value-type="string">
            <text:p><text:s/>x 1,2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4]-1))" office:value-type="float" office:value="21" calcext:value-type="float">
            <text:p>21</text:p>
          </table:table-cell>
          <table:table-cell table:style-name="ce137" table:formula="of:=COM.MICROSOFT.CONCAT([.AC14:.AD14])" office:value-type="string" office:string-value="+21" calcext:value-type="string">
            <text:p>+21</text:p>
          </table:table-cell>
          <table:table-cell table:style-name="ce125" table:formula="of:=RANK([.Y14];[.$Y$3:.$Y$26];0)" office:value-type="float" office:value="9" calcext:value-type="float">
            <text:p>9</text:p>
          </table:table-cell>
          <table:table-cell table:style-name="ce102" office:value-type="float" office:value="12" calcext:value-type="float">
            <text:p>12</text:p>
          </table:table-cell>
          <table:table-cell table:style-name="ce105" table:formula="of:=RANDBETWEEN(1;1000000)" office:value-type="float" office:value="895858" calcext:value-type="float">
            <text:p>895858</text:p>
          </table:table-cell>
          <table:table-cell table:style-name="ce138" table:formula="of:=RANDBETWEEN(1;5)/10" office:value-type="percentage" office:value="0.5" calcext:value-type="percentage">
            <text:p>50%</text:p>
          </table:table-cell>
          <table:table-cell table:style-name="ce105" table:formula="of:=10*RANDBETWEEN(1;99)" office:value-type="float" office:value="350" calcext:value-type="float">
            <text:p>350</text:p>
          </table:table-cell>
          <table:table-cell table:style-name="ce124" table:formula="of:=[.AI14]*[.AJ14]" office:value-type="float" office:value="175" calcext:value-type="float">
            <text:p>175</text:p>
          </table:table-cell>
          <table:table-cell table:style-name="ce105" table:formula="of:=RANK([.AH14];[.$AH$3:.$AH$27];0)" office:value-type="float" office:value="4" calcext:value-type="float">
            <text:p>4</text:p>
          </table:table-cell>
          <table:table-cell table:style-name="ce102" office:value-type="float" office:value="12" calcext:value-type="float">
            <text:p>12</text:p>
          </table:table-cell>
          <table:table-cell table:style-name="ce139" table:formula="of:=RANDBETWEEN(1;1000000)" office:value-type="float" office:value="170750" calcext:value-type="float">
            <text:p>170750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4:.AQ14])" office:value-type="string" office:string-value="+100%" calcext:value-type="string">
            <text:p>+100%</text:p>
          </table:table-cell>
          <table:table-cell table:style-name="ce145" table:formula="of:=IF([.AO14]=&quot;+&quot;;1+[.AP14]/100;1-[.AP14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+" calcext:value-type="string">
            <text:p>+</text:p>
          </table:table-cell>
          <table:table-cell table:style-name="ce141" table:formula="of:=10*RANDBETWEEN(1;9)" office:value-type="float" office:value="50" calcext:value-type="float">
            <text:p>5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4:.AV14])" office:value-type="string" office:string-value="+50%" calcext:value-type="string">
            <text:p>+50%</text:p>
          </table:table-cell>
          <table:table-cell table:style-name="ce145" table:formula="of:=IF([.AT14]=&quot;+&quot;;1+[.AU14]/100;1-[.AU14]/100)" office:value-type="float" office:value="1.5" calcext:value-type="float">
            <text:p>1,5</text:p>
          </table:table-cell>
          <table:table-cell table:style-name="ce146" table:formula="of:=[.AX14]*[.AS14]" office:value-type="float" office:value="3" calcext:value-type="float">
            <text:p>3</text:p>
          </table:table-cell>
          <table:table-cell table:style-name="ce147" table:formula="of:=IF([.AY14]&lt;1;&quot;-&quot;;&quot;+&quot;)" office:value-type="string" office:string-value="+" calcext:value-type="string">
            <text:p>+</text:p>
          </table:table-cell>
          <table:table-cell table:style-name="ce146" table:formula="of:=ROUND(100*IF([.AY14]&gt;=1;[.AY14]-1;1-[.AY14]);0)" office:value-type="float" office:value="200" calcext:value-type="float">
            <text:p>200</text:p>
          </table:table-cell>
          <table:table-cell table:style-name="ce147" table:formula="of:=IF([.BA14]=0;&quot;0&quot;;COM.MICROSOFT.CONCAT([.AZ14:.BA14]))" office:value-type="string" office:string-value="+200" calcext:value-type="string">
            <text:p>+200</text:p>
          </table:table-cell>
          <table:table-cell table:style-name="ce139" table:formula="of:=RANK([.AN14];[.$AN$3:.$AN$30];0)" office:value-type="float" office:value="22" calcext:value-type="float">
            <text:p>22</text:p>
          </table:table-cell>
          <table:table-cell table:style-name="ce102" office:value-type="float" office:value="12" calcext:value-type="float">
            <text:p>12</text:p>
          </table:table-cell>
          <table:table-cell table:number-columns-repeated="968"/>
        </table:table-row>
        <table:table-row table:style-name="ro3">
          <table:table-cell table:style-name="ce102" office:value-type="float" office:value="13" calcext:value-type="float">
            <text:p>13</text:p>
          </table:table-cell>
          <table:table-cell table:style-name="ce106" table:formula="of:=RANDBETWEEN(1;1000000)" office:value-type="float" office:value="625873" calcext:value-type="float">
            <text:p>625873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31;39)" office:value-type="float" office:value="35" calcext:value-type="float">
            <text:p>3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5:.E15])" office:value-type="string" office:string-value="+35%" calcext:value-type="string">
            <text:p>+35%</text:p>
          </table:table-cell>
          <table:table-cell table:style-name="ce125" table:formula="of:=1+[.D15]/100" office:value-type="float" office:value="1.35" calcext:value-type="float">
            <text:p>1,35</text:p>
          </table:table-cell>
          <table:table-cell table:style-name="ce106" table:formula="of:=RANK([.B15];[.$B$3:.$B$26];0)" office:value-type="float" office:value="7" calcext:value-type="float">
            <text:p>7</text:p>
          </table:table-cell>
          <table:table-cell table:style-name="ce106" table:formula="of:=RANDBETWEEN(1;1000000)" office:value-type="float" office:value="760507" calcext:value-type="float">
            <text:p>76050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31;39)" office:value-type="float" office:value="34" calcext:value-type="float">
            <text:p>34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5:.L15])" office:value-type="string" office:string-value="-34%" calcext:value-type="string">
            <text:p>-34%</text:p>
          </table:table-cell>
          <table:table-cell table:style-name="ce125" table:formula="of:=1-[.K15]/100" office:value-type="float" office:value="0.66" calcext:value-type="float">
            <text:p>0,66</text:p>
          </table:table-cell>
          <table:table-cell table:style-name="ce106" table:formula="of:=RANK([.I15];[.$I$3:.$I$25];0)" office:value-type="float" office:value="10" calcext:value-type="float">
            <text:p>10</text:p>
          </table:table-cell>
          <table:table-cell table:style-name="ce102" office:value-type="float" office:value="13" calcext:value-type="float">
            <text:p>13</text:p>
          </table:table-cell>
          <table:table-cell table:style-name="ce125" table:formula="of:=RANDBETWEEN(1;1000000)" office:value-type="float" office:value="359345" calcext:value-type="float">
            <text:p>35934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31;39)/100" office:value-type="float" office:value="1.34" calcext:value-type="float">
            <text:p>1,34</text:p>
          </table:table-cell>
          <table:table-cell table:style-name="ce125" table:formula="of:=COM.MICROSOFT.CONCAT([.R15:.S15])" office:value-type="string" office:string-value=" x 1,34" calcext:value-type="string">
            <text:p><text:s/>x 1,34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5]-1))" office:value-type="float" office:value="34" calcext:value-type="float">
            <text:p>34</text:p>
          </table:table-cell>
          <table:table-cell table:style-name="ce130" table:formula="of:=COM.MICROSOFT.CONCAT([.U15:.V15])" office:value-type="string" office:string-value="+34" calcext:value-type="string">
            <text:p>+34</text:p>
          </table:table-cell>
          <table:table-cell table:style-name="ce125" table:formula="of:=RANK([.Q15];[.$Q$3:.$Q$26];0)" office:value-type="float" office:value="10" calcext:value-type="float">
            <text:p>10</text:p>
          </table:table-cell>
          <table:table-cell table:style-name="ce125" table:formula="of:=RANDBETWEEN(1;1000000)" office:value-type="float" office:value="208062" calcext:value-type="float">
            <text:p>208062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31;39)/100" office:value-type="float" office:value="0.62" calcext:value-type="float">
            <text:p>0,62</text:p>
          </table:table-cell>
          <table:table-cell table:style-name="ce125" table:formula="of:=COM.MICROSOFT.CONCAT([.Z15:.AA15])" office:value-type="string" office:string-value=" x 0,62" calcext:value-type="string">
            <text:p><text:s/>x 0,62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5]))" office:value-type="float" office:value="38" calcext:value-type="float">
            <text:p>38</text:p>
          </table:table-cell>
          <table:table-cell table:style-name="ce137" table:formula="of:=COM.MICROSOFT.CONCAT([.AC15:.AD15])" office:value-type="string" office:string-value="-38" calcext:value-type="string">
            <text:p>-38</text:p>
          </table:table-cell>
          <table:table-cell table:style-name="ce125" table:formula="of:=RANK([.Y15];[.$Y$3:.$Y$26];0)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 table:style-name="ce105" table:formula="of:=RANDBETWEEN(1;1000000)" office:value-type="float" office:value="152671" calcext:value-type="float">
            <text:p>152671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950" calcext:value-type="float">
            <text:p>950</text:p>
          </table:table-cell>
          <table:table-cell table:style-name="ce124" table:formula="of:=[.AI15]*[.AJ15]" office:value-type="float" office:value="190" calcext:value-type="float">
            <text:p>190</text:p>
          </table:table-cell>
          <table:table-cell table:style-name="ce105" table:formula="of:=RANK([.AH15];[.$AH$3:.$AH$27];0)" office:value-type="float" office:value="21" calcext:value-type="float">
            <text:p>21</text:p>
          </table:table-cell>
          <table:table-cell table:style-name="ce102" office:value-type="float" office:value="13" calcext:value-type="float">
            <text:p>13</text:p>
          </table:table-cell>
          <table:table-cell table:style-name="ce139" table:formula="of:=RANDBETWEEN(1;1000000)" office:value-type="float" office:value="75483" calcext:value-type="float">
            <text:p>75483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5:.AQ15])" office:value-type="string" office:string-value="+100%" calcext:value-type="string">
            <text:p>+100%</text:p>
          </table:table-cell>
          <table:table-cell table:style-name="ce145" table:formula="of:=IF([.AO15]=&quot;+&quot;;1+[.AP15]/100;1-[.AP15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70" calcext:value-type="float">
            <text:p>7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5:.AV15])" office:value-type="string" office:string-value="-70%" calcext:value-type="string">
            <text:p>-70%</text:p>
          </table:table-cell>
          <table:table-cell table:style-name="ce145" table:formula="of:=IF([.AT15]=&quot;+&quot;;1+[.AU15]/100;1-[.AU15]/100)" office:value-type="float" office:value="0.3" calcext:value-type="float">
            <text:p>0,3</text:p>
          </table:table-cell>
          <table:table-cell table:style-name="ce146" table:formula="of:=[.AX15]*[.AS15]" office:value-type="float" office:value="0.6" calcext:value-type="float">
            <text:p>0,6</text:p>
          </table:table-cell>
          <table:table-cell table:style-name="ce147" table:formula="of:=IF([.AY15]&lt;1;&quot;-&quot;;&quot;+&quot;)" office:value-type="string" office:string-value="-" calcext:value-type="string">
            <text:p>-</text:p>
          </table:table-cell>
          <table:table-cell table:style-name="ce146" table:formula="of:=ROUND(100*IF([.AY15]&gt;=1;[.AY15]-1;1-[.AY15]);0)" office:value-type="float" office:value="40" calcext:value-type="float">
            <text:p>40</text:p>
          </table:table-cell>
          <table:table-cell table:style-name="ce147" table:formula="of:=IF([.BA15]=0;&quot;0&quot;;COM.MICROSOFT.CONCAT([.AZ15:.BA15]))" office:value-type="string" office:string-value="-40" calcext:value-type="string">
            <text:p>-40</text:p>
          </table:table-cell>
          <table:table-cell table:style-name="ce139" table:formula="of:=RANK([.AN15];[.$AN$3:.$AN$30];0)" office:value-type="float" office:value="25" calcext:value-type="float">
            <text:p>25</text:p>
          </table:table-cell>
          <table:table-cell table:style-name="ce102" office:value-type="float" office:value="13" calcext:value-type="float">
            <text:p>13</text:p>
          </table:table-cell>
          <table:table-cell table:number-columns-repeated="968"/>
        </table:table-row>
        <table:table-row table:style-name="ro3">
          <table:table-cell table:style-name="ce102" office:value-type="float" office:value="14" calcext:value-type="float">
            <text:p>14</text:p>
          </table:table-cell>
          <table:table-cell table:style-name="ce106" table:formula="of:=RANDBETWEEN(1;1000000)" office:value-type="float" office:value="280238" calcext:value-type="float">
            <text:p>280238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41;49)" office:value-type="float" office:value="46" calcext:value-type="float">
            <text:p>46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6:.E16])" office:value-type="string" office:string-value="-46%" calcext:value-type="string">
            <text:p>-46%</text:p>
          </table:table-cell>
          <table:table-cell table:style-name="ce125" table:formula="of:=1-[.D16]/100" office:value-type="float" office:value="0.54" calcext:value-type="float">
            <text:p>0,54</text:p>
          </table:table-cell>
          <table:table-cell table:style-name="ce106" table:formula="of:=RANK([.B16];[.$B$3:.$B$26];0)" office:value-type="float" office:value="15" calcext:value-type="float">
            <text:p>15</text:p>
          </table:table-cell>
          <table:table-cell table:style-name="ce106" table:formula="of:=RANDBETWEEN(1;1000000)" office:value-type="float" office:value="616339" calcext:value-type="float">
            <text:p>61633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41;49)" office:value-type="float" office:value="41" calcext:value-type="float">
            <text:p>4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6:.L16])" office:value-type="string" office:string-value="+41%" calcext:value-type="string">
            <text:p>+41%</text:p>
          </table:table-cell>
          <table:table-cell table:style-name="ce125" table:formula="of:=1+[.K16]/100" office:value-type="float" office:value="1.41" calcext:value-type="float">
            <text:p>1,41</text:p>
          </table:table-cell>
          <table:table-cell table:style-name="ce106" table:formula="of:=RANK([.I16];[.$I$3:.$I$25];0)" office:value-type="float" office:value="16" calcext:value-type="float">
            <text:p>16</text:p>
          </table:table-cell>
          <table:table-cell table:style-name="ce102" office:value-type="float" office:value="14" calcext:value-type="float">
            <text:p>14</text:p>
          </table:table-cell>
          <table:table-cell table:style-name="ce125" table:formula="of:=RANDBETWEEN(1;1000000)" office:value-type="float" office:value="968134" calcext:value-type="float">
            <text:p>96813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41;49)/100" office:value-type="float" office:value="0.51" calcext:value-type="float">
            <text:p>0,51</text:p>
          </table:table-cell>
          <table:table-cell table:style-name="ce125" table:formula="of:=COM.MICROSOFT.CONCAT([.R16:.S16])" office:value-type="string" office:string-value=" x 0,51" calcext:value-type="string">
            <text:p><text:s/>x 0,51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6]))" office:value-type="float" office:value="49" calcext:value-type="float">
            <text:p>49</text:p>
          </table:table-cell>
          <table:table-cell table:style-name="ce130" table:formula="of:=COM.MICROSOFT.CONCAT([.U16:.V16])" office:value-type="string" office:string-value="-49" calcext:value-type="string">
            <text:p>-49</text:p>
          </table:table-cell>
          <table:table-cell table:style-name="ce125" table:formula="of:=RANK([.Q16];[.$Q$3:.$Q$26];0)" office:value-type="float" office:value="1" calcext:value-type="float">
            <text:p>1</text:p>
          </table:table-cell>
          <table:table-cell table:style-name="ce125" table:formula="of:=RANDBETWEEN(1;1000000)" office:value-type="float" office:value="426015" calcext:value-type="float">
            <text:p>42601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41;49)/100" office:value-type="float" office:value="1.42" calcext:value-type="float">
            <text:p>1,42</text:p>
          </table:table-cell>
          <table:table-cell table:style-name="ce125" table:formula="of:=COM.MICROSOFT.CONCAT([.Z16:.AA16])" office:value-type="string" office:string-value=" x 1,42" calcext:value-type="string">
            <text:p><text:s/>x 1,42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6]-1))" office:value-type="float" office:value="42" calcext:value-type="float">
            <text:p>42</text:p>
          </table:table-cell>
          <table:table-cell table:style-name="ce137" table:formula="of:=COM.MICROSOFT.CONCAT([.AC16:.AD16])" office:value-type="string" office:string-value="+42" calcext:value-type="string">
            <text:p>+42</text:p>
          </table:table-cell>
          <table:table-cell table:style-name="ce125" table:formula="of:=RANK([.Y16];[.$Y$3:.$Y$26];0)" office:value-type="float" office:value="15" calcext:value-type="float">
            <text:p>15</text:p>
          </table:table-cell>
          <table:table-cell table:style-name="ce102" office:value-type="float" office:value="14" calcext:value-type="float">
            <text:p>14</text:p>
          </table:table-cell>
          <table:table-cell table:style-name="ce105" table:formula="of:=RANDBETWEEN(1;1000000)" office:value-type="float" office:value="917117" calcext:value-type="float">
            <text:p>917117</text:p>
          </table:table-cell>
          <table:table-cell table:style-name="ce138" table:formula="of:=RANDBETWEEN(1;9)/10" office:value-type="percentage" office:value="0.4" calcext:value-type="percentage">
            <text:p>40%</text:p>
          </table:table-cell>
          <table:table-cell table:style-name="ce105" table:formula="of:=10*RANDBETWEEN(1;99)" office:value-type="float" office:value="210" calcext:value-type="float">
            <text:p>210</text:p>
          </table:table-cell>
          <table:table-cell table:style-name="ce124" table:formula="of:=[.AI16]*[.AJ16]" office:value-type="float" office:value="84" calcext:value-type="float">
            <text:p>84</text:p>
          </table:table-cell>
          <table:table-cell table:style-name="ce105" table:formula="of:=RANK([.AH16];[.$AH$3:.$AH$27];0)" office:value-type="float" office:value="2" calcext:value-type="float">
            <text:p>2</text:p>
          </table:table-cell>
          <table:table-cell table:style-name="ce102" office:value-type="float" office:value="14" calcext:value-type="float">
            <text:p>14</text:p>
          </table:table-cell>
          <table:table-cell table:style-name="ce139" table:formula="of:=RANDBETWEEN(1;1000000)" office:value-type="float" office:value="537095" calcext:value-type="float">
            <text:p>53709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6:.AQ16])" office:value-type="string" office:string-value="+100%" calcext:value-type="string">
            <text:p>+100%</text:p>
          </table:table-cell>
          <table:table-cell table:style-name="ce145" table:formula="of:=IF([.AO16]=&quot;+&quot;;1+[.AP16]/100;1-[.AP16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70" calcext:value-type="float">
            <text:p>7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6:.AV16])" office:value-type="string" office:string-value="-70%" calcext:value-type="string">
            <text:p>-70%</text:p>
          </table:table-cell>
          <table:table-cell table:style-name="ce145" table:formula="of:=IF([.AT16]=&quot;+&quot;;1+[.AU16]/100;1-[.AU16]/100)" office:value-type="float" office:value="0.3" calcext:value-type="float">
            <text:p>0,3</text:p>
          </table:table-cell>
          <table:table-cell table:style-name="ce146" table:formula="of:=[.AX16]*[.AS16]" office:value-type="float" office:value="0.6" calcext:value-type="float">
            <text:p>0,6</text:p>
          </table:table-cell>
          <table:table-cell table:style-name="ce147" table:formula="of:=IF([.AY16]&lt;1;&quot;-&quot;;&quot;+&quot;)" office:value-type="string" office:string-value="-" calcext:value-type="string">
            <text:p>-</text:p>
          </table:table-cell>
          <table:table-cell table:style-name="ce146" table:formula="of:=ROUND(100*IF([.AY16]&gt;=1;[.AY16]-1;1-[.AY16]);0)" office:value-type="float" office:value="40" calcext:value-type="float">
            <text:p>40</text:p>
          </table:table-cell>
          <table:table-cell table:style-name="ce147" table:formula="of:=IF([.BA16]=0;&quot;0&quot;;COM.MICROSOFT.CONCAT([.AZ16:.BA16]))" office:value-type="string" office:string-value="-40" calcext:value-type="string">
            <text:p>-40</text:p>
          </table:table-cell>
          <table:table-cell table:style-name="ce139" table:formula="of:=RANK([.AN16];[.$AN$3:.$AN$30];0)" office:value-type="float" office:value="13" calcext:value-type="float">
            <text:p>13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968"/>
        </table:table-row>
        <table:table-row table:style-name="ro3">
          <table:table-cell table:style-name="ce102" office:value-type="float" office:value="15" calcext:value-type="float">
            <text:p>15</text:p>
          </table:table-cell>
          <table:table-cell table:style-name="ce106" table:formula="of:=RANDBETWEEN(1;1000000)" office:value-type="float" office:value="365909" calcext:value-type="float">
            <text:p>36590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51;59)" office:value-type="float" office:value="51" calcext:value-type="float">
            <text:p>5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7:.E17])" office:value-type="string" office:string-value="+51%" calcext:value-type="string">
            <text:p>+51%</text:p>
          </table:table-cell>
          <table:table-cell table:style-name="ce125" table:formula="of:=1+[.D17]/100" office:value-type="float" office:value="1.51" calcext:value-type="float">
            <text:p>1,51</text:p>
          </table:table-cell>
          <table:table-cell table:style-name="ce106" table:formula="of:=RANK([.B17];[.$B$3:.$B$26];0)" office:value-type="float" office:value="13" calcext:value-type="float">
            <text:p>13</text:p>
          </table:table-cell>
          <table:table-cell table:style-name="ce106" table:formula="of:=RANDBETWEEN(1;1000000)" office:value-type="float" office:value="825460" calcext:value-type="float">
            <text:p>825460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51;59)" office:value-type="float" office:value="51" calcext:value-type="float">
            <text:p>5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7:.L17])" office:value-type="string" office:string-value="-51%" calcext:value-type="string">
            <text:p>-51%</text:p>
          </table:table-cell>
          <table:table-cell table:style-name="ce125" table:formula="of:=1-[.K17]/100" office:value-type="float" office:value="0.49" calcext:value-type="float">
            <text:p>0,49</text:p>
          </table:table-cell>
          <table:table-cell table:style-name="ce106" table:formula="of:=RANK([.I17];[.$I$3:.$I$25];0)" office:value-type="float" office:value="6" calcext:value-type="float">
            <text:p>6</text:p>
          </table:table-cell>
          <table:table-cell table:style-name="ce102" office:value-type="float" office:value="15" calcext:value-type="float">
            <text:p>15</text:p>
          </table:table-cell>
          <table:table-cell table:style-name="ce125" table:formula="of:=RANDBETWEEN(1;1000000)" office:value-type="float" office:value="98768" calcext:value-type="float">
            <text:p>9876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51;59)/100" office:value-type="float" office:value="1.51" calcext:value-type="float">
            <text:p>1,51</text:p>
          </table:table-cell>
          <table:table-cell table:style-name="ce125" table:formula="of:=COM.MICROSOFT.CONCAT([.R17:.S17])" office:value-type="string" office:string-value=" x 1,51" calcext:value-type="string">
            <text:p><text:s/>x 1,5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7]-1))" office:value-type="float" office:value="51" calcext:value-type="float">
            <text:p>51</text:p>
          </table:table-cell>
          <table:table-cell table:style-name="ce130" table:formula="of:=COM.MICROSOFT.CONCAT([.U17:.V17])" office:value-type="string" office:string-value="+51" calcext:value-type="string">
            <text:p>+51</text:p>
          </table:table-cell>
          <table:table-cell table:style-name="ce125" table:formula="of:=RANK([.Q17];[.$Q$3:.$Q$26];0)" office:value-type="float" office:value="23" calcext:value-type="float">
            <text:p>23</text:p>
          </table:table-cell>
          <table:table-cell table:style-name="ce125" table:formula="of:=RANDBETWEEN(1;1000000)" office:value-type="float" office:value="19364" calcext:value-type="float">
            <text:p>19364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51;59)/100" office:value-type="float" office:value="0.46" calcext:value-type="float">
            <text:p>0,46</text:p>
          </table:table-cell>
          <table:table-cell table:style-name="ce125" table:formula="of:=COM.MICROSOFT.CONCAT([.Z17:.AA17])" office:value-type="string" office:string-value=" x 0,46" calcext:value-type="string">
            <text:p><text:s/>x 0,46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7]))" office:value-type="float" office:value="54" calcext:value-type="float">
            <text:p>54</text:p>
          </table:table-cell>
          <table:table-cell table:style-name="ce137" table:formula="of:=COM.MICROSOFT.CONCAT([.AC17:.AD17])" office:value-type="string" office:string-value="-54" calcext:value-type="string">
            <text:p>-54</text:p>
          </table:table-cell>
          <table:table-cell table:style-name="ce125" table:formula="of:=RANK([.Y17];[.$Y$3:.$Y$26];0)" office:value-type="float" office:value="24" calcext:value-type="float">
            <text:p>24</text:p>
          </table:table-cell>
          <table:table-cell table:style-name="ce102" office:value-type="float" office:value="15" calcext:value-type="float">
            <text:p>15</text:p>
          </table:table-cell>
          <table:table-cell table:style-name="ce105" table:formula="of:=RANDBETWEEN(1;1000000)" office:value-type="float" office:value="908790" calcext:value-type="float">
            <text:p>908790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390" calcext:value-type="float">
            <text:p>390</text:p>
          </table:table-cell>
          <table:table-cell table:style-name="ce124" table:formula="of:=[.AI17]*[.AJ17]" office:value-type="float" office:value="117" calcext:value-type="float">
            <text:p>117</text:p>
          </table:table-cell>
          <table:table-cell table:style-name="ce105" table:formula="of:=RANK([.AH17];[.$AH$3:.$AH$27];0)" office:value-type="float" office:value="3" calcext:value-type="float">
            <text:p>3</text:p>
          </table:table-cell>
          <table:table-cell table:style-name="ce102" office:value-type="float" office:value="15" calcext:value-type="float">
            <text:p>15</text:p>
          </table:table-cell>
          <table:table-cell table:style-name="ce139" table:formula="of:=RANDBETWEEN(1;1000000)" office:value-type="float" office:value="720315" calcext:value-type="float">
            <text:p>720315</text:p>
          </table:table-cell>
          <table:table-cell table:style-name="ce139" office:value-type="string" calcext:value-type="string">
            <text:p>+</text:p>
          </table:table-cell>
          <table:table-cell table:style-name="ce141" office:value-type="float" office:value="100" calcext:value-type="float">
            <text:p>10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O17:.AQ17])" office:value-type="string" office:string-value="+100%" calcext:value-type="string">
            <text:p>+100%</text:p>
          </table:table-cell>
          <table:table-cell table:style-name="ce145" table:formula="of:=IF([.AO17]=&quot;+&quot;;1+[.AP17]/100;1-[.AP17]/100)" office:value-type="float" office:value="2" calcext:value-type="float">
            <text:p>2</text:p>
          </table:table-cell>
          <table:table-cell table:style-name="ce139" table:formula="of:=IF(RANDBETWEEN(1;2)=1;&quot;+&quot;;&quot;-&quot;)" office:value-type="string" office:string-value="-" calcext:value-type="string">
            <text:p>-</text:p>
          </table:table-cell>
          <table:table-cell table:style-name="ce141" table:formula="of:=10*RANDBETWEEN(1;9)" office:value-type="float" office:value="20" calcext:value-type="float">
            <text:p>20</text:p>
          </table:table-cell>
          <table:table-cell table:style-name="ce139" office:value-type="string" calcext:value-type="string">
            <text:p>%</text:p>
          </table:table-cell>
          <table:table-cell table:style-name="ce139" table:formula="of:=COM.MICROSOFT.CONCAT([.AT17:.AV17])" office:value-type="string" office:string-value="-20%" calcext:value-type="string">
            <text:p>-20%</text:p>
          </table:table-cell>
          <table:table-cell table:style-name="ce145" table:formula="of:=IF([.AT17]=&quot;+&quot;;1+[.AU17]/100;1-[.AU17]/100)" office:value-type="float" office:value="0.8" calcext:value-type="float">
            <text:p>0,8</text:p>
          </table:table-cell>
          <table:table-cell table:style-name="ce146" table:formula="of:=[.AX17]*[.AS17]" office:value-type="float" office:value="1.6" calcext:value-type="float">
            <text:p>1,6</text:p>
          </table:table-cell>
          <table:table-cell table:style-name="ce147" table:formula="of:=IF([.AY17]&lt;1;&quot;-&quot;;&quot;+&quot;)" office:value-type="string" office:string-value="+" calcext:value-type="string">
            <text:p>+</text:p>
          </table:table-cell>
          <table:table-cell table:style-name="ce146" table:formula="of:=ROUND(100*IF([.AY17]&gt;=1;[.AY17]-1;1-[.AY17]);0)" office:value-type="float" office:value="60" calcext:value-type="float">
            <text:p>60</text:p>
          </table:table-cell>
          <table:table-cell table:style-name="ce147" table:formula="of:=IF([.BA17]=0;&quot;0&quot;;COM.MICROSOFT.CONCAT([.AZ17:.BA17]))" office:value-type="string" office:string-value="+60" calcext:value-type="string">
            <text:p>+60</text:p>
          </table:table-cell>
          <table:table-cell table:style-name="ce139" table:formula="of:=RANK([.AN17];[.$AN$3:.$AN$30];0)" office:value-type="float" office:value="6" calcext:value-type="float">
            <text:p>6</text:p>
          </table:table-cell>
          <table:table-cell table:style-name="ce102" office:value-type="float" office:value="15" calcext:value-type="float">
            <text:p>15</text:p>
          </table:table-cell>
          <table:table-cell table:number-columns-repeated="968"/>
        </table:table-row>
        <table:table-row table:style-name="ro3">
          <table:table-cell table:style-name="ce102" office:value-type="float" office:value="16" calcext:value-type="float">
            <text:p>16</text:p>
          </table:table-cell>
          <table:table-cell table:style-name="ce106" table:formula="of:=RANDBETWEEN(1;1000000)" office:value-type="float" office:value="295175" calcext:value-type="float">
            <text:p>295175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61;69)" office:value-type="float" office:value="61" calcext:value-type="float">
            <text:p>61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8:.E18])" office:value-type="string" office:string-value="-61%" calcext:value-type="string">
            <text:p>-61%</text:p>
          </table:table-cell>
          <table:table-cell table:style-name="ce125" table:formula="of:=1-[.D18]/100" office:value-type="float" office:value="0.39" calcext:value-type="float">
            <text:p>0,39</text:p>
          </table:table-cell>
          <table:table-cell table:style-name="ce106" table:formula="of:=RANK([.B18];[.$B$3:.$B$26];0)" office:value-type="float" office:value="14" calcext:value-type="float">
            <text:p>14</text:p>
          </table:table-cell>
          <table:table-cell table:style-name="ce106" table:formula="of:=RANDBETWEEN(1;1000000)" office:value-type="float" office:value="767478" calcext:value-type="float">
            <text:p>767478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61;69)" office:value-type="float" office:value="69" calcext:value-type="float">
            <text:p>69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8:.L18])" office:value-type="string" office:string-value="+69%" calcext:value-type="string">
            <text:p>+69%</text:p>
          </table:table-cell>
          <table:table-cell table:style-name="ce125" table:formula="of:=1+[.K18]/100" office:value-type="float" office:value="1.69" calcext:value-type="float">
            <text:p>1,69</text:p>
          </table:table-cell>
          <table:table-cell table:style-name="ce106" table:formula="of:=RANK([.I18];[.$I$3:.$I$25];0)" office:value-type="float" office:value="9" calcext:value-type="float">
            <text:p>9</text:p>
          </table:table-cell>
          <table:table-cell table:style-name="ce102" office:value-type="float" office:value="16" calcext:value-type="float">
            <text:p>16</text:p>
          </table:table-cell>
          <table:table-cell table:style-name="ce125" table:formula="of:=RANDBETWEEN(1;1000000)" office:value-type="float" office:value="388021" calcext:value-type="float">
            <text:p>388021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61;69)/100" office:value-type="float" office:value="0.39" calcext:value-type="float">
            <text:p>0,39</text:p>
          </table:table-cell>
          <table:table-cell table:style-name="ce125" table:formula="of:=COM.MICROSOFT.CONCAT([.R18:.S18])" office:value-type="string" office:string-value=" x 0,39" calcext:value-type="string">
            <text:p><text:s/>x 0,3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18]))" office:value-type="float" office:value="61" calcext:value-type="float">
            <text:p>61</text:p>
          </table:table-cell>
          <table:table-cell table:style-name="ce130" table:formula="of:=COM.MICROSOFT.CONCAT([.U18:.V18])" office:value-type="string" office:string-value="-61" calcext:value-type="string">
            <text:p>-61</text:p>
          </table:table-cell>
          <table:table-cell table:style-name="ce125" table:formula="of:=RANK([.Q18];[.$Q$3:.$Q$26];0)" office:value-type="float" office:value="9" calcext:value-type="float">
            <text:p>9</text:p>
          </table:table-cell>
          <table:table-cell table:style-name="ce125" table:formula="of:=RANDBETWEEN(1;1000000)" office:value-type="float" office:value="342818" calcext:value-type="float">
            <text:p>34281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61;69)/100" office:value-type="float" office:value="1.68" calcext:value-type="float">
            <text:p>1,68</text:p>
          </table:table-cell>
          <table:table-cell table:style-name="ce125" table:formula="of:=COM.MICROSOFT.CONCAT([.Z18:.AA18])" office:value-type="string" office:string-value=" x 1,68" calcext:value-type="string">
            <text:p><text:s/>x 1,68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18]-1))" office:value-type="float" office:value="68" calcext:value-type="float">
            <text:p>68</text:p>
          </table:table-cell>
          <table:table-cell table:style-name="ce137" table:formula="of:=COM.MICROSOFT.CONCAT([.AC18:.AD18])" office:value-type="string" office:string-value="+68" calcext:value-type="string">
            <text:p>+68</text:p>
          </table:table-cell>
          <table:table-cell table:style-name="ce125" table:formula="of:=RANK([.Y18];[.$Y$3:.$Y$26];0)" office:value-type="float" office:value="16" calcext:value-type="float">
            <text:p>16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11841" calcext:value-type="float">
            <text:p>511841</text:p>
          </table:table-cell>
          <table:table-cell table:style-name="ce138" table:formula="of:=RANDBETWEEN(1;9)/10" office:value-type="percentage" office:value="0.2" calcext:value-type="percentage">
            <text:p>20%</text:p>
          </table:table-cell>
          <table:table-cell table:style-name="ce105" table:formula="of:=10*RANDBETWEEN(1;99)" office:value-type="float" office:value="770" calcext:value-type="float">
            <text:p>770</text:p>
          </table:table-cell>
          <table:table-cell table:style-name="ce124" table:formula="of:=[.AI18]*[.AJ18]" office:value-type="float" office:value="154" calcext:value-type="float">
            <text:p>154</text:p>
          </table:table-cell>
          <table:table-cell table:style-name="ce105" table:formula="of:=RANK([.AH18];[.$AH$3:.$AH$27];0)" office:value-type="float" office:value="10" calcext:value-type="float">
            <text:p>10</text:p>
          </table:table-cell>
          <table:table-cell table:style-name="ce102" office:value-type="float" office:value="16" calcext:value-type="float">
            <text:p>16</text:p>
          </table:table-cell>
          <table:table-cell table:style-name="ce105" table:formula="of:=RANDBETWEEN(1;1000000)" office:value-type="float" office:value="553379" calcext:value-type="float">
            <text:p>553379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8:.AQ18])" office:value-type="string" office:string-value="+10%" calcext:value-type="string">
            <text:p>+10%</text:p>
          </table:table-cell>
          <table:table-cell table:style-name="ce142" table:formula="of:=IF([.AO18]=&quot;+&quot;;1+[.AP18]/100;1-[.AP18]/100)" office:value-type="float" office:value="1.1" calcext:value-type="float">
            <text:p>1,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8:.AV18])" office:value-type="string" office:string-value="-80%" calcext:value-type="string">
            <text:p>-80%</text:p>
          </table:table-cell>
          <table:table-cell table:style-name="ce142" table:formula="of:=IF([.AT18]=&quot;+&quot;;1+[.AU18]/100;1-[.AU18]/100)" office:value-type="float" office:value="0.2" calcext:value-type="float">
            <text:p>0,2</text:p>
          </table:table-cell>
          <table:table-cell table:style-name="ce124" table:formula="of:=[.AX18]*[.AS18]" office:value-type="float" office:value="0.22" calcext:value-type="float">
            <text:p>0,22</text:p>
          </table:table-cell>
          <table:table-cell table:style-name="ce129" table:formula="of:=IF([.AY18]&lt;1;&quot;-&quot;;&quot;+&quot;)" office:value-type="string" office:string-value="-" calcext:value-type="string">
            <text:p>-</text:p>
          </table:table-cell>
          <table:table-cell table:style-name="ce124" table:formula="of:=ROUND(100*IF([.AY18]&gt;=1;[.AY18]-1;1-[.AY18]);0)" office:value-type="float" office:value="78" calcext:value-type="float">
            <text:p>78</text:p>
          </table:table-cell>
          <table:table-cell table:style-name="ce129" table:formula="of:=IF([.BA18]=0;&quot;0&quot;;COM.MICROSOFT.CONCAT([.AZ18:.BA18]))" office:value-type="string" office:string-value="-78" calcext:value-type="string">
            <text:p>-78</text:p>
          </table:table-cell>
          <table:table-cell table:style-name="ce105" table:formula="of:=RANK([.AN18];[.$AN$3:.$AN$30];0)" office:value-type="float" office:value="11" calcext:value-type="float">
            <text:p>11</text:p>
          </table:table-cell>
          <table:table-cell table:style-name="ce102" office:value-type="float" office:value="16" calcext:value-type="float">
            <text:p>16</text:p>
          </table:table-cell>
          <table:table-cell table:number-columns-repeated="968"/>
        </table:table-row>
        <table:table-row table:style-name="ro3">
          <table:table-cell table:style-name="ce102" office:value-type="float" office:value="17" calcext:value-type="float">
            <text:p>17</text:p>
          </table:table-cell>
          <table:table-cell table:style-name="ce106" table:formula="of:=RANDBETWEEN(1;1000000)" office:value-type="float" office:value="466322" calcext:value-type="float">
            <text:p>466322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71;79)" office:value-type="float" office:value="78" calcext:value-type="float">
            <text:p>7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19:.E19])" office:value-type="string" office:string-value="+78%" calcext:value-type="string">
            <text:p>+78%</text:p>
          </table:table-cell>
          <table:table-cell table:style-name="ce125" table:formula="of:=1+[.D19]/100" office:value-type="float" office:value="1.78" calcext:value-type="float">
            <text:p>1,78</text:p>
          </table:table-cell>
          <table:table-cell table:style-name="ce106" table:formula="of:=RANK([.B19];[.$B$3:.$B$26];0)" office:value-type="float" office:value="10" calcext:value-type="float">
            <text:p>10</text:p>
          </table:table-cell>
          <table:table-cell table:style-name="ce106" table:formula="of:=RANDBETWEEN(1;1000000)" office:value-type="float" office:value="527352" calcext:value-type="float">
            <text:p>527352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71;79)" office:value-type="float" office:value="77" calcext:value-type="float">
            <text:p>7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19:.L19])" office:value-type="string" office:string-value="-77%" calcext:value-type="string">
            <text:p>-77%</text:p>
          </table:table-cell>
          <table:table-cell table:style-name="ce125" table:formula="of:=1-[.K19]/100" office:value-type="float" office:value="0.23" calcext:value-type="float">
            <text:p>0,23</text:p>
          </table:table-cell>
          <table:table-cell table:style-name="ce106" table:formula="of:=RANK([.I19];[.$I$3:.$I$25];0)" office:value-type="float" office:value="18" calcext:value-type="float">
            <text:p>18</text:p>
          </table:table-cell>
          <table:table-cell table:style-name="ce102" office:value-type="float" office:value="17" calcext:value-type="float">
            <text:p>17</text:p>
          </table:table-cell>
          <table:table-cell table:style-name="ce125" table:formula="of:=RANDBETWEEN(1;1000000)" office:value-type="float" office:value="260843" calcext:value-type="float">
            <text:p>26084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71;79)/100" office:value-type="float" office:value="1.71" calcext:value-type="float">
            <text:p>1,71</text:p>
          </table:table-cell>
          <table:table-cell table:style-name="ce125" table:formula="of:=COM.MICROSOFT.CONCAT([.R19:.S19])" office:value-type="string" office:string-value=" x 1,71" calcext:value-type="string">
            <text:p><text:s/>x 1,71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19]-1))" office:value-type="float" office:value="71" calcext:value-type="float">
            <text:p>71</text:p>
          </table:table-cell>
          <table:table-cell table:style-name="ce130" table:formula="of:=COM.MICROSOFT.CONCAT([.U19:.V19])" office:value-type="string" office:string-value="+71" calcext:value-type="string">
            <text:p>+71</text:p>
          </table:table-cell>
          <table:table-cell table:style-name="ce125" table:formula="of:=RANK([.Q19];[.$Q$3:.$Q$26];0)" office:value-type="float" office:value="16" calcext:value-type="float">
            <text:p>16</text:p>
          </table:table-cell>
          <table:table-cell table:style-name="ce125" table:formula="of:=RANDBETWEEN(1;1000000)" office:value-type="float" office:value="144128" calcext:value-type="float">
            <text:p>14412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71;79)/100" office:value-type="float" office:value="0.29" calcext:value-type="float">
            <text:p>0,29</text:p>
          </table:table-cell>
          <table:table-cell table:style-name="ce125" table:formula="of:=COM.MICROSOFT.CONCAT([.Z19:.AA19])" office:value-type="string" office:string-value=" x 0,29" calcext:value-type="string">
            <text:p><text:s/>x 0,29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19]))" office:value-type="float" office:value="71" calcext:value-type="float">
            <text:p>71</text:p>
          </table:table-cell>
          <table:table-cell table:style-name="ce137" table:formula="of:=COM.MICROSOFT.CONCAT([.AC19:.AD19])" office:value-type="string" office:string-value="-71" calcext:value-type="string">
            <text:p>-71</text:p>
          </table:table-cell>
          <table:table-cell table:style-name="ce125" table:formula="of:=RANK([.Y19];[.$Y$3:.$Y$26];0)" office:value-type="float" office:value="22" calcext:value-type="float">
            <text:p>22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101840" calcext:value-type="float">
            <text:p>101840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650" calcext:value-type="float">
            <text:p>650</text:p>
          </table:table-cell>
          <table:table-cell table:style-name="ce124" table:formula="of:=[.AI19]*[.AJ19]" office:value-type="float" office:value="390" calcext:value-type="float">
            <text:p>390</text:p>
          </table:table-cell>
          <table:table-cell table:style-name="ce105" table:formula="of:=RANK([.AH19];[.$AH$3:.$AH$27];0)" office:value-type="float" office:value="23" calcext:value-type="float">
            <text:p>23</text:p>
          </table:table-cell>
          <table:table-cell table:style-name="ce102" office:value-type="float" office:value="17" calcext:value-type="float">
            <text:p>17</text:p>
          </table:table-cell>
          <table:table-cell table:style-name="ce105" table:formula="of:=RANDBETWEEN(1;1000000)" office:value-type="float" office:value="479639" calcext:value-type="float">
            <text:p>47963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19:.AQ19])" office:value-type="string" office:string-value="-50%" calcext:value-type="string">
            <text:p>-50%</text:p>
          </table:table-cell>
          <table:table-cell table:style-name="ce142" table:formula="of:=IF([.AO19]=&quot;+&quot;;1+[.AP19]/100;1-[.AP19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10" calcext:value-type="float">
            <text:p>1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19:.AV19])" office:value-type="string" office:string-value="+10%" calcext:value-type="string">
            <text:p>+10%</text:p>
          </table:table-cell>
          <table:table-cell table:style-name="ce142" table:formula="of:=IF([.AT19]=&quot;+&quot;;1+[.AU19]/100;1-[.AU19]/100)" office:value-type="float" office:value="1.1" calcext:value-type="float">
            <text:p>1,1</text:p>
          </table:table-cell>
          <table:table-cell table:style-name="ce124" table:formula="of:=[.AX19]*[.AS19]" office:value-type="float" office:value="0.55" calcext:value-type="float">
            <text:p>0,55</text:p>
          </table:table-cell>
          <table:table-cell table:style-name="ce129" table:formula="of:=IF([.AY19]&lt;1;&quot;-&quot;;&quot;+&quot;)" office:value-type="string" office:string-value="-" calcext:value-type="string">
            <text:p>-</text:p>
          </table:table-cell>
          <table:table-cell table:style-name="ce124" table:formula="of:=ROUND(100*IF([.AY19]&gt;=1;[.AY19]-1;1-[.AY19]);0)" office:value-type="float" office:value="45" calcext:value-type="float">
            <text:p>45</text:p>
          </table:table-cell>
          <table:table-cell table:style-name="ce129" table:formula="of:=IF([.BA19]=0;&quot;0&quot;;COM.MICROSOFT.CONCAT([.AZ19:.BA19]))" office:value-type="string" office:string-value="-45" calcext:value-type="string">
            <text:p>-45</text:p>
          </table:table-cell>
          <table:table-cell table:style-name="ce105" table:formula="of:=RANK([.AN19];[.$AN$3:.$AN$30];0)" office:value-type="float" office:value="14" calcext:value-type="float">
            <text:p>14</text:p>
          </table:table-cell>
          <table:table-cell table:style-name="ce102" office:value-type="float" office:value="17" calcext:value-type="float">
            <text:p>17</text:p>
          </table:table-cell>
          <table:table-cell table:number-columns-repeated="968"/>
        </table:table-row>
        <table:table-row table:style-name="ro3">
          <table:table-cell table:style-name="ce102" office:value-type="float" office:value="18" calcext:value-type="float">
            <text:p>18</text:p>
          </table:table-cell>
          <table:table-cell table:style-name="ce106" table:formula="of:=RANDBETWEEN(1;1000000)" office:value-type="float" office:value="689914" calcext:value-type="float">
            <text:p>689914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81;89)" office:value-type="float" office:value="83" calcext:value-type="float">
            <text:p>83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0:.E20])" office:value-type="string" office:string-value="-83%" calcext:value-type="string">
            <text:p>-83%</text:p>
          </table:table-cell>
          <table:table-cell table:style-name="ce125" table:formula="of:=1-[.D20]/100" office:value-type="float" office:value="0.17" calcext:value-type="float">
            <text:p>0,17</text:p>
          </table:table-cell>
          <table:table-cell table:style-name="ce106" table:formula="of:=RANK([.B20];[.$B$3:.$B$26];0)" office:value-type="float" office:value="6" calcext:value-type="float">
            <text:p>6</text:p>
          </table:table-cell>
          <table:table-cell table:style-name="ce106" table:formula="of:=RANDBETWEEN(1;1000000)" office:value-type="float" office:value="820089" calcext:value-type="float">
            <text:p>820089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81;89)" office:value-type="float" office:value="85" calcext:value-type="float">
            <text:p>85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0:.L20])" office:value-type="string" office:string-value="+85%" calcext:value-type="string">
            <text:p>+85%</text:p>
          </table:table-cell>
          <table:table-cell table:style-name="ce125" table:formula="of:=1+[.K20]/100" office:value-type="float" office:value="1.85" calcext:value-type="float">
            <text:p>1,85</text:p>
          </table:table-cell>
          <table:table-cell table:style-name="ce106" table:formula="of:=RANK([.I20];[.$I$3:.$I$25];0)" office:value-type="float" office:value="7" calcext:value-type="float">
            <text:p>7</text:p>
          </table:table-cell>
          <table:table-cell table:style-name="ce102" office:value-type="float" office:value="18" calcext:value-type="float">
            <text:p>18</text:p>
          </table:table-cell>
          <table:table-cell table:style-name="ce125" table:formula="of:=RANDBETWEEN(1;1000000)" office:value-type="float" office:value="201693" calcext:value-type="float">
            <text:p>201693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81;89)/100" office:value-type="float" office:value="0.13" calcext:value-type="float">
            <text:p>0,13</text:p>
          </table:table-cell>
          <table:table-cell table:style-name="ce125" table:formula="of:=COM.MICROSOFT.CONCAT([.R20:.S20])" office:value-type="string" office:string-value=" x 0,13" calcext:value-type="string">
            <text:p><text:s/>x 0,13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S20]))" office:value-type="float" office:value="87" calcext:value-type="float">
            <text:p>87</text:p>
          </table:table-cell>
          <table:table-cell table:style-name="ce130" table:formula="of:=COM.MICROSOFT.CONCAT([.U20:.V20])" office:value-type="string" office:string-value="-87" calcext:value-type="string">
            <text:p>-87</text:p>
          </table:table-cell>
          <table:table-cell table:style-name="ce125" table:formula="of:=RANK([.Q20];[.$Q$3:.$Q$26];0)" office:value-type="float" office:value="20" calcext:value-type="float">
            <text:p>20</text:p>
          </table:table-cell>
          <table:table-cell table:style-name="ce125" table:formula="of:=RANDBETWEEN(1;1000000)" office:value-type="float" office:value="934415" calcext:value-type="float">
            <text:p>934415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81;89)/100" office:value-type="float" office:value="1.89" calcext:value-type="float">
            <text:p>1,89</text:p>
          </table:table-cell>
          <table:table-cell table:style-name="ce125" table:formula="of:=COM.MICROSOFT.CONCAT([.Z20:.AA20])" office:value-type="string" office:string-value=" x 1,89" calcext:value-type="string">
            <text:p><text:s/>x 1,89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AA20]-1))" office:value-type="float" office:value="89" calcext:value-type="float">
            <text:p>89</text:p>
          </table:table-cell>
          <table:table-cell table:style-name="ce137" table:formula="of:=COM.MICROSOFT.CONCAT([.AC20:.AD20])" office:value-type="string" office:string-value="+89" calcext:value-type="string">
            <text:p>+89</text:p>
          </table:table-cell>
          <table:table-cell table:style-name="ce125" table:formula="of:=RANK([.Y20];[.$Y$3:.$Y$26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65698" calcext:value-type="float">
            <text:p>65698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370" calcext:value-type="float">
            <text:p>370</text:p>
          </table:table-cell>
          <table:table-cell table:style-name="ce124" table:formula="of:=[.AI20]*[.AJ20]" office:value-type="float" office:value="37" calcext:value-type="float">
            <text:p>37</text:p>
          </table:table-cell>
          <table:table-cell table:style-name="ce105" table:formula="of:=RANK([.AH20];[.$AH$3:.$AH$27];0)" office:value-type="float" office:value="25" calcext:value-type="float">
            <text:p>25</text:p>
          </table:table-cell>
          <table:table-cell table:style-name="ce102" office:value-type="float" office:value="18" calcext:value-type="float">
            <text:p>18</text:p>
          </table:table-cell>
          <table:table-cell table:style-name="ce105" table:formula="of:=RANDBETWEEN(1;1000000)" office:value-type="float" office:value="860565" calcext:value-type="float">
            <text:p>86056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0:.AQ20])" office:value-type="string" office:string-value="+90%" calcext:value-type="string">
            <text:p>+90%</text:p>
          </table:table-cell>
          <table:table-cell table:style-name="ce142" table:formula="of:=IF([.AO20]=&quot;+&quot;;1+[.AP20]/100;1-[.AP20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0:.AV20])" office:value-type="string" office:string-value="-30%" calcext:value-type="string">
            <text:p>-30%</text:p>
          </table:table-cell>
          <table:table-cell table:style-name="ce142" table:formula="of:=IF([.AT20]=&quot;+&quot;;1+[.AU20]/100;1-[.AU20]/100)" office:value-type="float" office:value="0.7" calcext:value-type="float">
            <text:p>0,7</text:p>
          </table:table-cell>
          <table:table-cell table:style-name="ce124" table:formula="of:=[.AX20]*[.AS20]" office:value-type="float" office:value="1.33" calcext:value-type="float">
            <text:p>1,33</text:p>
          </table:table-cell>
          <table:table-cell table:style-name="ce129" table:formula="of:=IF([.AY20]&lt;1;&quot;-&quot;;&quot;+&quot;)" office:value-type="string" office:string-value="+" calcext:value-type="string">
            <text:p>+</text:p>
          </table:table-cell>
          <table:table-cell table:style-name="ce124" table:formula="of:=ROUND(100*IF([.AY20]&gt;=1;[.AY20]-1;1-[.AY20]);0)" office:value-type="float" office:value="33" calcext:value-type="float">
            <text:p>33</text:p>
          </table:table-cell>
          <table:table-cell table:style-name="ce129" table:formula="of:=IF([.BA20]=0;&quot;0&quot;;COM.MICROSOFT.CONCAT([.AZ20:.BA20]))" office:value-type="string" office:string-value="+33" calcext:value-type="string">
            <text:p>+33</text:p>
          </table:table-cell>
          <table:table-cell table:style-name="ce105" table:formula="of:=RANK([.AN20];[.$AN$3:.$AN$30];0)" office:value-type="float" office:value="3" calcext:value-type="float">
            <text:p>3</text:p>
          </table:table-cell>
          <table:table-cell table:style-name="ce102" office:value-type="float" office:value="18" calcext:value-type="float">
            <text:p>18</text:p>
          </table:table-cell>
          <table:table-cell table:number-columns-repeated="968"/>
        </table:table-row>
        <table:table-row table:style-name="ro3">
          <table:table-cell table:style-name="ce102" office:value-type="float" office:value="19" calcext:value-type="float">
            <text:p>19</text:p>
          </table:table-cell>
          <table:table-cell table:style-name="ce106" table:formula="of:=RANDBETWEEN(1;1000000)" office:value-type="float" office:value="795151" calcext:value-type="float">
            <text:p>795151</text:p>
          </table:table-cell>
          <table:table-cell table:style-name="ce106" office:value-type="string" calcext:value-type="string">
            <text:p>+</text:p>
          </table:table-cell>
          <table:table-cell table:style-name="ce120" table:formula="of:=RANDBETWEEN(91;99)" office:value-type="float" office:value="97" calcext:value-type="float">
            <text:p>97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C21:.E21])" office:value-type="string" office:string-value="+97%" calcext:value-type="string">
            <text:p>+97%</text:p>
          </table:table-cell>
          <table:table-cell table:style-name="ce125" table:formula="of:=1+[.D21]/100" office:value-type="float" office:value="1.97" calcext:value-type="float">
            <text:p>1,97</text:p>
          </table:table-cell>
          <table:table-cell table:style-name="ce106" table:formula="of:=RANK([.B21];[.$B$3:.$B$26];0)" office:value-type="float" office:value="4" calcext:value-type="float">
            <text:p>4</text:p>
          </table:table-cell>
          <table:table-cell table:style-name="ce106" table:formula="of:=RANDBETWEEN(1;1000000)" office:value-type="float" office:value="982797" calcext:value-type="float">
            <text:p>982797</text:p>
          </table:table-cell>
          <table:table-cell table:style-name="ce106" office:value-type="string" calcext:value-type="string">
            <text:p>-</text:p>
          </table:table-cell>
          <table:table-cell table:style-name="ce120" table:formula="of:=RANDBETWEEN(91;99)" office:value-type="float" office:value="98" calcext:value-type="float">
            <text:p>98</text:p>
          </table:table-cell>
          <table:table-cell table:style-name="ce106" office:value-type="string" calcext:value-type="string">
            <text:p>%</text:p>
          </table:table-cell>
          <table:table-cell table:style-name="ce106" table:formula="of:=COM.MICROSOFT.CONCAT([.J21:.L21])" office:value-type="string" office:string-value="-98%" calcext:value-type="string">
            <text:p>-98%</text:p>
          </table:table-cell>
          <table:table-cell table:style-name="ce125" table:formula="of:=1-[.K21]/100" office:value-type="float" office:value="0.02" calcext:value-type="float">
            <text:p>0,02</text:p>
          </table:table-cell>
          <table:table-cell table:style-name="ce106" table:formula="of:=RANK([.I21];[.$I$3:.$I$25];0)" office:value-type="float" office:value="1" calcext:value-type="float">
            <text:p>1</text:p>
          </table:table-cell>
          <table:table-cell table:style-name="ce102" office:value-type="float" office:value="19" calcext:value-type="float">
            <text:p>19</text:p>
          </table:table-cell>
          <table:table-cell table:style-name="ce125" table:formula="of:=RANDBETWEEN(1;1000000)" office:value-type="float" office:value="276218" calcext:value-type="float">
            <text:p>276218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+RANDBETWEEN(91;99)/100" office:value-type="float" office:value="1.93" calcext:value-type="float">
            <text:p>1,93</text:p>
          </table:table-cell>
          <table:table-cell table:style-name="ce125" table:formula="of:=COM.MICROSOFT.CONCAT([.R21:.S21])" office:value-type="string" office:string-value=" x 1,93" calcext:value-type="string">
            <text:p><text:s/>x 1,93</text:p>
          </table:table-cell>
          <table:table-cell table:style-name="ce130" office:value-type="string" calcext:value-type="string">
            <text:p>+</text:p>
          </table:table-cell>
          <table:table-cell table:style-name="ce125" table:formula="of:=INT(100*([.S21]-1))" office:value-type="float" office:value="93" calcext:value-type="float">
            <text:p>93</text:p>
          </table:table-cell>
          <table:table-cell table:style-name="ce130" table:formula="of:=COM.MICROSOFT.CONCAT([.U21:.V21])" office:value-type="string" office:string-value="+93" calcext:value-type="string">
            <text:p>+93</text:p>
          </table:table-cell>
          <table:table-cell table:style-name="ce125" table:formula="of:=RANK([.Q21];[.$Q$3:.$Q$26];0)" office:value-type="float" office:value="15" calcext:value-type="float">
            <text:p>15</text:p>
          </table:table-cell>
          <table:table-cell table:style-name="ce125" table:formula="of:=RANDBETWEEN(1;1000000)" office:value-type="float" office:value="653860" calcext:value-type="float">
            <text:p>653860</text:p>
          </table:table-cell>
          <table:table-cell table:style-name="ce125" office:value-type="string" calcext:value-type="string">
            <text:p><text:s/>x </text:p>
          </table:table-cell>
          <table:table-cell table:style-name="ce125" table:formula="of:=1-RANDBETWEEN(91;99)/100" office:value-type="float" office:value="0.08" calcext:value-type="float">
            <text:p>0,08</text:p>
          </table:table-cell>
          <table:table-cell table:style-name="ce125" table:formula="of:=COM.MICROSOFT.CONCAT([.Z21:.AA21])" office:value-type="string" office:string-value=" x 0,08" calcext:value-type="string">
            <text:p><text:s/>x 0,08</text:p>
          </table:table-cell>
          <table:table-cell table:style-name="ce130" office:value-type="string" calcext:value-type="string">
            <text:p>-</text:p>
          </table:table-cell>
          <table:table-cell table:style-name="ce125" table:formula="of:=INT(100*(1-[.AA21]))" office:value-type="float" office:value="92" calcext:value-type="float">
            <text:p>92</text:p>
          </table:table-cell>
          <table:table-cell table:style-name="ce137" table:formula="of:=COM.MICROSOFT.CONCAT([.AC21:.AD21])" office:value-type="string" office:string-value="-92" calcext:value-type="string">
            <text:p>-92</text:p>
          </table:table-cell>
          <table:table-cell table:style-name="ce125" table:formula="of:=RANK([.Y21];[.$Y$3:.$Y$26];0)" office:value-type="float" office:value="8" calcext:value-type="float">
            <text:p>8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85679" calcext:value-type="float">
            <text:p>85679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140" calcext:value-type="float">
            <text:p>140</text:p>
          </table:table-cell>
          <table:table-cell table:style-name="ce124" table:formula="of:=[.AI21]*[.AJ21]" office:value-type="float" office:value="42" calcext:value-type="float">
            <text:p>42</text:p>
          </table:table-cell>
          <table:table-cell table:style-name="ce105" table:formula="of:=RANK([.AH21];[.$AH$3:.$AH$27];0)" office:value-type="float" office:value="24" calcext:value-type="float">
            <text:p>24</text:p>
          </table:table-cell>
          <table:table-cell table:style-name="ce102" office:value-type="float" office:value="19" calcext:value-type="float">
            <text:p>19</text:p>
          </table:table-cell>
          <table:table-cell table:style-name="ce105" table:formula="of:=RANDBETWEEN(1;1000000)" office:value-type="float" office:value="630719" calcext:value-type="float">
            <text:p>63071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1:.AQ21])" office:value-type="string" office:string-value="-80%" calcext:value-type="string">
            <text:p>-80%</text:p>
          </table:table-cell>
          <table:table-cell table:style-name="ce142" table:formula="of:=IF([.AO21]=&quot;+&quot;;1+[.AP21]/100;1-[.AP21]/100)" office:value-type="float" office:value="0.2" calcext:value-type="float">
            <text:p>0,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1:.AV21])" office:value-type="string" office:string-value="-30%" calcext:value-type="string">
            <text:p>-30%</text:p>
          </table:table-cell>
          <table:table-cell table:style-name="ce142" table:formula="of:=IF([.AT21]=&quot;+&quot;;1+[.AU21]/100;1-[.AU21]/100)" office:value-type="float" office:value="0.7" calcext:value-type="float">
            <text:p>0,7</text:p>
          </table:table-cell>
          <table:table-cell table:style-name="ce124" table:formula="of:=[.AX21]*[.AS21]" office:value-type="float" office:value="0.14" calcext:value-type="float">
            <text:p>0,14</text:p>
          </table:table-cell>
          <table:table-cell table:style-name="ce129" table:formula="of:=IF([.AY21]&lt;1;&quot;-&quot;;&quot;+&quot;)" office:value-type="string" office:string-value="-" calcext:value-type="string">
            <text:p>-</text:p>
          </table:table-cell>
          <table:table-cell table:style-name="ce124" table:formula="of:=ROUND(100*IF([.AY21]&gt;=1;[.AY21]-1;1-[.AY21]);0)" office:value-type="float" office:value="86" calcext:value-type="float">
            <text:p>86</text:p>
          </table:table-cell>
          <table:table-cell table:style-name="ce129" table:formula="of:=IF([.BA21]=0;&quot;0&quot;;COM.MICROSOFT.CONCAT([.AZ21:.BA21]))" office:value-type="string" office:string-value="-86" calcext:value-type="string">
            <text:p>-86</text:p>
          </table:table-cell>
          <table:table-cell table:style-name="ce105" table:formula="of:=RANK([.AN21];[.$AN$3:.$AN$30];0)" office:value-type="float" office:value="8" calcext:value-type="float">
            <text:p>8</text:p>
          </table:table-cell>
          <table:table-cell table:style-name="ce102" office:value-type="float" office:value="19" calcext:value-type="float">
            <text:p>19</text:p>
          </table:table-cell>
          <table:table-cell table:number-columns-repeated="968"/>
        </table:table-row>
        <table:table-row table:style-name="ro3">
          <table:table-cell table:style-name="ce102" office:value-type="float" office:value="20" calcext:value-type="float">
            <text:p>20</text:p>
          </table:table-cell>
          <table:table-cell table:style-name="ce107" table:formula="of:=RANDBETWEEN(1;1000000)" office:value-type="float" office:value="134055" calcext:value-type="float">
            <text:p>13405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500" calcext:value-type="float">
            <text:p>5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2:.E22])" office:value-type="string" office:string-value="+500%" calcext:value-type="string">
            <text:p>+500%</text:p>
          </table:table-cell>
          <table:table-cell table:style-name="ce107" office:value-type="float" office:value="6" calcext:value-type="float">
            <text:p>6</text:p>
          </table:table-cell>
          <table:table-cell table:style-name="ce107" table:formula="of:=RANK([.B22];[.$B$3:.$B$26];0)" office:value-type="float" office:value="22" calcext:value-type="float">
            <text:p>22</text:p>
          </table:table-cell>
          <table:table-cell table:style-name="ce107" table:formula="of:=RANDBETWEEN(1;1000000)" office:value-type="float" office:value="687901" calcext:value-type="float">
            <text:p>68790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2:.L22])" office:value-type="string" office:string-value="+100%" calcext:value-type="string">
            <text:p>+100%</text:p>
          </table:table-cell>
          <table:table-cell table:style-name="ce107" office:value-type="float" office:value="2" calcext:value-type="float">
            <text:p>2</text:p>
          </table:table-cell>
          <table:table-cell table:style-name="ce107" table:formula="of:=RANK([.I22];[.$I$3:.$I$25];0)" office:value-type="float" office:value="12" calcext:value-type="float">
            <text:p>12</text:p>
          </table:table-cell>
          <table:table-cell table:style-name="ce102" office:value-type="float" office:value="20" calcext:value-type="float">
            <text:p>20</text:p>
          </table:table-cell>
          <table:table-cell table:style-name="ce126" table:formula="of:=RANDBETWEEN(1;1000000)" office:value-type="float" office:value="349001" calcext:value-type="float">
            <text:p>34900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R22:.S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U22:.V22])" office:value-type="string" office:string-value="+500" calcext:value-type="string">
            <text:p>+500</text:p>
          </table:table-cell>
          <table:table-cell table:style-name="ce107" table:formula="of:=RANK([.Q22];[.$Q$3:.$Q$26];0)" office:value-type="float" office:value="11" calcext:value-type="float">
            <text:p>11</text:p>
          </table:table-cell>
          <table:table-cell table:style-name="ce126" table:formula="of:=RANDBETWEEN(1;1000000)" office:value-type="float" office:value="597127" calcext:value-type="float">
            <text:p>597127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6" calcext:value-type="float">
            <text:p>6</text:p>
          </table:table-cell>
          <table:table-cell table:style-name="ce126" table:formula="of:=COM.MICROSOFT.CONCAT([.Z22:.AA22])" office:value-type="string" office:string-value=" x 6" calcext:value-type="string">
            <text:p><text:s/>x 6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500" calcext:value-type="float">
            <text:p>500</text:p>
          </table:table-cell>
          <table:table-cell table:style-name="ce133" table:formula="of:=COM.MICROSOFT.CONCAT([.AC22:.AD22])" office:value-type="string" office:string-value="+500" calcext:value-type="string">
            <text:p>+500</text:p>
          </table:table-cell>
          <table:table-cell table:style-name="ce107" table:formula="of:=RANK([.Y22];[.$Y$3:.$Y$26];0)" office:value-type="float" office:value="11" calcext:value-type="float">
            <text:p>11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596923" calcext:value-type="float">
            <text:p>596923</text:p>
          </table:table-cell>
          <table:table-cell table:style-name="ce138" table:formula="of:=RANDBETWEEN(1;9)/10" office:value-type="percentage" office:value="0.9" calcext:value-type="percentage">
            <text:p>90%</text:p>
          </table:table-cell>
          <table:table-cell table:style-name="ce105" table:formula="of:=10*RANDBETWEEN(1;99)" office:value-type="float" office:value="550" calcext:value-type="float">
            <text:p>550</text:p>
          </table:table-cell>
          <table:table-cell table:style-name="ce124" table:formula="of:=[.AI22]*[.AJ22]" office:value-type="float" office:value="495" calcext:value-type="float">
            <text:p>495</text:p>
          </table:table-cell>
          <table:table-cell table:style-name="ce105" table:formula="of:=RANK([.AH22];[.$AH$3:.$AH$27];0)" office:value-type="float" office:value="8" calcext:value-type="float">
            <text:p>8</text:p>
          </table:table-cell>
          <table:table-cell table:style-name="ce102" office:value-type="float" office:value="20" calcext:value-type="float">
            <text:p>20</text:p>
          </table:table-cell>
          <table:table-cell table:style-name="ce105" table:formula="of:=RANDBETWEEN(1;1000000)" office:value-type="float" office:value="24011" calcext:value-type="float">
            <text:p>2401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2:.AQ22])" office:value-type="string" office:string-value="-90%" calcext:value-type="string">
            <text:p>-90%</text:p>
          </table:table-cell>
          <table:table-cell table:style-name="ce142" table:formula="of:=IF([.AO22]=&quot;+&quot;;1+[.AP22]/100;1-[.AP22]/100)" office:value-type="float" office:value="0.1" calcext:value-type="float">
            <text:p>0,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2:.AV22])" office:value-type="string" office:string-value="+80%" calcext:value-type="string">
            <text:p>+80%</text:p>
          </table:table-cell>
          <table:table-cell table:style-name="ce142" table:formula="of:=IF([.AT22]=&quot;+&quot;;1+[.AU22]/100;1-[.AU22]/100)" office:value-type="float" office:value="1.8" calcext:value-type="float">
            <text:p>1,8</text:p>
          </table:table-cell>
          <table:table-cell table:style-name="ce124" table:formula="of:=[.AX22]*[.AS22]" office:value-type="float" office:value="0.18" calcext:value-type="float">
            <text:p>0,18</text:p>
          </table:table-cell>
          <table:table-cell table:style-name="ce129" table:formula="of:=IF([.AY22]&lt;1;&quot;-&quot;;&quot;+&quot;)" office:value-type="string" office:string-value="-" calcext:value-type="string">
            <text:p>-</text:p>
          </table:table-cell>
          <table:table-cell table:style-name="ce124" table:formula="of:=ROUND(100*IF([.AY22]&gt;=1;[.AY22]-1;1-[.AY22]);0)" office:value-type="float" office:value="82" calcext:value-type="float">
            <text:p>82</text:p>
          </table:table-cell>
          <table:table-cell table:style-name="ce129" table:formula="of:=IF([.BA22]=0;&quot;0&quot;;COM.MICROSOFT.CONCAT([.AZ22:.BA22]))" office:value-type="string" office:string-value="-82" calcext:value-type="string">
            <text:p>-82</text:p>
          </table:table-cell>
          <table:table-cell table:style-name="ce105" table:formula="of:=RANK([.AN22];[.$AN$3:.$AN$30];0)" office:value-type="float" office:value="28" calcext:value-type="float">
            <text:p>28</text:p>
          </table:table-cell>
          <table:table-cell table:style-name="ce102" office:value-type="float" office:value="20" calcext:value-type="float">
            <text:p>20</text:p>
          </table:table-cell>
          <table:table-cell table:number-columns-repeated="968"/>
        </table:table-row>
        <table:table-row table:style-name="ro3">
          <table:table-cell table:style-name="ce102" office:value-type="float" office:value="21" calcext:value-type="float">
            <text:p>21</text:p>
          </table:table-cell>
          <table:table-cell table:style-name="ce107" table:formula="of:=RANDBETWEEN(1;1000000)" office:value-type="float" office:value="609709" calcext:value-type="float">
            <text:p>60970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600" calcext:value-type="float">
            <text:p>6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3:.E23])" office:value-type="string" office:string-value="+600%" calcext:value-type="string">
            <text:p>+600%</text:p>
          </table:table-cell>
          <table:table-cell table:style-name="ce107" office:value-type="float" office:value="7" calcext:value-type="float">
            <text:p>7</text:p>
          </table:table-cell>
          <table:table-cell table:style-name="ce107" table:formula="of:=RANK([.B23];[.$B$3:.$B$26];0)" office:value-type="float" office:value="8" calcext:value-type="float">
            <text:p>8</text:p>
          </table:table-cell>
          <table:table-cell table:style-name="ce107" table:formula="of:=RANDBETWEEN(1;1000000)" office:value-type="float" office:value="665185" calcext:value-type="float">
            <text:p>665185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200" calcext:value-type="float">
            <text:p>2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3:.L23])" office:value-type="string" office:string-value="+200%" calcext:value-type="string">
            <text:p>+200%</text:p>
          </table:table-cell>
          <table:table-cell table:style-name="ce107" office:value-type="float" office:value="3" calcext:value-type="float">
            <text:p>3</text:p>
          </table:table-cell>
          <table:table-cell table:style-name="ce107" table:formula="of:=RANK([.I23];[.$I$3:.$I$25];0)" office:value-type="float" office:value="15" calcext:value-type="float">
            <text:p>15</text:p>
          </table:table-cell>
          <table:table-cell table:style-name="ce102" office:value-type="float" office:value="21" calcext:value-type="float">
            <text:p>21</text:p>
          </table:table-cell>
          <table:table-cell table:style-name="ce126" table:formula="of:=RANDBETWEEN(1;1000000)" office:value-type="float" office:value="149319" calcext:value-type="float">
            <text:p>14931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R23:.S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U23:.V23])" office:value-type="string" office:string-value="+600" calcext:value-type="string">
            <text:p>+600</text:p>
          </table:table-cell>
          <table:table-cell table:style-name="ce107" table:formula="of:=RANK([.Q23];[.$Q$3:.$Q$26];0)" office:value-type="float" office:value="22" calcext:value-type="float">
            <text:p>22</text:p>
          </table:table-cell>
          <table:table-cell table:style-name="ce126" table:formula="of:=RANDBETWEEN(1;1000000)" office:value-type="float" office:value="469825" calcext:value-type="float">
            <text:p>469825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7" calcext:value-type="float">
            <text:p>7</text:p>
          </table:table-cell>
          <table:table-cell table:style-name="ce126" table:formula="of:=COM.MICROSOFT.CONCAT([.Z23:.AA23])" office:value-type="string" office:string-value=" x 7" calcext:value-type="string">
            <text:p><text:s/>x 7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600" calcext:value-type="float">
            <text:p>600</text:p>
          </table:table-cell>
          <table:table-cell table:style-name="ce133" table:formula="of:=COM.MICROSOFT.CONCAT([.AC23:.AD23])" office:value-type="string" office:string-value="+600" calcext:value-type="string">
            <text:p>+600</text:p>
          </table:table-cell>
          <table:table-cell table:style-name="ce107" table:formula="of:=RANK([.Y23];[.$Y$3:.$Y$26];0)" office:value-type="float" office:value="14" calcext:value-type="float">
            <text:p>14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540241" calcext:value-type="float">
            <text:p>540241</text:p>
          </table:table-cell>
          <table:table-cell table:style-name="ce138" table:formula="of:=RANDBETWEEN(1;9)/10" office:value-type="percentage" office:value="0.7" calcext:value-type="percentage">
            <text:p>70%</text:p>
          </table:table-cell>
          <table:table-cell table:style-name="ce105" table:formula="of:=10*RANDBETWEEN(1;99)" office:value-type="float" office:value="610" calcext:value-type="float">
            <text:p>610</text:p>
          </table:table-cell>
          <table:table-cell table:style-name="ce124" table:formula="of:=[.AI23]*[.AJ23]" office:value-type="float" office:value="427" calcext:value-type="float">
            <text:p>427</text:p>
          </table:table-cell>
          <table:table-cell table:style-name="ce105" table:formula="of:=RANK([.AH23];[.$AH$3:.$AH$27];0)" office:value-type="float" office:value="9" calcext:value-type="float">
            <text:p>9</text:p>
          </table:table-cell>
          <table:table-cell table:style-name="ce102" office:value-type="float" office:value="21" calcext:value-type="float">
            <text:p>21</text:p>
          </table:table-cell>
          <table:table-cell table:style-name="ce105" table:formula="of:=RANDBETWEEN(1;1000000)" office:value-type="float" office:value="553317" calcext:value-type="float">
            <text:p>553317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3:.AQ23])" office:value-type="string" office:string-value="-70%" calcext:value-type="string">
            <text:p>-70%</text:p>
          </table:table-cell>
          <table:table-cell table:style-name="ce142" table:formula="of:=IF([.AO23]=&quot;+&quot;;1+[.AP23]/100;1-[.AP23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3:.AV23])" office:value-type="string" office:string-value="+80%" calcext:value-type="string">
            <text:p>+80%</text:p>
          </table:table-cell>
          <table:table-cell table:style-name="ce142" table:formula="of:=IF([.AT23]=&quot;+&quot;;1+[.AU23]/100;1-[.AU23]/100)" office:value-type="float" office:value="1.8" calcext:value-type="float">
            <text:p>1,8</text:p>
          </table:table-cell>
          <table:table-cell table:style-name="ce124" table:formula="of:=[.AX23]*[.AS23]" office:value-type="float" office:value="0.54" calcext:value-type="float">
            <text:p>0,54</text:p>
          </table:table-cell>
          <table:table-cell table:style-name="ce129" table:formula="of:=IF([.AY23]&lt;1;&quot;-&quot;;&quot;+&quot;)" office:value-type="string" office:string-value="-" calcext:value-type="string">
            <text:p>-</text:p>
          </table:table-cell>
          <table:table-cell table:style-name="ce124" table:formula="of:=ROUND(100*IF([.AY23]&gt;=1;[.AY23]-1;1-[.AY23]);0)" office:value-type="float" office:value="46" calcext:value-type="float">
            <text:p>46</text:p>
          </table:table-cell>
          <table:table-cell table:style-name="ce129" table:formula="of:=IF([.BA23]=0;&quot;0&quot;;COM.MICROSOFT.CONCAT([.AZ23:.BA23]))" office:value-type="string" office:string-value="-46" calcext:value-type="string">
            <text:p>-46</text:p>
          </table:table-cell>
          <table:table-cell table:style-name="ce105" table:formula="of:=RANK([.AN23];[.$AN$3:.$AN$30];0)" office:value-type="float" office:value="12" calcext:value-type="float">
            <text:p>12</text:p>
          </table:table-cell>
          <table:table-cell table:style-name="ce102" office:value-type="float" office:value="21" calcext:value-type="float">
            <text:p>21</text:p>
          </table:table-cell>
          <table:table-cell table:number-columns-repeated="968"/>
        </table:table-row>
        <table:table-row table:style-name="ro3">
          <table:table-cell table:style-name="ce102" office:value-type="float" office:value="22" calcext:value-type="float">
            <text:p>22</text:p>
          </table:table-cell>
          <table:table-cell table:style-name="ce107" table:formula="of:=RANDBETWEEN(1;1000000)" office:value-type="float" office:value="265618" calcext:value-type="float">
            <text:p>265618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700" calcext:value-type="float">
            <text:p>7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4:.E24])" office:value-type="string" office:string-value="+700%" calcext:value-type="string">
            <text:p>+700%</text:p>
          </table:table-cell>
          <table:table-cell table:style-name="ce107" office:value-type="float" office:value="8" calcext:value-type="float">
            <text:p>8</text:p>
          </table:table-cell>
          <table:table-cell table:style-name="ce107" table:formula="of:=RANK([.B24];[.$B$3:.$B$26];0)" office:value-type="float" office:value="17" calcext:value-type="float">
            <text:p>17</text:p>
          </table:table-cell>
          <table:table-cell table:style-name="ce107" table:formula="of:=RANDBETWEEN(1;1000000)" office:value-type="float" office:value="930863" calcext:value-type="float">
            <text:p>930863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4:.L24])" office:value-type="string" office:string-value="+300%" calcext:value-type="string">
            <text:p>+300%</text:p>
          </table:table-cell>
          <table:table-cell table:style-name="ce107" office:value-type="float" office:value="4" calcext:value-type="float">
            <text:p>4</text:p>
          </table:table-cell>
          <table:table-cell table:style-name="ce107" table:formula="of:=RANK([.I24];[.$I$3:.$I$25];0)" office:value-type="float" office:value="2" calcext:value-type="float">
            <text:p>2</text:p>
          </table:table-cell>
          <table:table-cell table:style-name="ce102" office:value-type="float" office:value="22" calcext:value-type="float">
            <text:p>22</text:p>
          </table:table-cell>
          <table:table-cell table:style-name="ce126" table:formula="of:=RANDBETWEEN(1;1000000)" office:value-type="float" office:value="922351" calcext:value-type="float">
            <text:p>922351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R24:.S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U24:.V24])" office:value-type="string" office:string-value="+700" calcext:value-type="string">
            <text:p>+700</text:p>
          </table:table-cell>
          <table:table-cell table:style-name="ce107" table:formula="of:=RANK([.Q24];[.$Q$3:.$Q$26];0)" office:value-type="float" office:value="2" calcext:value-type="float">
            <text:p>2</text:p>
          </table:table-cell>
          <table:table-cell table:style-name="ce126" table:formula="of:=RANDBETWEEN(1;1000000)" office:value-type="float" office:value="283309" calcext:value-type="float">
            <text:p>283309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8" calcext:value-type="float">
            <text:p>8</text:p>
          </table:table-cell>
          <table:table-cell table:style-name="ce126" table:formula="of:=COM.MICROSOFT.CONCAT([.Z24:.AA24])" office:value-type="string" office:string-value=" x 8" calcext:value-type="string">
            <text:p><text:s/>x 8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700" calcext:value-type="float">
            <text:p>700</text:p>
          </table:table-cell>
          <table:table-cell table:style-name="ce133" table:formula="of:=COM.MICROSOFT.CONCAT([.AC24:.AD24])" office:value-type="string" office:string-value="+700" calcext:value-type="string">
            <text:p>+700</text:p>
          </table:table-cell>
          <table:table-cell table:style-name="ce107" table:formula="of:=RANK([.Y24];[.$Y$3:.$Y$26];0)" office:value-type="float" office:value="18" calcext:value-type="float">
            <text:p>18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154707" calcext:value-type="float">
            <text:p>154707</text:p>
          </table:table-cell>
          <table:table-cell table:style-name="ce138" table:formula="of:=RANDBETWEEN(1;9)/10" office:value-type="percentage" office:value="0.8" calcext:value-type="percentage">
            <text:p>80%</text:p>
          </table:table-cell>
          <table:table-cell table:style-name="ce105" table:formula="of:=10*RANDBETWEEN(1;99)" office:value-type="float" office:value="100" calcext:value-type="float">
            <text:p>100</text:p>
          </table:table-cell>
          <table:table-cell table:style-name="ce124" table:formula="of:=[.AI24]*[.AJ24]" office:value-type="float" office:value="80" calcext:value-type="float">
            <text:p>80</text:p>
          </table:table-cell>
          <table:table-cell table:style-name="ce105" table:formula="of:=RANK([.AH24];[.$AH$3:.$AH$27];0)" office:value-type="float" office:value="20" calcext:value-type="float">
            <text:p>20</text:p>
          </table:table-cell>
          <table:table-cell table:style-name="ce102" office:value-type="float" office:value="22" calcext:value-type="float">
            <text:p>22</text:p>
          </table:table-cell>
          <table:table-cell table:style-name="ce105" table:formula="of:=RANDBETWEEN(1;1000000)" office:value-type="float" office:value="74741" calcext:value-type="float">
            <text:p>74741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4:.AQ24])" office:value-type="string" office:string-value="-50%" calcext:value-type="string">
            <text:p>-50%</text:p>
          </table:table-cell>
          <table:table-cell table:style-name="ce142" table:formula="of:=IF([.AO24]=&quot;+&quot;;1+[.AP24]/100;1-[.AP24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4:.AV24])" office:value-type="string" office:string-value="+50%" calcext:value-type="string">
            <text:p>+50%</text:p>
          </table:table-cell>
          <table:table-cell table:style-name="ce142" table:formula="of:=IF([.AT24]=&quot;+&quot;;1+[.AU24]/100;1-[.AU24]/100)" office:value-type="float" office:value="1.5" calcext:value-type="float">
            <text:p>1,5</text:p>
          </table:table-cell>
          <table:table-cell table:style-name="ce124" table:formula="of:=[.AX24]*[.AS24]" office:value-type="float" office:value="0.75" calcext:value-type="float">
            <text:p>0,75</text:p>
          </table:table-cell>
          <table:table-cell table:style-name="ce129" table:formula="of:=IF([.AY24]&lt;1;&quot;-&quot;;&quot;+&quot;)" office:value-type="string" office:string-value="-" calcext:value-type="string">
            <text:p>-</text:p>
          </table:table-cell>
          <table:table-cell table:style-name="ce124" table:formula="of:=ROUND(100*IF([.AY24]&gt;=1;[.AY24]-1;1-[.AY24]);0)" office:value-type="float" office:value="25" calcext:value-type="float">
            <text:p>25</text:p>
          </table:table-cell>
          <table:table-cell table:style-name="ce129" table:formula="of:=IF([.BA24]=0;&quot;0&quot;;COM.MICROSOFT.CONCAT([.AZ24:.BA24]))" office:value-type="string" office:string-value="-25" calcext:value-type="string">
            <text:p>-25</text:p>
          </table:table-cell>
          <table:table-cell table:style-name="ce105" table:formula="of:=RANK([.AN24];[.$AN$3:.$AN$30];0)" office:value-type="float" office:value="26" calcext:value-type="float">
            <text:p>26</text:p>
          </table:table-cell>
          <table:table-cell table:style-name="ce102" office:value-type="float" office:value="22" calcext:value-type="float">
            <text:p>22</text:p>
          </table:table-cell>
          <table:table-cell table:number-columns-repeated="968"/>
        </table:table-row>
        <table:table-row table:style-name="ro3">
          <table:table-cell table:style-name="ce102" office:value-type="float" office:value="23" calcext:value-type="float">
            <text:p>23</text:p>
          </table:table-cell>
          <table:table-cell table:style-name="ce107" table:formula="of:=RANDBETWEEN(1;1000000)" office:value-type="float" office:value="373119" calcext:value-type="float">
            <text:p>37311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800" calcext:value-type="float">
            <text:p>8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5:.E25])" office:value-type="string" office:string-value="+800%" calcext:value-type="string">
            <text:p>+800%</text:p>
          </table:table-cell>
          <table:table-cell table:style-name="ce107" office:value-type="float" office:value="9" calcext:value-type="float">
            <text:p>9</text:p>
          </table:table-cell>
          <table:table-cell table:style-name="ce107" table:formula="of:=RANK([.B25];[.$B$3:.$B$26];0)" office:value-type="float" office:value="12" calcext:value-type="float">
            <text:p>12</text:p>
          </table:table-cell>
          <table:table-cell table:style-name="ce107" table:formula="of:=RANDBETWEEN(1;1000000)" office:value-type="float" office:value="863891" calcext:value-type="float">
            <text:p>863891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400" calcext:value-type="float">
            <text:p>4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J25:.L25])" office:value-type="string" office:string-value="+400%" calcext:value-type="string">
            <text:p>+400%</text:p>
          </table:table-cell>
          <table:table-cell table:style-name="ce107" office:value-type="float" office:value="5" calcext:value-type="float">
            <text:p>5</text:p>
          </table:table-cell>
          <table:table-cell table:style-name="ce107" table:formula="of:=RANK([.I25];[.$I$3:.$I$25];0)" office:value-type="float" office:value="4" calcext:value-type="float">
            <text:p>4</text:p>
          </table:table-cell>
          <table:table-cell table:style-name="ce102" office:value-type="float" office:value="23" calcext:value-type="float">
            <text:p>23</text:p>
          </table:table-cell>
          <table:table-cell table:style-name="ce126" table:formula="of:=RANDBETWEEN(1;1000000)" office:value-type="float" office:value="284012" calcext:value-type="float">
            <text:p>284012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R25:.S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U25:.V25])" office:value-type="string" office:string-value="+800" calcext:value-type="string">
            <text:p>+800</text:p>
          </table:table-cell>
          <table:table-cell table:style-name="ce107" table:formula="of:=RANK([.Q25];[.$Q$3:.$Q$26];0)" office:value-type="float" office:value="14" calcext:value-type="float">
            <text:p>14</text:p>
          </table:table-cell>
          <table:table-cell table:style-name="ce126" table:formula="of:=RANDBETWEEN(1;1000000)" office:value-type="float" office:value="734616" calcext:value-type="float">
            <text:p>734616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formula="of:=COM.MICROSOFT.CONCAT([.Z25:.AA25])" office:value-type="string" office:string-value=" x 9" calcext:value-type="string">
            <text:p><text:s/>x 9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800" calcext:value-type="float">
            <text:p>800</text:p>
          </table:table-cell>
          <table:table-cell table:style-name="ce133" table:formula="of:=COM.MICROSOFT.CONCAT([.AC25:.AD25])" office:value-type="string" office:string-value="+800" calcext:value-type="string">
            <text:p>+800</text:p>
          </table:table-cell>
          <table:table-cell table:style-name="ce107" table:formula="of:=RANK([.Y25];[.$Y$3:.$Y$26];0)" office:value-type="float" office:value="7" calcext:value-type="float">
            <text:p>7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261435" calcext:value-type="float">
            <text:p>261435</text:p>
          </table:table-cell>
          <table:table-cell table:style-name="ce138" table:formula="of:=RANDBETWEEN(1;9)/10" office:value-type="percentage" office:value="0.1" calcext:value-type="percentage">
            <text:p>10%</text:p>
          </table:table-cell>
          <table:table-cell table:style-name="ce105" table:formula="of:=10*RANDBETWEEN(1;99)" office:value-type="float" office:value="550" calcext:value-type="float">
            <text:p>550</text:p>
          </table:table-cell>
          <table:table-cell table:style-name="ce124" table:formula="of:=[.AI25]*[.AJ25]" office:value-type="float" office:value="55" calcext:value-type="float">
            <text:p>55</text:p>
          </table:table-cell>
          <table:table-cell table:style-name="ce105" table:formula="of:=RANK([.AH25];[.$AH$3:.$AH$27];0)" office:value-type="float" office:value="18" calcext:value-type="float">
            <text:p>18</text:p>
          </table:table-cell>
          <table:table-cell table:style-name="ce102" office:value-type="float" office:value="23" calcext:value-type="float">
            <text:p>23</text:p>
          </table:table-cell>
          <table:table-cell table:style-name="ce105" table:formula="of:=RANDBETWEEN(1;1000000)" office:value-type="float" office:value="692293" calcext:value-type="float">
            <text:p>692293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5:.AQ25])" office:value-type="string" office:string-value="+60%" calcext:value-type="string">
            <text:p>+60%</text:p>
          </table:table-cell>
          <table:table-cell table:style-name="ce142" table:formula="of:=IF([.AO25]=&quot;+&quot;;1+[.AP25]/100;1-[.AP25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5:.AV25])" office:value-type="string" office:string-value="-60%" calcext:value-type="string">
            <text:p>-60%</text:p>
          </table:table-cell>
          <table:table-cell table:style-name="ce142" table:formula="of:=IF([.AT25]=&quot;+&quot;;1+[.AU25]/100;1-[.AU25]/100)" office:value-type="float" office:value="0.4" calcext:value-type="float">
            <text:p>0,4</text:p>
          </table:table-cell>
          <table:table-cell table:style-name="ce124" table:formula="of:=[.AX25]*[.AS25]" office:value-type="float" office:value="0.64" calcext:value-type="float">
            <text:p>0,64</text:p>
          </table:table-cell>
          <table:table-cell table:style-name="ce129" table:formula="of:=IF([.AY25]&lt;1;&quot;-&quot;;&quot;+&quot;)" office:value-type="string" office:string-value="-" calcext:value-type="string">
            <text:p>-</text:p>
          </table:table-cell>
          <table:table-cell table:style-name="ce124" table:formula="of:=ROUND(100*IF([.AY25]&gt;=1;[.AY25]-1;1-[.AY25]);0)" office:value-type="float" office:value="36" calcext:value-type="float">
            <text:p>36</text:p>
          </table:table-cell>
          <table:table-cell table:style-name="ce129" table:formula="of:=IF([.BA25]=0;&quot;0&quot;;COM.MICROSOFT.CONCAT([.AZ25:.BA25]))" office:value-type="string" office:string-value="-36" calcext:value-type="string">
            <text:p>-36</text:p>
          </table:table-cell>
          <table:table-cell table:style-name="ce105" table:formula="of:=RANK([.AN25];[.$AN$3:.$AN$30];0)" office:value-type="float" office:value="7" calcext:value-type="float">
            <text:p>7</text:p>
          </table:table-cell>
          <table:table-cell table:style-name="ce102" office:value-type="float" office:value="23" calcext:value-type="float">
            <text:p>23</text:p>
          </table:table-cell>
          <table:table-cell table:number-columns-repeated="968"/>
        </table:table-row>
        <table:table-row table:style-name="ro3">
          <table:table-cell table:style-name="ce102" office:value-type="float" office:value="24" calcext:value-type="float">
            <text:p>24</text:p>
          </table:table-cell>
          <table:table-cell table:style-name="ce107" table:formula="of:=RANDBETWEEN(1;1000000)" office:value-type="float" office:value="245289" calcext:value-type="float">
            <text:p>245289</text:p>
          </table:table-cell>
          <table:table-cell table:style-name="ce107" office:value-type="string" calcext:value-type="string">
            <text:p>+</text:p>
          </table:table-cell>
          <table:table-cell table:style-name="ce107" office:value-type="float" office:value="900" calcext:value-type="float">
            <text:p>900</text:p>
          </table:table-cell>
          <table:table-cell table:style-name="ce107" office:value-type="string" calcext:value-type="string">
            <text:p>%</text:p>
          </table:table-cell>
          <table:table-cell table:style-name="ce107" table:formula="of:=COM.MICROSOFT.CONCAT([.C26:.E26])" office:value-type="string" office:string-value="+900%" calcext:value-type="string">
            <text:p>+900%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table:formula="of:=RANK([.B26];[.$B$3:.$B$26];0)" office:value-type="float" office:value="18" calcext:value-type="float">
            <text:p>18</text:p>
          </table:table-cell>
          <table:table-cell table:number-columns-repeated="7"/>
          <table:table-cell table:style-name="ce102" office:value-type="float" office:value="24" calcext:value-type="float">
            <text:p>24</text:p>
          </table:table-cell>
          <table:table-cell table:style-name="ce126" table:formula="of:=RANDBETWEEN(1;1000000)" office:value-type="float" office:value="590573" calcext:value-type="float">
            <text:p>590573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R26:.S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U26:.V26])" office:value-type="string" office:string-value="+900" calcext:value-type="string">
            <text:p>+900</text:p>
          </table:table-cell>
          <table:table-cell table:style-name="ce135" table:formula="of:=RANK([.Q26];[.$Q$3:.$Q$26];0)" office:value-type="float" office:value="7" calcext:value-type="float">
            <text:p>7</text:p>
          </table:table-cell>
          <table:table-cell table:style-name="ce126" table:formula="of:=RANDBETWEEN(1;1000000)" office:value-type="float" office:value="784464" calcext:value-type="float">
            <text:p>784464</text:p>
          </table:table-cell>
          <table:table-cell table:style-name="ce126" office:value-type="string" calcext:value-type="string">
            <text:p><text:s/>x 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table:formula="of:=COM.MICROSOFT.CONCAT([.Z26:.AA26])" office:value-type="string" office:string-value=" x 10" calcext:value-type="string">
            <text:p><text:s/>x 10</text:p>
          </table:table-cell>
          <table:table-cell table:style-name="ce133" office:value-type="string" calcext:value-type="string">
            <text:p>+</text:p>
          </table:table-cell>
          <table:table-cell table:style-name="ce133" office:value-type="float" office:value="900" calcext:value-type="float">
            <text:p>900</text:p>
          </table:table-cell>
          <table:table-cell table:style-name="ce133" table:formula="of:=COM.MICROSOFT.CONCAT([.AC26:.AD26])" office:value-type="string" office:string-value="+900" calcext:value-type="string">
            <text:p>+900</text:p>
          </table:table-cell>
          <table:table-cell table:style-name="ce135" table:formula="of:=RANK([.Y26];[.$Y$3:.$Y$26];0)" office:value-type="float" office:value="5" calcext:value-type="float">
            <text:p>5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492695" calcext:value-type="float">
            <text:p>492695</text:p>
          </table:table-cell>
          <table:table-cell table:style-name="ce138" table:formula="of:=RANDBETWEEN(1;9)/10" office:value-type="percentage" office:value="0.6" calcext:value-type="percentage">
            <text:p>60%</text:p>
          </table:table-cell>
          <table:table-cell table:style-name="ce105" table:formula="of:=10*RANDBETWEEN(1;99)" office:value-type="float" office:value="720" calcext:value-type="float">
            <text:p>720</text:p>
          </table:table-cell>
          <table:table-cell table:style-name="ce124" table:formula="of:=[.AI26]*[.AJ26]" office:value-type="float" office:value="432" calcext:value-type="float">
            <text:p>432</text:p>
          </table:table-cell>
          <table:table-cell table:style-name="ce105" table:formula="of:=RANK([.AH26];[.$AH$3:.$AH$27];0)" office:value-type="float" office:value="12" calcext:value-type="float">
            <text:p>12</text:p>
          </table:table-cell>
          <table:table-cell table:style-name="ce102" office:value-type="float" office:value="24" calcext:value-type="float">
            <text:p>24</text:p>
          </table:table-cell>
          <table:table-cell table:style-name="ce105" table:formula="of:=RANDBETWEEN(1;1000000)" office:value-type="float" office:value="761198" calcext:value-type="float">
            <text:p>761198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6:.AQ26])" office:value-type="string" office:string-value="-50%" calcext:value-type="string">
            <text:p>-50%</text:p>
          </table:table-cell>
          <table:table-cell table:style-name="ce142" table:formula="of:=IF([.AO26]=&quot;+&quot;;1+[.AP26]/100;1-[.AP26]/100)" office:value-type="float" office:value="0.5" calcext:value-type="float">
            <text:p>0,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6:.AV26])" office:value-type="string" office:string-value="-50%" calcext:value-type="string">
            <text:p>-50%</text:p>
          </table:table-cell>
          <table:table-cell table:style-name="ce142" table:formula="of:=IF([.AT26]=&quot;+&quot;;1+[.AU26]/100;1-[.AU26]/100)" office:value-type="float" office:value="0.5" calcext:value-type="float">
            <text:p>0,5</text:p>
          </table:table-cell>
          <table:table-cell table:style-name="ce124" table:formula="of:=[.AX26]*[.AS26]" office:value-type="float" office:value="0.25" calcext:value-type="float">
            <text:p>0,25</text:p>
          </table:table-cell>
          <table:table-cell table:style-name="ce129" table:formula="of:=IF([.AY26]&lt;1;&quot;-&quot;;&quot;+&quot;)" office:value-type="string" office:string-value="-" calcext:value-type="string">
            <text:p>-</text:p>
          </table:table-cell>
          <table:table-cell table:style-name="ce124" table:formula="of:=ROUND(100*IF([.AY26]&gt;=1;[.AY26]-1;1-[.AY26]);0)" office:value-type="float" office:value="75" calcext:value-type="float">
            <text:p>75</text:p>
          </table:table-cell>
          <table:table-cell table:style-name="ce129" table:formula="of:=IF([.BA26]=0;&quot;0&quot;;COM.MICROSOFT.CONCAT([.AZ26:.BA26]))" office:value-type="string" office:string-value="-75" calcext:value-type="string">
            <text:p>-75</text:p>
          </table:table-cell>
          <table:table-cell table:style-name="ce105" table:formula="of:=RANK([.AN26];[.$AN$3:.$AN$30];0)" office:value-type="float" office:value="5" calcext:value-type="float">
            <text:p>5</text:p>
          </table:table-cell>
          <table:table-cell table:style-name="ce102" office:value-type="float" office:value="24" calcext:value-type="float">
            <text:p>24</text:p>
          </table:table-cell>
          <table:table-cell table:number-columns-repeated="968"/>
        </table:table-row>
        <table:table-row table:style-name="ro3">
          <table:table-cell table:style-name="ce102" office:value-type="float" office:value="25" calcext:value-type="float">
            <text:p>25</text:p>
          </table:table-cell>
          <table:table-cell table:number-columns-repeated="14"/>
          <table:table-cell table:style-name="ce102" office:value-type="float" office:value="25" calcext:value-type="float">
            <text:p>25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288701" calcext:value-type="float">
            <text:p>288701</text:p>
          </table:table-cell>
          <table:table-cell table:style-name="ce138" table:formula="of:=RANDBETWEEN(1;9)/10" office:value-type="percentage" office:value="0.3" calcext:value-type="percentage">
            <text:p>30%</text:p>
          </table:table-cell>
          <table:table-cell table:style-name="ce105" table:formula="of:=10*RANDBETWEEN(1;99)" office:value-type="float" office:value="130" calcext:value-type="float">
            <text:p>130</text:p>
          </table:table-cell>
          <table:table-cell table:style-name="ce124" table:formula="of:=[.AI27]*[.AJ27]" office:value-type="float" office:value="39" calcext:value-type="float">
            <text:p>39</text:p>
          </table:table-cell>
          <table:table-cell table:style-name="ce105" table:formula="of:=RANK([.AH27];[.$AH$3:.$AH$27];0)" office:value-type="float" office:value="16" calcext:value-type="float">
            <text:p>16</text:p>
          </table:table-cell>
          <table:table-cell table:style-name="ce102" office:value-type="float" office:value="25" calcext:value-type="float">
            <text:p>25</text:p>
          </table:table-cell>
          <table:table-cell table:style-name="ce105" table:formula="of:=RANDBETWEEN(1;1000000)" office:value-type="float" office:value="115340" calcext:value-type="float">
            <text:p>115340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40" calcext:value-type="float">
            <text:p>4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7:.AQ27])" office:value-type="string" office:string-value="-40%" calcext:value-type="string">
            <text:p>-40%</text:p>
          </table:table-cell>
          <table:table-cell table:style-name="ce142" table:formula="of:=IF([.AO27]=&quot;+&quot;;1+[.AP27]/100;1-[.AP27]/100)" office:value-type="float" office:value="0.6" calcext:value-type="float">
            <text:p>0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7:.AV27])" office:value-type="string" office:string-value="+80%" calcext:value-type="string">
            <text:p>+80%</text:p>
          </table:table-cell>
          <table:table-cell table:style-name="ce142" table:formula="of:=IF([.AT27]=&quot;+&quot;;1+[.AU27]/100;1-[.AU27]/100)" office:value-type="float" office:value="1.8" calcext:value-type="float">
            <text:p>1,8</text:p>
          </table:table-cell>
          <table:table-cell table:style-name="ce124" table:formula="of:=[.AX27]*[.AS27]" office:value-type="float" office:value="1.08" calcext:value-type="float">
            <text:p>1,08</text:p>
          </table:table-cell>
          <table:table-cell table:style-name="ce129" table:formula="of:=IF([.AY27]&lt;1;&quot;-&quot;;&quot;+&quot;)" office:value-type="string" office:string-value="+" calcext:value-type="string">
            <text:p>+</text:p>
          </table:table-cell>
          <table:table-cell table:style-name="ce124" table:formula="of:=ROUND(100*IF([.AY27]&gt;=1;[.AY27]-1;1-[.AY27]);0)" office:value-type="float" office:value="8" calcext:value-type="float">
            <text:p>8</text:p>
          </table:table-cell>
          <table:table-cell table:style-name="ce129" table:formula="of:=IF([.BA27]=0;&quot;0&quot;;COM.MICROSOFT.CONCAT([.AZ27:.BA27]))" office:value-type="string" office:string-value="+8" calcext:value-type="string">
            <text:p>+8</text:p>
          </table:table-cell>
          <table:table-cell table:style-name="ce105" table:formula="of:=RANK([.AN27];[.$AN$3:.$AN$30];0)" office:value-type="float" office:value="23" calcext:value-type="float">
            <text:p>23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968"/>
        </table:table-row>
        <table:table-row table:style-name="ro3">
          <table:table-cell table:style-name="ce102" office:value-type="float" office:value="26" calcext:value-type="float">
            <text:p>26</text:p>
          </table:table-cell>
          <table:table-cell table:number-columns-repeated="14"/>
          <table:table-cell table:style-name="ce102" office:value-type="float" office:value="26" calcext:value-type="float">
            <text:p>26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6" calcext:value-type="float">
            <text:p>26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6" calcext:value-type="float">
            <text:p>26</text:p>
          </table:table-cell>
          <table:table-cell table:style-name="ce105" table:formula="of:=RANDBETWEEN(1;1000000)" office:value-type="float" office:value="587125" calcext:value-type="float">
            <text:p>587125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8:.AQ28])" office:value-type="string" office:string-value="-60%" calcext:value-type="string">
            <text:p>-60%</text:p>
          </table:table-cell>
          <table:table-cell table:style-name="ce142" table:formula="of:=IF([.AO28]=&quot;+&quot;;1+[.AP28]/100;1-[.AP28]/100)" office:value-type="float" office:value="0.4" calcext:value-type="float">
            <text:p>0,4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8:.AV28])" office:value-type="string" office:string-value="+30%" calcext:value-type="string">
            <text:p>+30%</text:p>
          </table:table-cell>
          <table:table-cell table:style-name="ce142" table:formula="of:=IF([.AT28]=&quot;+&quot;;1+[.AU28]/100;1-[.AU28]/100)" office:value-type="float" office:value="1.3" calcext:value-type="float">
            <text:p>1,3</text:p>
          </table:table-cell>
          <table:table-cell table:style-name="ce124" table:formula="of:=[.AX28]*[.AS28]" office:value-type="float" office:value="0.52" calcext:value-type="float">
            <text:p>0,52</text:p>
          </table:table-cell>
          <table:table-cell table:style-name="ce129" table:formula="of:=IF([.AY28]&lt;1;&quot;-&quot;;&quot;+&quot;)" office:value-type="string" office:string-value="-" calcext:value-type="string">
            <text:p>-</text:p>
          </table:table-cell>
          <table:table-cell table:style-name="ce124" table:formula="of:=ROUND(100*IF([.AY28]&gt;=1;[.AY28]-1;1-[.AY28]);0)" office:value-type="float" office:value="48" calcext:value-type="float">
            <text:p>48</text:p>
          </table:table-cell>
          <table:table-cell table:style-name="ce129" table:formula="of:=IF([.BA28]=0;&quot;0&quot;;COM.MICROSOFT.CONCAT([.AZ28:.BA28]))" office:value-type="string" office:string-value="-48" calcext:value-type="string">
            <text:p>-48</text:p>
          </table:table-cell>
          <table:table-cell table:style-name="ce105" table:formula="of:=RANK([.AN28];[.$AN$3:.$AN$30];0)" office:value-type="float" office:value="9" calcext:value-type="float">
            <text:p>9</text:p>
          </table:table-cell>
          <table:table-cell table:style-name="ce102" office:value-type="float" office:value="26" calcext:value-type="float">
            <text:p>26</text:p>
          </table:table-cell>
          <table:table-cell table:number-columns-repeated="968"/>
        </table:table-row>
        <table:table-row table:style-name="ro3">
          <table:table-cell table:style-name="ce102" office:value-type="float" office:value="27" calcext:value-type="float">
            <text:p>27</text:p>
          </table:table-cell>
          <table:table-cell table:number-columns-repeated="14"/>
          <table:table-cell table:style-name="ce102" office:value-type="float" office:value="27" calcext:value-type="float">
            <text:p>27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7" calcext:value-type="float">
            <text:p>27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7" calcext:value-type="float">
            <text:p>27</text:p>
          </table:table-cell>
          <table:table-cell table:style-name="ce105" table:formula="of:=RANDBETWEEN(1;1000000)" office:value-type="float" office:value="286432" calcext:value-type="float">
            <text:p>286432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29:.AQ29])" office:value-type="string" office:string-value="+80%" calcext:value-type="string">
            <text:p>+80%</text:p>
          </table:table-cell>
          <table:table-cell table:style-name="ce142" table:formula="of:=IF([.AO29]=&quot;+&quot;;1+[.AP29]/100;1-[.AP29]/100)" office:value-type="float" office:value="1.8" calcext:value-type="float">
            <text:p>1,8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30" calcext:value-type="float">
            <text:p>3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29:.AV29])" office:value-type="string" office:string-value="+30%" calcext:value-type="string">
            <text:p>+30%</text:p>
          </table:table-cell>
          <table:table-cell table:style-name="ce142" table:formula="of:=IF([.AT29]=&quot;+&quot;;1+[.AU29]/100;1-[.AU29]/100)" office:value-type="float" office:value="1.3" calcext:value-type="float">
            <text:p>1,3</text:p>
          </table:table-cell>
          <table:table-cell table:style-name="ce124" table:formula="of:=[.AX29]*[.AS29]" office:value-type="float" office:value="2.34" calcext:value-type="float">
            <text:p>2,34</text:p>
          </table:table-cell>
          <table:table-cell table:style-name="ce129" table:formula="of:=IF([.AY29]&lt;1;&quot;-&quot;;&quot;+&quot;)" office:value-type="string" office:string-value="+" calcext:value-type="string">
            <text:p>+</text:p>
          </table:table-cell>
          <table:table-cell table:style-name="ce124" table:formula="of:=ROUND(100*IF([.AY29]&gt;=1;[.AY29]-1;1-[.AY29]);0)" office:value-type="float" office:value="134" calcext:value-type="float">
            <text:p>134</text:p>
          </table:table-cell>
          <table:table-cell table:style-name="ce129" table:formula="of:=IF([.BA29]=0;&quot;0&quot;;COM.MICROSOFT.CONCAT([.AZ29:.BA29]))" office:value-type="string" office:string-value="+134" calcext:value-type="string">
            <text:p>+134</text:p>
          </table:table-cell>
          <table:table-cell table:style-name="ce105" table:formula="of:=RANK([.AN29];[.$AN$3:.$AN$30];0)" office:value-type="float" office:value="19" calcext:value-type="float">
            <text:p>19</text:p>
          </table:table-cell>
          <table:table-cell table:style-name="ce102" office:value-type="float" office:value="27" calcext:value-type="float">
            <text:p>27</text:p>
          </table:table-cell>
          <table:table-cell table:number-columns-repeated="968"/>
        </table:table-row>
        <table:table-row table:style-name="ro3">
          <table:table-cell table:style-name="ce102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102" office:value-type="float" office:value="28" calcext:value-type="float">
            <text:p>28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8" calcext:value-type="float">
            <text:p>28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8" calcext:value-type="float">
            <text:p>28</text:p>
          </table:table-cell>
          <table:table-cell table:style-name="ce105" table:formula="of:=RANDBETWEEN(1;1000000)" office:value-type="float" office:value="801301" calcext:value-type="float">
            <text:p>801301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60" calcext:value-type="float">
            <text:p>6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0:.AQ30])" office:value-type="string" office:string-value="+60%" calcext:value-type="string">
            <text:p>+60%</text:p>
          </table:table-cell>
          <table:table-cell table:style-name="ce142" table:formula="of:=IF([.AO30]=&quot;+&quot;;1+[.AP30]/100;1-[.AP30]/100)" office:value-type="float" office:value="1.6" calcext:value-type="float">
            <text:p>1,6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80" calcext:value-type="float">
            <text:p>8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0:.AV30])" office:value-type="string" office:string-value="+80%" calcext:value-type="string">
            <text:p>+80%</text:p>
          </table:table-cell>
          <table:table-cell table:style-name="ce142" table:formula="of:=IF([.AT30]=&quot;+&quot;;1+[.AU30]/100;1-[.AU30]/100)" office:value-type="float" office:value="1.8" calcext:value-type="float">
            <text:p>1,8</text:p>
          </table:table-cell>
          <table:table-cell table:style-name="ce124" table:formula="of:=[.AX30]*[.AS30]" office:value-type="float" office:value="2.88" calcext:value-type="float">
            <text:p>2,88</text:p>
          </table:table-cell>
          <table:table-cell table:style-name="ce129" table:formula="of:=IF([.AY30]&lt;1;&quot;-&quot;;&quot;+&quot;)" office:value-type="string" office:string-value="+" calcext:value-type="string">
            <text:p>+</text:p>
          </table:table-cell>
          <table:table-cell table:style-name="ce124" table:formula="of:=ROUND(100*IF([.AY30]&gt;=1;[.AY30]-1;1-[.AY30]);0)" office:value-type="float" office:value="188" calcext:value-type="float">
            <text:p>188</text:p>
          </table:table-cell>
          <table:table-cell table:style-name="ce129" table:formula="of:=IF([.BA30]=0;&quot;0&quot;;COM.MICROSOFT.CONCAT([.AZ30:.BA30]))" office:value-type="string" office:string-value="+188" calcext:value-type="string">
            <text:p>+188</text:p>
          </table:table-cell>
          <table:table-cell table:style-name="ce105" table:formula="of:=RANK([.AN30];[.$AN$3:.$AN$30];0)" office:value-type="float" office:value="4" calcext:value-type="float">
            <text:p>4</text:p>
          </table:table-cell>
          <table:table-cell table:style-name="ce102" office:value-type="float" office:value="28" calcext:value-type="float">
            <text:p>28</text:p>
          </table:table-cell>
          <table:table-cell table:number-columns-repeated="968"/>
        </table:table-row>
        <table:table-row table:style-name="ro3">
          <table:table-cell table:style-name="ce102" office:value-type="float" office:value="29" calcext:value-type="float">
            <text:p>29</text:p>
          </table:table-cell>
          <table:table-cell table:number-columns-repeated="14"/>
          <table:table-cell table:style-name="ce102" office:value-type="float" office:value="29" calcext:value-type="float">
            <text:p>29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29" calcext:value-type="float">
            <text:p>29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29" calcext:value-type="float">
            <text:p>29</text:p>
          </table:table-cell>
          <table:table-cell table:style-name="ce105" table:formula="of:=RANDBETWEEN(1;1000000)" office:value-type="float" office:value="763825" calcext:value-type="float">
            <text:p>763825</text:p>
          </table:table-cell>
          <table:table-cell table:style-name="ce105" table:formula="of:=IF(RANDBETWEEN(1;2)=1;&quot;+&quot;;&quot;-&quot;)" office:value-type="string" office:string-value="+" calcext:value-type="string">
            <text:p>+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1:.AQ31])" office:value-type="string" office:string-value="+90%" calcext:value-type="string">
            <text:p>+90%</text:p>
          </table:table-cell>
          <table:table-cell table:style-name="ce142" table:formula="of:=IF([.AO31]=&quot;+&quot;;1+[.AP31]/100;1-[.AP31]/100)" office:value-type="float" office:value="1.9" calcext:value-type="float">
            <text:p>1,9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90" calcext:value-type="float">
            <text:p>9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1:.AV31])" office:value-type="string" office:string-value="-90%" calcext:value-type="string">
            <text:p>-90%</text:p>
          </table:table-cell>
          <table:table-cell table:style-name="ce142" table:formula="of:=IF([.AT31]=&quot;+&quot;;1+[.AU31]/100;1-[.AU31]/100)" office:value-type="float" office:value="0.1" calcext:value-type="float">
            <text:p>0,1</text:p>
          </table:table-cell>
          <table:table-cell table:style-name="ce124" table:formula="of:=[.AX31]*[.AS31]" office:value-type="float" office:value="0.19" calcext:value-type="float">
            <text:p>0,19</text:p>
          </table:table-cell>
          <table:table-cell table:style-name="ce129" table:formula="of:=IF([.AY31]&lt;1;&quot;-&quot;;&quot;+&quot;)" office:value-type="string" office:string-value="-" calcext:value-type="string">
            <text:p>-</text:p>
          </table:table-cell>
          <table:table-cell table:style-name="ce124" table:formula="of:=ROUND(100*IF([.AY31]&gt;=1;[.AY31]-1;1-[.AY31]);0)" office:value-type="float" office:value="81" calcext:value-type="float">
            <text:p>81</text:p>
          </table:table-cell>
          <table:table-cell table:style-name="ce129" table:formula="of:=IF([.BA31]=0;&quot;0&quot;;COM.MICROSOFT.CONCAT([.AZ31:.BA31]))" office:value-type="string" office:string-value="-81" calcext:value-type="string">
            <text:p>-81</text:p>
          </table:table-cell>
          <table:table-cell table:style-name="ce105" table:formula="of:=RANK([.AN31];[.$AN$3:.$AN$30];0)" office:value-type="float" office:value="5" calcext:value-type="float">
            <text:p>5</text:p>
          </table:table-cell>
          <table:table-cell table:style-name="ce102" office:value-type="float" office:value="29" calcext:value-type="float">
            <text:p>29</text:p>
          </table:table-cell>
          <table:table-cell table:number-columns-repeated="968"/>
        </table:table-row>
        <table:table-row table:style-name="ro3">
          <table:table-cell table:style-name="ce102" office:value-type="float" office:value="30" calcext:value-type="float">
            <text:p>30</text:p>
          </table:table-cell>
          <table:table-cell table:number-columns-repeated="14"/>
          <table:table-cell table:style-name="ce102" office:value-type="float" office:value="30" calcext:value-type="float">
            <text:p>30</text:p>
          </table:table-cell>
          <table:table-cell table:number-columns-repeated="8"/>
          <table:table-cell table:style-name="ce95" table:number-columns-repeated="8"/>
          <table:table-cell table:style-name="ce102" office:value-type="float" office:value="30" calcext:value-type="float">
            <text:p>30</text:p>
          </table:table-cell>
          <table:table-cell/>
          <table:table-cell table:style-name="ce122"/>
          <table:table-cell table:number-columns-repeated="2"/>
          <table:table-cell table:style-name="ce307"/>
          <table:table-cell table:style-name="ce102" office:value-type="float" office:value="30" calcext:value-type="float">
            <text:p>30</text:p>
          </table:table-cell>
          <table:table-cell table:style-name="ce105" table:formula="of:=RANDBETWEEN(1;1000000)" office:value-type="float" office:value="577272" calcext:value-type="float">
            <text:p>577272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70" calcext:value-type="float">
            <text:p>7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O32:.AQ32])" office:value-type="string" office:string-value="-70%" calcext:value-type="string">
            <text:p>-70%</text:p>
          </table:table-cell>
          <table:table-cell table:style-name="ce142" table:formula="of:=IF([.AO32]=&quot;+&quot;;1+[.AP32]/100;1-[.AP32]/100)" office:value-type="float" office:value="0.3" calcext:value-type="float">
            <text:p>0,3</text:p>
          </table:table-cell>
          <table:table-cell table:style-name="ce105" table:formula="of:=IF(RANDBETWEEN(1;2)=1;&quot;+&quot;;&quot;-&quot;)" office:value-type="string" office:string-value="-" calcext:value-type="string">
            <text:p>-</text:p>
          </table:table-cell>
          <table:table-cell table:style-name="ce119" table:formula="of:=10*RANDBETWEEN(1;9)" office:value-type="float" office:value="50" calcext:value-type="float">
            <text:p>50</text:p>
          </table:table-cell>
          <table:table-cell table:style-name="ce105" office:value-type="string" calcext:value-type="string">
            <text:p>%</text:p>
          </table:table-cell>
          <table:table-cell table:style-name="ce105" table:formula="of:=COM.MICROSOFT.CONCAT([.AT32:.AV32])" office:value-type="string" office:string-value="-50%" calcext:value-type="string">
            <text:p>-50%</text:p>
          </table:table-cell>
          <table:table-cell table:style-name="ce142" table:formula="of:=IF([.AT32]=&quot;+&quot;;1+[.AU32]/100;1-[.AU32]/100)" office:value-type="float" office:value="0.5" calcext:value-type="float">
            <text:p>0,5</text:p>
          </table:table-cell>
          <table:table-cell table:style-name="ce124" table:formula="of:=[.AX32]*[.AS32]" office:value-type="float" office:value="0.15" calcext:value-type="float">
            <text:p>0,15</text:p>
          </table:table-cell>
          <table:table-cell table:style-name="ce129" table:formula="of:=IF([.AY32]&lt;1;&quot;-&quot;;&quot;+&quot;)" office:value-type="string" office:string-value="-" calcext:value-type="string">
            <text:p>-</text:p>
          </table:table-cell>
          <table:table-cell table:style-name="ce124" table:formula="of:=ROUND(100*IF([.AY32]&gt;=1;[.AY32]-1;1-[.AY32]);0)" office:value-type="float" office:value="85" calcext:value-type="float">
            <text:p>85</text:p>
          </table:table-cell>
          <table:table-cell table:style-name="ce129" table:formula="of:=IF([.BA32]=0;&quot;0&quot;;COM.MICROSOFT.CONCAT([.AZ32:.BA32]))" office:value-type="string" office:string-value="-85" calcext:value-type="string">
            <text:p>-85</text:p>
          </table:table-cell>
          <table:table-cell table:style-name="ce105" table:formula="of:=RANK([.AN32];[.$AN$3:.$AN$30];0)" office:value-type="float" office:value="10" calcext:value-type="float">
            <text:p>10</text:p>
          </table:table-cell>
          <table:table-cell table:style-name="ce102" office:value-type="float" office:value="30" calcext:value-type="float">
            <text:p>30</text:p>
          </table:table-cell>
          <table:table-cell table:number-columns-repeated="968"/>
        </table:table-row>
        <table:table-row table:style-name="ro3">
          <table:table-cell table:number-columns-repeated="1024"/>
        </table:table-row>
        <table:table-row table:style-name="ro3" table:number-rows-repeated="31">
          <table:table-cell/>
          <table:table-cell table:style-name="ce95" table:number-columns-repeated="32"/>
          <table:table-cell table:number-columns-repeated="99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adornments="Normal" style:font-charset="x-symbol"/>
    <style:font-face style:name="Symbol" svg:font-family="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percentage-style style:name="N125">
      <number:number number:decimal-places="0" loext:min-decimal-places="0" number:min-integer-digits="1"/>
      <number:text>%</number:text>
    </number:percentage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30">
      <number:number number:decimal-places="9" loext:min-decimal-places="0" number:min-integer-digits="1" number:decimal-replacement="" number:grouping="true"/>
    </number:number-style>
    <number:number-style style:name="N131">
      <number:number number:decimal-places="2" loext:min-decimal-places="0" number:min-integer-digits="0" number:decimal-replacement="" number:grouping="true"/>
    </number:number-style>
    <number:number-style style:name="N132">
      <number:number number:decimal-places="2" loext:min-decimal-places="0" number:min-integer-digits="1" number:decimal-replacement="" number:grouping="true"/>
    </number:number-style>
    <number:number-style style:name="N133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4">
      <number:number number:decimal-places="3" loext:min-decimal-places="0" number:min-integer-digits="0" number:decimal-replacement="" number:grouping="true"/>
    </number:number-style>
    <number:number-style style:name="N135">
      <number:number number:decimal-places="3" loext:min-decimal-places="0" number:min-integer-digits="1" number:decimal-replacement=""/>
    </number:number-style>
    <number:number-style style:name="N136">
      <number:number number:decimal-places="3" loext:min-decimal-places="0" number:min-integer-digits="1" number:decimal-replacement="" number:grouping="true"/>
    </number:number-style>
    <number:number-style style:name="N137">
      <number:number number:decimal-places="9" loext:min-decimal-places="0" number:min-integer-digits="4" number:decimal-replacement="" number:grouping="true"/>
    </number:number-style>
    <number:number-style style:name="N13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9">
      <number:number number:decimal-places="12" loext:min-decimal-places="0" number:min-integer-digits="1" number:decimal-replacement=""/>
    </number:number-style>
    <number:number-style style:name="N140">
      <number:number number:decimal-places="12" loext:min-decimal-places="12" number:min-integer-digits="1" number:grouping="true"/>
    </number:number-style>
    <number:currency-style style:name="N142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1" loext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number:number-style style:name="N159">
      <number:number number:decimal-places="6" loext:min-decimal-places="0" number:min-integer-digits="1" number:decimal-replacement=""/>
    </number:number-style>
    <number:number-style style:name="N160">
      <number:number number:decimal-places="14" loext:min-decimal-places="14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2" loext:min-decimal-places="12" number:min-integer-digits="1"/>
    </number:number-style>
    <number:number-style style:name="N163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7:45:00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7T07:45:49.803000000</dc:date>
    <meta:editing-duration>P1DT15H42M49S</meta:editing-duration>
    <meta:editing-cycles>426</meta:editing-cycles>
    <meta:generator>LibreOffice/5.3.2.2$Windows_x86 LibreOffice_project/6cd4f1ef626f15116896b1d8e1398b56da0d0ee1</meta:generator>
    <meta:document-statistic meta:table-count="6" meta:cell-count="1821" meta:object-count="15"/>
  </office:meta>
</office:document-meta>
</file>